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" manifest:full-path="Versions/Version1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" manifest:full-path="VersionList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, 'Arial Unicode MS'" style:font-charset="x-symbol"/>
    <style:font-face style:name="Courier New" svg:font-family="'Courier New'" style:font-family-generic="modern" style:font-pitch="fixed"/>
    <style:font-face style:name="Courier New1" svg:font-family="'Courier New'" style:font-adornments="Normalny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Nimbus Roman No9 L" svg:font-family="'Nimbus Roman No9 L'" style:font-adornments="Pogrubion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Tahoma2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fo:margin-left="2.369cm" fo:margin-right="2.2cm" table:align="margins" style:writing-mode="lr-tb"/>
    </style:style>
    <style:style style:name="Tabela1.A" style:family="table-column">
      <style:table-column-properties style:rel-column-width="21910*"/>
    </style:style>
    <style:style style:name="Tabela1.B" style:family="table-column">
      <style:table-column-properties style:rel-column-width="16190*"/>
    </style:style>
    <style:style style:name="Tabela1.C" style:family="table-column">
      <style:table-column-properties style:rel-column-width="27435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2.43cm" fo:margin-left="2.369cm" fo:margin-right="2.2cm" table:align="margins" style:writing-mode="lr-tb"/>
    </style:style>
    <style:style style:name="Tabela8.A" style:family="table-column">
      <style:table-column-properties style:column-width="4.156cm" style:rel-column-width="21910*"/>
    </style:style>
    <style:style style:name="Tabela8.B" style:family="table-column">
      <style:table-column-properties style:column-width="3.071cm" style:rel-column-width="16190*"/>
    </style:style>
    <style:style style:name="Tabela8.C" style:family="table-column">
      <style:table-column-properties style:column-width="5.203cm" style:rel-column-width="27435*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C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2.43cm" fo:margin-left="2.369cm" fo:margin-right="2.2cm" table:align="margins" style:writing-mode="lr-tb"/>
    </style:style>
    <style:style style:name="Tabela6.A" style:family="table-column">
      <style:table-column-properties style:column-width="4.156cm" style:rel-column-width="21910*"/>
    </style:style>
    <style:style style:name="Tabela6.B" style:family="table-column">
      <style:table-column-properties style:column-width="3.071cm" style:rel-column-width="16190*"/>
    </style:style>
    <style:style style:name="Tabela6.C" style:family="table-column">
      <style:table-column-properties style:column-width="5.203cm" style:rel-column-width="27435*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C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2.43cm" fo:margin-left="2.369cm" fo:margin-right="2.2cm" table:align="margins" style:writing-mode="lr-tb"/>
    </style:style>
    <style:style style:name="Tabela7.A" style:family="table-column">
      <style:table-column-properties style:column-width="4.156cm" style:rel-column-width="21910*"/>
    </style:style>
    <style:style style:name="Tabela7.B" style:family="table-column">
      <style:table-column-properties style:column-width="3.071cm" style:rel-column-width="16190*"/>
    </style:style>
    <style:style style:name="Tabela7.C" style:family="table-column">
      <style:table-column-properties style:column-width="5.203cm" style:rel-column-width="27435*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C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07cm" fo:margin-left="-0.011cm" fo:break-before="page" table:align="left" style:writing-mode="lr-tb"/>
    </style:style>
    <style:style style:name="Tabela2.A" style:family="table-column">
      <style:table-column-properties style:column-width="17.007cm"/>
    </style:style>
    <style:style style:name="Tabela2.A1" style:family="table-cell">
      <style:table-cell-properties fo:background-color="transparent" fo:padding="0cm" fo:border="none">
        <style:background-image/>
      </style:table-cell-properties>
    </style:style>
    <style:style style:name="Tabela3" style:family="table">
      <style:table-properties style:width="16.976cm" fo:margin-left="0.078cm" fo:break-before="page" table:align="left" style:writing-mode="lr-tb"/>
    </style:style>
    <style:style style:name="Tabela3.A" style:family="table-column">
      <style:table-column-properties style:column-width="16.976cm"/>
    </style:style>
    <style:style style:name="Tabela3.A1" style:family="table-cell">
      <style:table-cell-properties fo:padding="0cm" fo:border="none"/>
    </style:style>
    <style:style style:name="Tabela3.2" style:family="table-row">
      <style:table-row-properties style:min-row-height="2.819cm"/>
    </style:style>
    <style:style style:name="Tabela4" style:family="table">
      <style:table-properties style:width="16.976cm" fo:break-before="page" table:align="right" style:writing-mode="lr-tb"/>
    </style:style>
    <style:style style:name="Tabela4.A" style:family="table-column">
      <style:table-column-properties style:column-width="16.976cm"/>
    </style:style>
    <style:style style:name="Tabela4.A1" style:family="table-cell">
      <style:table-cell-properties fo:background-color="transparent" fo:padding="0cm" fo:border="none">
        <style:background-image/>
      </style:table-cell-properties>
    </style:style>
    <style:style style:name="Tabela4.A2" style:family="table-cell">
      <style:table-cell-properties fo:padding="0cm" fo:border="none"/>
    </style:style>
    <style:style style:name="Tabela4.A3" style:family="table-cell">
      <style:table-cell-properties fo:padding="0cm" fo:border="none"/>
    </style:style>
    <style:style style:name="Tabela4.A4" style:family="table-cell">
      <style:table-cell-properties fo:padding="0cm" fo:border="none"/>
    </style:style>
    <style:style style:name="Tabela4.A5" style:family="table-cell">
      <style:table-cell-properties fo:padding="0cm" fo:border="none"/>
    </style:style>
    <style:style style:name="Tabela4.A6" style:family="table-cell">
      <style:table-cell-properties fo:padding="0cm" fo:border="none"/>
    </style:style>
    <style:style style:name="Tabela4.A7" style:family="table-cell">
      <style:table-cell-properties fo:padding="0cm" fo:border="none"/>
    </style:style>
    <style:style style:name="Tabela4.A8" style:family="table-cell">
      <style:table-cell-properties fo:padding="0cm" fo:border="none"/>
    </style:style>
    <style:style style:name="Tabela4.A9" style:family="table-cell">
      <style:table-cell-properties fo:padding="0cm" fo:border="none"/>
    </style:style>
    <style:style style:name="Tabela4.A10" style:family="table-cell">
      <style:table-cell-properties fo:padding="0cm" fo:border="none"/>
    </style:style>
    <style:style style:name="Tabela4.A11" style:family="table-cell">
      <style:table-cell-properties fo:padding="0cm" fo:border="none"/>
    </style:style>
    <style:style style:name="Tabela4.A12" style:family="table-cell">
      <style:table-cell-properties fo:padding="0cm" fo:border="none"/>
    </style:style>
    <style:style style:name="Tabela4.A13" style:family="table-cell">
      <style:table-cell-properties fo:padding="0cm" fo:border="none"/>
    </style:style>
    <style:style style:name="Tabela4.A14" style:family="table-cell">
      <style:table-cell-properties fo:padding="0cm" fo:border="none"/>
    </style:style>
    <style:style style:name="Tabela4.A15" style:family="table-cell">
      <style:table-cell-properties fo:padding="0cm" fo:border="none"/>
    </style:style>
    <style:style style:name="Tabela4.A16" style:family="table-cell">
      <style:table-cell-properties fo:padding="0cm" fo:border="none"/>
    </style:style>
    <style:style style:name="Tabela4.A17" style:family="table-cell">
      <style:table-cell-properties fo:padding="0cm" fo:border="none"/>
    </style:style>
    <style:style style:name="Tabela4.A18" style:family="table-cell">
      <style:table-cell-properties fo:padding="0cm" fo:border="none"/>
    </style:style>
    <style:style style:name="Tabela4.A19" style:family="table-cell">
      <style:table-cell-properties fo:padding="0cm" fo:border="none"/>
    </style:style>
    <style:style style:name="Tabela4.A20" style:family="table-cell">
      <style:table-cell-properties fo:padding="0cm" fo:border="none"/>
    </style:style>
    <style:style style:name="Tabela4.A21" style:family="table-cell">
      <style:table-cell-properties fo:padding="0cm" fo:border="none"/>
    </style:style>
    <style:style style:name="Tabela1" style:family="table">
      <style:table-properties fo:margin-left="2.369cm" fo:margin-right="2.2cm" table:align="margins" style:writing-mode="lr-tb"/>
    </style:style>
    <style:style style:name="Tabela1.A" style:family="table-column">
      <style:table-column-properties style:rel-column-width="21910*"/>
    </style:style>
    <style:style style:name="Tabela1.B" style:family="table-column">
      <style:table-column-properties style:rel-column-width="16190*"/>
    </style:style>
    <style:style style:name="Tabela1.C" style:family="table-column">
      <style:table-column-properties style:rel-column-width="27435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" style:family="paragraph" style:parent-style-name="Header">
      <style:text-properties fo:font-size="10pt" style:font-size-asian="10pt" style:font-size-complex="10pt"/>
    </style:style>
    <style:style style:name="P3" style:family="paragraph" style:parent-style-name="Header">
      <style:paragraph-properties fo:text-align="center" style:justify-single-word="false"/>
      <style:text-properties fo:font-size="10pt" style:font-size-asian="10pt" style:font-size-complex="10pt"/>
    </style:style>
    <style:style style:name="P4" style:family="paragraph" style:parent-style-name="Header">
      <style:paragraph-properties fo:text-align="end" style:justify-single-word="false"/>
      <style:text-properties fo:font-size="10pt" style:font-size-asian="10pt" style:font-size-complex="10pt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text-properties fo:language="pl" fo:country="PL" fo:font-weight="normal" fo:background-color="transparent" style:font-weight-asian="normal" style:font-weight-complex="normal"/>
    </style:style>
    <style:style style:name="P9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text-align="end" style:justify-single-word="false"/>
      <style:text-properties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 fo:break-before="page"/>
      <style:text-properties fo:font-size="16pt" fo:font-weight="bold" style:font-size-asian="16pt" style:font-weight-asian="bold" style:font-size-complex="16pt" style:font-weight-complex="bold"/>
    </style:style>
    <style:style style:name="P12" style:family="paragraph" style:parent-style-name="Standard">
      <style:paragraph-properties fo:margin-top="0cm" fo:margin-bottom="3cm"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pl" fo:country="PL" fo:background-color="transparent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pl" fo:country="PL" fo:font-weight="normal" fo:background-color="transparent" style:font-weight-asian="normal" style:font-weight-complex="normal"/>
    </style:style>
    <style:style style:name="P15" style:family="paragraph" style:parent-style-name="Listing">
      <style:paragraph-properties fo:margin-left="0cm" fo:margin-right="0cm" fo:text-align="justify" style:justify-single-word="false" fo:text-indent="0cm" style:auto-text-indent="false"/>
      <style:text-properties fo:language="pl" fo:country="PL" fo:background-color="transparent"/>
    </style:style>
    <style:style style:name="P16" style:family="paragraph" style:parent-style-name="Listing">
      <style:paragraph-properties fo:margin-left="0cm" fo:margin-right="0cm" fo:text-align="start" style:justify-single-word="false" fo:text-indent="0cm" style:auto-text-indent="false"/>
      <style:text-properties fo:language="pl" fo:country="PL" fo:background-color="transparent"/>
    </style:style>
    <style:style style:name="P17" style:family="paragraph" style:parent-style-name="Listing">
      <style:paragraph-properties fo:margin-left="0cm" fo:margin-right="0cm" fo:text-align="justify" style:justify-single-word="false" fo:text-indent="0cm" style:auto-text-indent="false"/>
      <style:text-properties fo:language="pl" fo:country="PL" fo:font-weight="bold" fo:background-color="transparent" style:font-weight-asian="bold" style:font-weight-complex="bold"/>
    </style:style>
    <style:style style:name="P18" style:family="paragraph" style:parent-style-name="Listing">
      <style:paragraph-properties fo:margin-left="0cm" fo:margin-right="0cm" fo:text-align="start" style:justify-single-word="false" fo:text-indent="0cm" style:auto-text-indent="false"/>
      <style:text-properties fo:language="pl" fo:country="PL" fo:font-weight="bold" fo:background-color="transparent" style:font-weight-asian="bold" style:font-weight-complex="bold"/>
    </style:style>
    <style:style style:name="P19" style:family="paragraph" style:parent-style-name="Listing">
      <style:paragraph-properties fo:margin-left="0cm" fo:margin-right="0cm" fo:text-align="justify" style:justify-single-word="false" fo:text-indent="0cm" style:auto-text-indent="false"/>
      <style:text-properties fo:language="pl" fo:country="PL" fo:font-weight="normal" fo:background-color="transparent" style:font-weight-asian="normal" style:font-weight-complex="normal"/>
    </style:style>
    <style:style style:name="P20" style:family="paragraph" style:parent-style-name="Listing">
      <style:paragraph-properties fo:margin-left="0cm" fo:margin-right="0cm" fo:text-align="justify" style:justify-single-word="false" fo:text-indent="0cm" style:auto-text-indent="false"/>
    </style:style>
    <style:style style:name="P21" style:family="paragraph" style:parent-style-name="Listing">
      <style:paragraph-properties fo:margin-left="0cm" fo:margin-right="0cm" fo:text-align="justify" style:justify-single-word="false" fo:text-indent="0cm" style:auto-text-indent="false"/>
      <style:text-properties fo:font-weight="bold" style:font-weight-asian="bold" style:font-weight-complex="bold"/>
    </style:style>
    <style:style style:name="P22" style:family="paragraph" style:parent-style-name="Listing">
      <style:paragraph-properties fo:margin-left="0cm" fo:margin-right="0cm" fo:text-align="justify" style:justify-single-word="false" fo:text-indent="0cm" style:auto-text-indent="false"/>
      <style:text-properties fo:font-weight="normal" style:font-weight-asian="normal" style:font-weight-complex="normal"/>
    </style:style>
    <style:style style:name="P2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5" style:family="paragraph" style:parent-style-name="Standard" style:master-page-name="First_20_Page">
      <style:paragraph-properties fo:margin-top="0cm" fo:margin-bottom="7.999cm" fo:text-align="center" style:justify-single-word="false" style:page-number="auto"/>
      <style:text-properties fo:font-size="16pt" fo:letter-spacing="0.106cm" style:font-size-asian="16pt" style:font-size-complex="16pt"/>
    </style:style>
    <style:style style:name="P26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7" style:family="paragraph" style:parent-style-name="Heading_20_2">
      <style:paragraph-properties fo:text-align="justify" style:justify-single-word="false"/>
    </style:style>
    <style:style style:name="P28" style:family="paragraph" style:parent-style-name="Heading_20_2">
      <style:paragraph-properties fo:margin-left="0cm" fo:margin-right="0cm" fo:text-align="justify" style:justify-single-word="false" fo:text-indent="0cm" style:auto-text-indent="false"/>
    </style:style>
    <style:style style:name="P29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30" style:family="paragraph" style:parent-style-name="Table_20_Contents">
      <style:paragraph-properties fo:text-align="end" style:justify-single-word="false"/>
      <style:text-properties fo:font-size="12pt" style:font-size-asian="12pt" style:font-size-complex="12pt"/>
    </style:style>
    <style:style style:name="P31" style:family="paragraph" style:parent-style-name="Listing">
      <style:paragraph-properties fo:margin-left="0cm" fo:margin-right="0cm" fo:text-align="justify" style:justify-single-word="false" fo:text-indent="0cm" style:auto-text-indent="false"/>
      <style:text-properties fo:language="pl" fo:country="PL" fo:font-weight="bold" fo:background-color="transparent" style:font-weight-asian="bold" style:font-weight-complex="bold"/>
    </style:style>
    <style:style style:name="P32" style:family="paragraph" style:parent-style-name="Listing">
      <style:paragraph-properties fo:margin-left="0cm" fo:margin-right="0cm" fo:text-align="justify" style:justify-single-word="false" fo:text-indent="0cm" style:auto-text-indent="false"/>
      <style:text-properties fo:language="pl" fo:country="PL" fo:font-weight="normal" fo:background-color="transparent" style:font-weight-asian="normal" style:font-weight-complex="normal"/>
    </style:style>
    <style:style style:name="T1" style:family="text">
      <style:text-properties fo:language="pl" fo:country="PL"/>
    </style:style>
    <style:style style:name="T2" style:family="text">
      <style:text-properties fo:language="pl" fo:country="PL" fo:background-color="transparen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33% 80%" fo:language="pl" fo:country="PL" fo:background-color="transparen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800000" fo:font-weight="bold" style:font-weight-asian="bold" style:font-weight-complex="bold"/>
    </style:style>
    <style:style style:name="T7" style:family="text">
      <style:text-properties fo:color="#ff3366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06840496" text:id="ct106840496">
          <text:insertion>
            <office:change-info>
              <dc:creator>nieznany</dc:creator>
              <dc:date>2012-04-25T20:49:04.87</dc:date>
            </office:change-info>
          </text:insertion>
        </text:changed-region>
        <text:changed-region xml:id="ct106840392" text:id="ct106840392">
          <text:deletion>
            <office:change-info>
              <dc:creator>nieznany</dc:creator>
              <dc:date>2012-04-25T20:49:04.87</dc:date>
            </office:change-info>
            <table:table table:name="Tabela1" table:style-name="Tabela1">
              <table:table-column table:style-name="Tabela1.A"/>
              <table:table-column table:style-name="Tabela1.B"/>
              <table:table-column table:style-name="Tabela1.C"/>
              <table:table-row>
                <table:table-cell table:style-name="Tabela1.A1" office:value-type="string" table:protected="true">
                  <text:p text:style-name="P9"/>
                </table:table-cell>
                <table:table-cell table:style-name="Tabela1.A1" office:value-type="string" table:protected="true">
                  <text:p text:style-name="P9"/>
                </table:table-cell>
                <table:table-cell table:style-name="Tabela1.C1" office:value-type="string" table:protected="true">
                  <text:p text:style-name="P9"/>
                </table:table-cell>
              </table:table-row>
              <table:table-row>
                <table:table-cell table:style-name="Tabela1.A2" office:value-type="string">
                  <text:p text:style-name="P10"/>
                </table:table-cell>
                <table:table-cell table:style-name="Tabela1.A2" office:value-type="string">
                  <text:p text:style-name="P10"/>
                </table:table-cell>
                <table:table-cell table:style-name="Tabela1.C2" office:value-type="string">
                  <text:p text:style-name="P10"/>
                </table:table-cell>
              </table:table-row>
            </table:table>
            <text:p text:style-name="P1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title>Systemy operacyjne (studia stacjonarne sem. II)</text:title></text:p>
      <text:p text:style-name="P12"/>
      <text:p text:style-name="P12"><text:subject>Sprawozdanie z wykonania zadania 2</text:subject></text:p>
      <table:table table:name="Tabela8" table:style-name="Tabela8">
        <table:table-column table:style-name="Tabela8.A"/>
        <table:table-column table:style-name="Tabela8.B"/>
        <table:table-column table:style-name="Tabela8.C"/>
        <table:table-row>
          <table:table-cell table:style-name="Tabela8.A1" office:value-type="string" table:protected="true">
            <text:p text:style-name="P9">Autor:</text:p>
          </table:table-cell>
          <table:table-cell table:style-name="Tabela8.A1" office:value-type="string" table:protected="true">
            <text:p text:style-name="P9">Indeks:</text:p>
          </table:table-cell>
          <table:table-cell table:style-name="Tabela8.C1" office:value-type="string" table:protected="true">
            <text:p text:style-name="P9">Zajęcia laboratoryjne:</text:p>
          </table:table-cell>
        </table:table-row>
        <table:table-row>
          <table:table-cell table:style-name="Tabela8.A2" office:value-type="string">
            <text:p text:style-name="P10">Filip Rynkiewicz</text:p>
          </table:table-cell>
          <table:table-cell table:style-name="Tabela8.A2" office:value-type="string">
            <text:p text:style-name="P10">173186</text:p>
          </table:table-cell>
          <table:table-cell table:style-name="Tabela8.C2" office:value-type="string">
            <text:p text:style-name="P10"><text:s/>Czwartek 8:30</text:p>
          </table:table-cell>
        </table:table-row>
      </table:table>
      <text:change-start text:change-id="ct106840496"/>
      <table:table table:name="Tabela6" table:style-name="Tabela6">
        <table:table-column table:style-name="Tabela6.A"/>
        <table:table-column table:style-name="Tabela6.B"/>
        <table:table-column table:style-name="Tabela6.C"/>
        <table:table-row>
          <table:table-cell table:style-name="Tabela6.A1" office:value-type="string" table:protected="true">
            <text:p text:style-name="P9">Autor:</text:p>
          </table:table-cell>
          <table:table-cell table:style-name="Tabela6.A1" office:value-type="string" table:protected="true">
            <text:p text:style-name="P9">Indeks:</text:p>
          </table:table-cell>
          <table:table-cell table:style-name="Tabela6.C1" office:value-type="string" table:protected="true">
            <text:p text:style-name="P9">Zajęcia laboratoryjne:</text:p>
          </table:table-cell>
        </table:table-row>
        <table:table-row>
          <table:table-cell table:style-name="Tabela6.A2" office:value-type="string">
            <text:p text:style-name="P10"/>
          </table:table-cell>
          <table:table-cell table:style-name="Tabela6.A2" office:value-type="string">
            <text:p text:style-name="P10"/>
          </table:table-cell>
          <table:table-cell table:style-name="Tabela6.C2" office:value-type="string">
            <text:p text:style-name="P10"/>
          </table:table-cell>
        </table:table-row>
      </table:table>
      <table:table table:name="Tabela7" table:style-name="Tabela7">
        <table:table-column table:style-name="Tabela7.A"/>
        <table:table-column table:style-name="Tabela7.B"/>
        <table:table-column table:style-name="Tabela7.C"/>
        <table:table-row>
          <table:table-cell table:style-name="Tabela7.A1" office:value-type="string" table:protected="true">
            <text:p text:style-name="P9">Autor:</text:p>
          </table:table-cell>
          <table:table-cell table:style-name="Tabela7.A1" office:value-type="string" table:protected="true">
            <text:p text:style-name="P9">Indeks:</text:p>
          </table:table-cell>
          <table:table-cell table:style-name="Tabela7.C1" office:value-type="string" table:protected="true">
            <text:p text:style-name="P9">Zajęcia laboratoryjne:</text:p>
          </table:table-cell>
        </table:table-row>
        <table:table-row>
          <table:table-cell table:style-name="Tabela7.A2" office:value-type="string">
            <text:p text:style-name="P10"/>
          </table:table-cell>
          <table:table-cell table:style-name="Tabela7.A2" office:value-type="string">
            <text:p text:style-name="P10"/>
          </table:table-cell>
          <table:table-cell table:style-name="Tabela7.C2" office:value-type="string">
            <text:p text:style-name="P10"/>
          </table:table-cell>
        </table:table-row>
      </table:table>
      <text:p text:style-name="P1"><text:change-end text:change-id="ct106840496"/><text:change text:change-id="ct106840392"/></text:p>
      <text:p text:style-name="P11">Systemy operacyjne</text:p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pis treści1_Head">
            <text:p text:style-name="Contents_20_Heading">Spis treści</text:p>
          </text:index-title>
          <text:p text:style-name="P23"><text:s/>1.(Obligatoryjne: 0 lub 4pkt.) Hierarchia katalogów, atrybuty i zawartość plików.<text:tab/>4</text:p>
          <text:p text:style-name="P24">1.1.W jednym zestawieniu należy przedstawić tylko wszystkie katalogi zawarte w strukturach /{us,va}r, które zawierają jedynie pliki regularne bez podkatalogów. Dla każdego wyszukanego katalogu należy podać: głębokość zagnieżdżenia w strukturze katalogów FHS, numer węzła, rozmiar, listę uprawnień w formacie znakowym i liczbowym (system ósemkowy), właściciela oraz ścieżkę bezwzględną zawierającą nazwę katalogu. W kolejnym zestawieniu należy przedstawić wszystkie pliki regularne zlokalizowane w katalogu /etc zawierające słowo filesystem. (find, grep, which, locate)<text:tab/>4</text:p>
          <text:p text:style-name="P24">1.2.Należy zaprezentować wartość dziesiętną 1368 bajtu z zawartości regularnego pliku /bin/ping oraz określić format danych zapisanych w tym pliku. (hexdump, od, cut, file, shed)<text:tab/>4</text:p>
          <text:p text:style-name="P24">1.3.Dla wybranego algorytmu skrótu należy wykazać, że skrót wyliczony dla dwóch różnych plików regularnych o identycznej niepustej zawartości będzie miał identyczną wartość. (cmp, comm, diff, sum, cksum, md5sum, sha{256,376,512}sum)<text:tab/>4</text:p>
          <text:p text:style-name="P24">1.4.Na przykładzie wybranego katalogu z hierarchii FHS należy wykazać, gdzie przechowywana jest zależność określająca jego katalog nadrzędny. (tree, basename, dirname, ls, stat)<text:tab/>4</text:p>
          <text:p text:style-name="P24">1.5.Należy wykonać operacje na pliku powodujące zmianę tylko jednego czasu dostępu, oddzielnie dla atime i ctime. (touch, stat)<text:tab/>4</text:p>
          <text:p text:style-name="P24">1.6.Należy zaprezentować zmianę grupy macierzystej przypisanej do pliku przez właściciela pliku nie będącego administratorem root. Dodatkowo należy zaprezentować zmianę właściciela dla utworzonego pliku. (id, chown, chgrp)<text:tab/>4</text:p>
          <text:p text:style-name="P24">1.7.Należy przedstawić zakres ochrony dla każdego z trzech standardowych uprawnień rwx w odniesieniu do uczestnika grupy macierzystej nie będącego właścicielem regularnego pliku i katalogu, przy czym zakres ochrony określa, jakie operacje związane z plikiem są dozwolone po nadaniu uprawnienia. (id, chmod, umask)<text:tab/>4</text:p>
          <text:p text:style-name="P24">1.8.Należy wykazać przynajmniej 3 różnice pomiędzy dowiązaniem zwykłym a symbolicznym utworzonym do tego samego regularnego pliku. (ln, link, unlink, namei)<text:tab/>4</text:p>
          <text:p text:style-name="P24">1.9.Wykazać znaczenie atrybutów plikowych: A,a,i,S oraz zaprezentować ich dziedziczenie. (lsattr, chattr)<text:tab/>5</text:p>
          <text:p text:style-name="P24">1.10.Należy odszukać system plików zawierający plik regularny /etc/sysconfig/network oraz katalog /boot/grub2. Na przykładzie wskazanego katalogu wraz z całą jego zawartością należy wykazać zjawisko fragmentacji wewnętrznej, zliczając wykorzystanie przestrzeni składowania rozmiarami plików oraz przydzielonymi blokami systemu plików. Dla każego systemu plików wykorzystywanego w systemie operacyjnym  należy wyświetlić liczbę dostępnych jednostek zasobów węzłów oraz bloków. (df, du, stat)<text:tab/>5</text:p>
          <text:p text:style-name="P23"><text:s/>2.(Obligatoryjne: 0 lub 4pkt.) Wolumeny logiczne oraz systemy plików.<text:tab/>6</text:p>
          <text:p text:style-name="P24">2.1.Należy określić liczbę oraz rozmiar sektorów dla każdego urządzenia blokowego /dev/sd* dostępnego w systemie operacyjnym. Dodatkowo należy określić przeznaczenie każdego z aktualnie wykorzystywanych w systemie operacyjnym urządzeń blokowych, tzn. czy i jaki zawiera system plików lub czy zawiera przestrzeń wymiany. (blockdev, blkid, findfs)<text:tab/>6</text:p>
          <text:p text:style-name="P24">2.2.Wszystkie utworzone w procesie instalacji systemu operacyjnego księgujące systemy plików muszą mieć wymuszoną kontrolę spójności struktur co 2 miesiące lub 15 montowań, a w sytuacji wykrycia uszkodzenia struktur systemu plików muszą być automatycznie przemontowane w trybie tylko do odczytu. System plików zamontowany w katalogu /home musi mieć zerową rezerwację bloków oraz ustaloną w etykiecie nazwę usersdata. (tune2fs, e2label)<text:tab/>6</text:p>
          <text:p text:style-name="P24">2.3.Należy określić listę procesów korzystających z plików należących do systemu plików /home, które uniemożliwiają jego odmontowanie. (umount, sync, fuser)<text:tab/>6</text:p>
          <text:p text:style-name="P24">2.4.Należy skonfigurować sposób montowania systemu plików /home tak, by wszystkie realizowane operacje I/O były zawsze wykonywane w trybie synchronicznym bez możliwości wykorzystywania uprawnienia SUID. Następnie należy przemontować ten system plików tak, aby wprowadzone zmiany stały się obowiązującymi, bez wykonywania ponownego startu systemu. (mount, umount, fuser, sync, /proc/mounts, /etc/fstab)<text:tab/>6</text:p>
          <text:p text:style-name="P24">2.5.Na dodatkowym dysku maszyny wirtualnej należy utworzyć przynajmniej dwie partycje logiczne (nie GPT) o identycznym rozmiarze (min. 220 sektorów). Następnie należy zapewnić, by pracujący system operacyjny wykazał w pliku /proc/partitions utworzone urządzenia blokowe. (fdisk, sfdisk, parted, addpart, delpart, partx, partprobe, /proc/partitions)<text:tab/>6</text:p>
          <text:p text:style-name="P24">2.6.Należy utworzyć kopię tablicy partycji w pliku przechowywanym na innym nośniku fizycznym niż partycjonowany dysk. Na nośniku należy też utworzyć kopię opisu struktur dla każdej z występujących w systemie operacyjnym grup wolumenów LVM. (fdisk, sfdisk, parted, vgcfgbackup, /etc/lvm/backup/)<text:tab/>6</text:p>
          <text:p text:style-name="P24"><text:soft-page-break/>2.7.W założonych poprzednio partycjach logicznych dodatkowego dysku utworzyć systemy plików ext4, przy czym w jednym z nich przyjąć blok zajmujący 2 sektory i średnią wielkość przechowywanych plików 4KiB, zaś w drugim odpowiednio 8 sektorów i 4MiB. W obu utworzonych systemach plików ext4 wyłączyć rezerwacje bloków. Następnie porównać wielkość dostępnej przestrzeni składowania danych (łączny rozmiar udostępniany przez bloki) w tak przygotowanych systemach plików. (mkfs, tune2fs, mount, /etc/mke2fs.conf)<text:tab/>6</text:p>
          <text:p text:style-name="P24">2.8.Wykonać pełną fizyczną kopię zapasową dla danych zawartych w systemie plików zamontowanym w katalogu /home i zlokalizowanym w wolumenie logicznym LVM. Używając wolumenu logicznego migawki LVM należy zapewnić, by wszystkie dane zawarte w kopii zapasowej były spójne w czasie (stan z jednej chwili czasu) mimo faktu, że zawartość systemu plików /home może być zmieniana w trakcie wykonywania kopii zapasowej. (dump, lvm, lvcreate)<text:tab/>7</text:p>
          <text:p text:style-name="P24">2.9.Odtworzyć zawartość kopii zapasowej utworzonej narzędziem dump w systemie plików ext4 na partycji logicznej dodatkowego dysku. Następnie należy udostępnić zawartość odtworzonego systemu plików równocześnie w dwóch katalogach /mnt/kopia i /root/fs w trybie zapis/odczyt. (restore, mount)<text:tab/>7</text:p>
          <text:p text:style-name="P24">2.10.Przeprowadzić pełne sprawdzenie spójności struktur wybranego systemu plików ext4 (w pięciu etapach). Zaprezentować grupy zasobów w wybranym systemie plików ext4. (fsck, ./lost+found, dumpe2fs, filefrag)<text:tab/>7</text:p>
          <text:p text:style-name="P23"><text:s/>3.(Pozostałe: max. 7pkt.) Wydajność realizacji operacji I/O, efektywne wykorzystanie przestrzeni składowania danych.<text:tab/>8</text:p>
          <text:p text:style-name="P24">3.1.(max. 1pkt.) Należy porównać wydajność pracy utworzonego systemu plików w trybie synchronicznym i asynchronicznym. Powtórzyć test przyjmując różne rozmiary tworzonych plików. W trakcie każdego testu należy przedstawić długość kolejki zgłoszonych do realizacji operacji I/O, przyjmując jako okres próbkowania 1 sekundę. (dd, mount, sync, iostat)<text:tab/>8</text:p>
          <text:p text:style-name="P24">3.2.(max. 1pkt.) Zaprezentować różnicę w wydajności systemu plików ext4 działającego zgodnie z uporządkowanym (ordered) a następnie pełnym (journal) trybem pracy kroniki. W obu przypadkach należy jawnie włączyć bariery zapisu poprzez odpowiednią opcję montowania. (dd, mount, /proc/mounts)<text:tab/>8</text:p>
          <text:p text:style-name="P24">3.3.(max. 1pkt.) Należy przedstawić zakres ochrony dla każdego uprawnienia specjalnego SGID i Sticky nadanego dla katalogu, przy czym zakres ochrony określa, jakie operacje są dozwolone po nadaniu uprawnienia. (chmod, touch)<text:tab/>8</text:p>
          <text:p text:style-name="P24">3.4.(max. 1pkt.) Wykazać, że możliwe jest istnienie pustego katalogu w systemie plików o rozmiarze przynajmniej 512KiB. (mkdir, touch, df, du, stat)<text:tab/>8</text:p>
          <text:p text:style-name="P24">3.5.(max. 1pkt.) Należy zwiększyć liczbę dostępnych jednostek alokacji dla grupy wolumenów LVM poprzez dodanie kolejnego wolumenu fizycznego zlokalizowanego w partycji podstawowej dodatkowego dysku dodanego wcześniej do maszyny wirtualnej. (fdisk, lvm, pvcreate, pvs, pvdisplay, vgextend, vgs, vgdisplay)<text:tab/>8</text:p>
          <text:p text:style-name="P24">3.6.(max. 1pkt.) Zapewnić automatyczne montowanie w katalogu /mnt/fs utworzonego w wolumenie logicznym o rozmiarze min. 0,5GiB systemu plików ext4 (rozmiar bloku 4 sektory, 1 węzeł/512KiB bloków danych), wymagana konfiguracja zachowawcza (uwzględniana po restarcie systemu operacyjnego). Należy dobrać zestaw opcji montowania zakładając, że system plików ma pełnić wyłącznie funkcję magazynu danych i nie przechowuje żadnych programów. Wskazanie systemu plików nie może być wykonane poprzez nazwę urządzenia blokowego. (mount, /proc/mounts, /etc/fstab, /etc/mtab, blkid, findfs) <text:tab/>8</text:p>
          <text:p text:style-name="P24">3.7.(max. 1pkt.) Zaprezentować w trakcie realizacji operacji I/O możliwość zwiększenia przestrzeni składowania danych (większa liczba wolnych bloków i węzłów) w zamontowanym systemie plików ext4 zlokalizowanym w wybranym wolumenie logicznym. (lvm, resize2fs) <text:tab/>8</text:p>
          <text:p text:style-name="P24">3.8.(max. 1pkt.) Zaprezentować przywrócenie danych zapisanych zgodnie z regułą COW (Copy On Write) w przestrzeni wolumenu logicznego migawki LVM na oryginalny wolumen logiczny, dla którego utworzono migawkę. W wyniku wykonanej operacji stan danych zawartych w oryginalnym wolumenie logicznym musi być identyczny jak w chwili wykonania migawki. (lvm, lvconvert, md5sum, sha1sum)<text:tab/>9</text:p>
          <text:p text:style-name="P24">3.9.(max. 1pkt.) Zaprezentować działanie mechanizmu ochrony - standardowej listy kontroli dostępu ACL dla regularnego pliku. Należy rozpatrzyć uprawnienia efektywne użytkownika, kiedy standardowa lista ACL zawiera wpisy z rozłącznymi zbiorami uprawnień dla dwóch grup, do których należy użytkownik nie będący właścicielem pliku. (ls, setfacl, getfacl, chacl)<text:tab/>9</text:p>
          <text:p text:style-name="P24">3.10.(max. 1pkt.) Zaprezentować dziedziczenie uprawnień z wykorzystaniem domyślnych list ACL. Należy wykazać wszystkie uprawnienia standardowe rwx, które nigdy nie będą dziedziczone przez regularne pliki. (ls, setfacl, getfacl, chacl)<text:tab/>9</text:p>
        </text:index-body>
      </text:table-of-content>
      <text:p text:style-name="P7"/>
      <table:table table:name="Tabela2" table:style-name="Tabela2">
        <table:table-column table:style-name="Tabela2.A"/>
        <table:table-row>
          <table:table-cell table:style-name="Tabela2.A1" office:value-type="string" table:protected="true">
            <text:h text:style-name="Heading_20_1" text:outline-level="1">(Obligatoryjne: 0 lub 4pkt.) Hierarchia katalogów, atrybuty i zawartość plików.</text:h>
          </table:table-cell>
        </table:table-row>
        <table:table-row>
          <table:table-cell table:style-name="Tabela2.A1" office:value-type="string" table:protected="true">
            <text:h text:style-name="P27" text:outline-level="2"><text:span text:style-name="T2">W jednym zestawieniu należy przedstawić tylko wszystkie katalogi zawarte w strukturach </text:span><text:span text:style-name="Source_20_Text"><text:span text:style-name="T2">/{us,va}r</text:span></text:span><text:span text:style-name="T2">, które zawierają jedynie pliki regularne bez podkatalogów. Dla każdego wyszukanego katalogu należy podać: głębokość zagnieżdżenia w strukturze katalogów FHS, numer węzła, rozmiar, listę uprawnień w formacie znakowym i liczbowym (system ósemkowy), właściciela oraz ścieżkę bezwzględną zawierającą nazwę katalogu. W kolejnym zestawieniu należy przedstawić wszystkie pliki regularne zlokalizowane w katalogu </text:span><text:span text:style-name="Source_20_Text"><text:span text:style-name="T2">/etc</text:span></text:span><text:span text:style-name="T2"> zawierające słowo </text:span><text:span text:style-name="Source_20_Text"><text:span text:style-name="T2">filesystem</text:span></text:span><text:span text:style-name="T2">. (</text:span><text:span text:style-name="Source_20_Text"><text:span text:style-name="T2">find, grep, which, locate</text:span></text:span><text:span text:style-name="T2">)</text:span></text:h>
          </table:table-cell>
        </table:table-row>
        <table:table-row>
          <table:table-cell table:style-name="Tabela2.A1" office:value-type="string">
            <text:p text:style-name="P19">[root@173186 śro kwi 18 19:53:45 ~]# <text:span text:style-name="T5">sudo find /usr /var -maxdepth 2 -not -empty -follow -printf "depth %d | inode %61 | size %6s | perms %M=%m | %u's | %h\n"</text:span></text:p>
            <text:p text:style-name="P17"/>
            <text:p text:style-name="P19">depth 2 | inode 61 | size 4057306 | perms -rw-------=600 | root's | /var/log</text:p>
            <text:p text:style-name="P19">depth 2 | inode 61 | size <text:s text:c="5"/>4 | perms -rw-r--r--=644 | root's | /var/run</text:p>
            <text:p text:style-name="P19">depth 2 | inode 61 | size <text:s text:c="5"/>4 | perms -rw-r--r--=644 | root's | /var/run</text:p>
            <text:p text:style-name="P19">depth 2 | inode 61 | size <text:s text:c="3"/>399 | perms -rw-r--r--=644 | root's | /var/run</text:p>
            <text:p text:style-name="P19">depth 2 | inode 61 | size <text:s text:c="5"/>4 | perms -rw-r--r--=644 | root's | /var/run</text:p>
            <text:p text:style-name="P19">depth 2 | inode 61 | size <text:s text:c="5"/>4 | perms -rw-r--r--=644 | root's | /var/run</text:p>
            <text:p text:style-name="P19">depth 2 | inode 61 | size <text:s text:c="5"/>4 | perms -rw-r--r--=644 | root's | /var/run</text:p>
            <text:p text:style-name="P19">depth 2 | inode 61 | size <text:s text:c="5"/>4 | perms -rw-r--r--=644 | root's | /var/run</text:p>
            <text:p text:style-name="P19">depth 2 | inode 61 | size <text:s text:c="5"/>4 | perms -rw-r--r--=644 | root's | /var/run</text:p>
            <text:p text:style-name="P19">depth 2 | inode 61 | size <text:s text:c="4"/>80 | perms drwxr-xr-x=755 | root's | /var/run</text:p>
            <text:p text:style-name="P19">depth 2 | inode 61 | size <text:s text:c="5"/>4 | perms -rw-r--r--=644 | root's | /var/run</text:p>
            <text:p text:style-name="P19">depth 2 | inode 61 | size <text:s text:c="4"/>60 | perms drwxr-xr-x=755 | root's | /var/run</text:p>
            <text:p text:style-name="P19">depth 2 | inode 61 | size <text:s text:c="4"/>80 | perms drwxr-xr-x=755 | avahi's | /var/run</text:p>
            <text:p text:style-name="P19">depth 2 | inode 61 | size <text:s text:c="2"/>1536 | perms -rw-rw-r--=664 | root's | /var/run</text:p>
            <text:p text:style-name="P19">depth 2 | inode 61 | size <text:s text:c="4"/>80 | perms drwxr-xr-x=755 | root's | /var/run</text:p>
            <text:p text:style-name="P19">depth 2 | inode 61 | size <text:s text:c="4"/>80 | perms drwxr-xr-x=755 | root's | /var/run</text:p>
            <text:p text:style-name="P19">depth 2 | inode 61 | size <text:s text:c="5"/>4 | perms -rw-r--r--=644 | root's | /var/run</text:p>
            <text:p text:style-name="P19">depth 2 | inode 61 | size <text:s text:c="5"/>0 | perms prw-------=600 | root's | /var/run</text:p>
            <text:p text:style-name="P19">depth 2 | inode 61 | size <text:s text:c="5"/>0 | perms prw-------=600 | root's | /var/run</text:p>
            <text:p text:style-name="P19">depth 2 | inode 61 | size <text:s text:c="4"/>80 | perms drwxr-xr-x=755 | root's | /var/run</text:p>
            <text:p text:style-name="P19">depth 2 | inode 61 | size <text:s text:c="3"/>240 | perms drwxr-xr-x=755 | root's | /var/run</text:p>
            <text:p text:style-name="P19">depth 2 | inode 61 | size <text:s text:c="3"/>160 | perms drwxr-xr-x=755 | root's | /var/run</text:p>
            <text:p text:style-name="P19">depth 2 | inode 61 | size <text:s text:c="3"/>120 | perms drwxr-xr-x=755 | root's | /var/run</text:p>
            <text:p text:style-name="P19">depth 2 | inode 61 | size <text:s text:c="3"/>220 | perms drwxr-xr-x=755 | root's | /var/run</text:p>
            <text:p text:style-name="P19">depth 1 | inode 61 | size <text:s text:c="3"/>120 | perms drwxr-xr-x=755 | root's | /var</text:p>
            <text:p text:style-name="P19">depth 2 | inode 61 | size <text:s text:c="3"/>120 | perms drwxr-xr-x=755 | root's | /var/lock</text:p>
            <text:p text:style-name="P19">- - - - </text:p>
            <text:p text:style-name="P19">[root@173186 czw kwi 19 19:18:27 home]# <text:s/><text:span text:style-name="T5">find /etc -type f | xargs grep -l 'filesystem'</text:span></text:p>
            <text:p text:style-name="P19">/etc/selinux/targeted/modules/active/policy.kern</text:p>
            <text:p text:style-name="P19">/etc/selinux/targeted/policy/policy.26</text:p>
            <text:p text:style-name="P19">/etc/smolt/config.pyc</text:p>
            <text:p text:style-name="P19">/etc/smolt/config.pyo</text:p>
            <text:p text:style-name="P19">/etc/smolt/config.py</text:p>
            <text:p text:style-name="P19">/etc/fonts/fonts.dtd</text:p>
            <text:p text:style-name="P19">/etc/dracut.conf</text:p>
            <text:p text:style-name="P19">/etc/mail/sendmail.cf</text:p>
            <text:p text:style-name="P19">/etc/mail/submit.cf</text:p>
            <text:p text:style-name="P19">/etc/rc.d/init.d/functions</text:p>
            <text:p text:style-name="P19">/etc/rc.d/init.d/netfs</text:p>
            <text:p text:style-name="P19">/etc/services</text:p>
            <text:p text:style-name="P19">/etc/dbus-1/system.conf</text:p>
            <text:p text:style-name="P19">/etc/speech-dispatcher/speechd.conf</text:p>
            <text:p text:style-name="P19">/etc/mc/mc.ext</text:p>
            <text:p text:style-name="P19">/etc/lvm/lvm.conf</text:p>
            <text:p text:style-name="P19">/etc/gconf/gconf.xml.defaults/%gconf-tree.xml</text:p>
            <text:p text:style-name="P19">/etc/gconf/schemas/gnome-search-tool.schemas</text:p>
            <text:p text:style-name="P19">/etc/sysconfig/readonly-root</text:p>
            <text:p text:style-name="P19">/etc/fstab</text:p>
            <text:p text:style-name="P17"/>
            <text:p text:style-name="P19"><text:soft-page-break/></text:p>
          </table:table-cell>
        </table:table-row>
        <table:table-row>
          <table:table-cell table:style-name="Tabela2.A1" office:value-type="string" table:protected="true">
            <text:h text:style-name="P28" text:outline-level="2"><text:span text:style-name="T2">Należy zaprezentować wartość dziesiętną 1368 bajtu z zawartości regularnego pliku </text:span><text:span text:style-name="Source_20_Text"><text:span text:style-name="T2">/bin/ping</text:span></text:span><text:span text:style-name="T2"> oraz określić format danych zapisanych w tym pliku. (</text:span><text:span text:style-name="Source_20_Text"><text:span text:style-name="T2">hexdump, od, cut, file, shed</text:span></text:span><text:span text:style-name="T2">)</text:span></text:h>
          </table:table-cell>
        </table:table-row>
        <table:table-row>
          <table:table-cell table:style-name="Tabela2.A1" office:value-type="string">
            <text:p text:style-name="P19">[root@173186 czw kwi 19 19:19:50 home]# <text:span text:style-name="T5">od -t d /bin/ping -j 1368 -N 1 </text:span></text:p>
            <text:p text:style-name="P17">0002530 <text:s text:c="8"/>135</text:p>
            <text:p text:style-name="P17">0002531</text:p>
            <text:p text:style-name="P17"/>
            <text:p text:style-name="P17"><text:span text:style-name="T3">[root@173186 sob kwi 07 12:36:27 ~]# </text:span>file <text:s/>/bin/ping</text:p>
            <text:p text:style-name="P19">/bin/ping: <text:span text:style-name="T5">ELF 32-bit LSB</text:span> shared object, Intel 80386, version 1 (SYSV), dynamically linked (uses shared libs), for GNU/Linux 2.6.32, strippedg</text:p>
            <text:p text:style-name="P17">[root@173186 czw kwi 19 19:20:45 ~]# file -i /bin/ping</text:p>
            <text:p text:style-name="P17">/bin/ping: application/x-sharedlib; charset=binary</text:p>
            <text:p text:style-name="P17"/>
            <text:p text:style-name="P17"/>
          </table:table-cell>
        </table:table-row>
        <table:table-row>
          <table:table-cell table:style-name="Tabela2.A1" office:value-type="string" table:protected="true">
            <text:h text:style-name="P28" text:outline-level="2"><text:span text:style-name="T2">Dla wybranego algorytmu skrótu należy wykazać, że skrót wyliczony dla dwóch różnych plików regularnych o identycznej niepustej zawartości będzie miał identyczną wartość. (</text:span><text:span text:style-name="Source_20_Text"><text:span text:style-name="T2">cmp, comm, diff, sum, cksum, md5sum, sha{256,376,512}sum</text:span></text:span><text:span text:style-name="T2">)</text:span></text:h>
          </table:table-cell>
        </table:table-row>
        <table:table-row>
          <table:table-cell table:style-name="Tabela2.A1" office:value-type="string">
            <text:p text:style-name="P15">[root@173186 sob kwi 07 16:20:17 ~]# <text:span text:style-name="T5">comm 1,3.txt 1,3,1.txt</text:span></text:p>
            <text:p text:style-name="P15"><text:tab/><text:tab/><text:span text:style-name="T5">cos</text:span></text:p>
            <text:p text:style-name="P17"/>
            <text:p text:style-name="P15">[root@173186 sob kwi 07 16:21:10 ~]# <text:span text:style-name="T5">diff 1,3.txt 1,3,1.txt</text:span></text:p>
            <text:p text:style-name="P15"><text:span text:style-name="T3">[root@173186 sob kwi 07 16:21:15 ~]#</text:span><text:span text:style-name="T5"> sum 1,3.txt 1,3,1.txt</text:span></text:p>
            <text:p text:style-name="P17">41067 <text:s text:c="4"/>1 1,3.txt</text:p>
            <text:p text:style-name="P17">41067 <text:s text:c="4"/>1 1,3,1.txt</text:p>
            <text:p text:style-name="P15"/>
            <text:p text:style-name="P15">[root@173186 sob kwi 07 16:21:33 ~]# <text:span text:style-name="T5">cksum 1,3.txt 1,3,1.txt</text:span></text:p>
            <text:p text:style-name="P17">2495005188 4 1,3.txt</text:p>
            <text:p text:style-name="P17">2495005188 4 1,3,1.txt</text:p>
            <text:p text:style-name="P19"/>
            <text:p text:style-name="P19">[root@173186 sob kwi 07 16:22:11 ~]# <text:span text:style-name="T5">cmp 1,3.txt 1,3,1.txt</text:span></text:p>
            <text:p text:style-name="P19">[root@173186 sob kwi 07 16:23:27 ~]# <text:span text:style-name="T5">cmp -c <text:s/>1,3.txt 1,3,1.txt</text:span></text:p>
            <text:p text:style-name="P19">[root@173186 sob kwi 07 16:23:53 ~]# <text:span text:style-name="T5">cmp -l <text:s/>1,3.txt 1,3,1.txt</text:span></text:p>
            <text:p text:style-name="P19">[root@173186 sob kwi 07 16:24:02 ~]# <text:span text:style-name="T5">cmp -s <text:s/>1,3.txt 1,3,1.txt</text:span></text:p>
            <text:p text:style-name="P19"/>
            <text:p text:style-name="P15">[root@173186 sob kwi 07 16:15:45 ~]# <text:span text:style-name="T5">md5sum 1,3.txt</text:span></text:p>
            <text:p text:style-name="P17">6771081d7ee8e2d42f1ea534c51c5b5f <text:s/>1,3.txt</text:p>
            <text:p text:style-name="P15">[root@173186 sob kwi 07 16:15:56 ~]# <text:span text:style-name="T5">md5sum 1,3,1.txt</text:span></text:p>
            <text:p text:style-name="P17">6771081d7ee8e2d42f1ea534c51c5b5f <text:s/>1,3,1.txt</text:p>
            <text:p text:style-name="P17"/>
            <text:p text:style-name="P19">[root@173186 sob kwi 07 16:46:41 ~]# <text:span text:style-name="T5">sha512sum 1,3,1.txt [1,3.txt] </text:span></text:p>
            <text:p text:style-name="P18">632016f04414bc9a7c813574448c391812f94b3cc75942d72d771aa23b4478413f43ee322b9a1826c774c9d3eaa2ee8681f5c440a5efa71f0d0eacba31da7e31 <text:s/>1,3,1.txt</text:p>
            <text:p text:style-name="P16"><text:span text:style-name="T6">cf83e1357eefb8bdf1542850d66d8007d620e4050b5715dc83f4a921d36ce9ce47d0d13c5d85f2b0ff8318d2877eec2f63b931bd47417a81a538327af927da3e </text:span><text:span text:style-name="T5"><text:s/>1</text:span></text:p>
            <text:p text:style-name="P16"><text:span text:style-name="T6">cf83e1357eefb8bdf1542850d66d8007d620e4050b5715dc83f4a921d36ce9ce47d0d13c5d85f2b0ff8318d2877eec2f63b931bd47417a81a538327af927da3e</text:span><text:span text:style-name="T5"> <text:s/>3</text:span></text:p>
            <text:p text:style-name="P17"/>
            <text:p text:style-name="P13">Formatowanie dla ewentualnego komentarza (maksymalnie 3 zdania), należy usunąć w przypadku braku komentarza.</text:p>
          </table:table-cell>
        </table:table-row>
        <table:table-row>
          <table:table-cell table:style-name="Tabela2.A1" office:value-type="string" table:protected="true">
            <text:h text:style-name="P28" text:outline-level="2"><text:span text:style-name="T2">Na przykładzie wybranego katalogu z hierarchii FHS należy wykazać, gdzie przechowywana jest zależność określająca jego katalog nadrzędny. (</text:span><text:span text:style-name="Source_20_Text"><text:span text:style-name="T2">tree, basename, dirname, ls, stat</text:span></text:span><text:span text:style-name="T2">)</text:span></text:h>
          </table:table-cell>
        </table:table-row>
        <table:table-row>
          <table:table-cell table:style-name="Tabela2.A1" office:value-type="string">
            <text:p text:style-name="P17">[root@173186 czw kwi 19 19:22:46 ~]# cd filip</text:p>
            <text:p text:style-name="P17">[root@173186 czw kwi 19 19:22:50 filip]# tree --inodes</text:p>
            <text:p text:style-name="P17">.</text:p>
            <text:p text:style-name="P17">├── [ <text:s/>18580] <text:s/>Dokumenty</text:p>
            <text:p text:style-name="P17">├── [ <text:s/>18581] <text:s/>Muzyka</text:p>
            <text:p text:style-name="P17">├── [ <text:s/>18582] <text:s/>Obrazy</text:p>
            <text:p text:style-name="P17">│   └── [ <text:s/>18858] <text:s/>Zrzut\ ekranu\ 2012-03-21\ 17:38:03.png</text:p>
            <text:p text:style-name="P17">├── [ <text:s/>18909] <text:s/>p1</text:p>
            <text:p text:style-name="P17">├── [ <text:s/>18777] <text:s/>p3</text:p>
            <text:p text:style-name="P17"><text:soft-page-break/>├── [ <text:s/>18908] <text:s/>plikus</text:p>
            <text:p text:style-name="P17">├── [ <text:s/>18577] <text:s/>Pobrane</text:p>
            <text:p text:style-name="P17">├── [ <text:s/>18579] <text:s/>Publiczny</text:p>
            <text:p text:style-name="P17">├── [ <text:s/>18576] <text:s/>Pulpit</text:p>
            <text:p text:style-name="P17">├── [ <text:s/>18578] <text:s/>Szablony</text:p>
            <text:p text:style-name="P17">└── [ <text:s/>18583] <text:s/>Wideo</text:p>
            <text:p text:style-name="P17"/>
            <text:p text:style-name="P17">8 directories, 4 files</text:p>
            <text:p text:style-name="P19">[root@173186 czw kwi 19 19:24:31 filip]# <text:span text:style-name="T5">find -inum 18858</text:span></text:p>
            <text:p text:style-name="P17">./Obrazy/Zrzut ekranu 2012-03-21 17:38:03.png</text:p>
            <text:p text:style-name="P19">[root@173186 czw kwi 19 19:26:34 home]# <text:span text:style-name="T5">cd Farfocle</text:span></text:p>
            <text:p text:style-name="P19">[root@173186 czw kwi 19 19:26:39 Farfocle]# <text:span text:style-name="T5">basename /home/Farfocle</text:span></text:p>
            <text:p text:style-name="P17">Farfocle</text:p>
            <text:p text:style-name="P19">[root@173186 czw kwi 19 19:26:49 Farfocle]# <text:span text:style-name="T5">basename /home/</text:span></text:p>
            <text:p text:style-name="P17">home</text:p>
            <text:p text:style-name="P19">[root@173186 czw kwi 19 19:26:56 Farfocle]# <text:span text:style-name="T5">dirname /home/Farfocle</text:span></text:p>
            <text:p text:style-name="P17">/home</text:p>
            <text:p text:style-name="P19">[root@173186 czw kwi 19 19:27:46 Farfocle]# <text:span text:style-name="T5">dirname /home</text:span></text:p>
            <text:p text:style-name="P17">/</text:p>
            <text:p text:style-name="P19">[root@173186 czw kwi 19 19:27:55 Farfocle]# <text:span text:style-name="T5">stat ..</text:span></text:p>
            <text:p text:style-name="P19"><text:s text:c="2"/>Plik: `..'</text:p>
            <text:p text:style-name="P19"><text:s text:c="2"/>rozmiar: 4096 <text:s text:c="5"/><text:tab/>bloków: 8 <text:s text:c="9"/>bloki I/O: 4096 <text:s text:c="2"/>katalog</text:p>
            <text:p text:style-name="P19">Urządzenie: fd06h/64774d<text:tab/>inody: 2 <text:s text:c="10"/>dowiązań: 8</text:p>
            <text:p text:style-name="P19">Dostęp: (0755/drwxr-xr-x) <text:s/>Uid: ( <text:s text:c="3"/>0/ <text:s text:c="3"/>root) <text:s text:c="2"/>Gid: ( <text:s text:c="3"/>0/ <text:s text:c="3"/>root)</text:p>
            <text:p text:style-name="P19">Kontekst: system_u:object_r:home_root_t:s0</text:p>
            <text:p text:style-name="P19">Dostęp: <text:s text:c="5"/>2012-04-18 17:26:25.369399190 +0200</text:p>
            <text:p text:style-name="P19">Modyfikacja: 2012-04-19 19:26:19.103883961 +0200</text:p>
            <text:p text:style-name="P19">Zmiana: <text:s text:c="5"/>2012-04-19 19:26:19.103883961 +0200</text:p>
            <text:p text:style-name="P19">Utworzenie: <text:s/>-</text:p>
            <text:p text:style-name="P19">[root@173186 czw kwi 19 19:28:15 Farfocle]# <text:span text:style-name="T5">stat .</text:span></text:p>
            <text:p text:style-name="P19"><text:s text:c="2"/>Plik: `.'</text:p>
            <text:p text:style-name="P19"><text:s text:c="2"/>rozmiar: 4096 <text:s text:c="5"/><text:tab/>bloków: 8 <text:s text:c="9"/>bloki I/O: 4096 <text:s text:c="2"/>katalog</text:p>
            <text:p text:style-name="P19">Urządzenie: fd06h/64774d<text:tab/>inody: 8196 <text:s text:c="7"/>dowiązań: 2</text:p>
            <text:p text:style-name="P19">Dostęp: (0755/drwxr-xr-x) <text:s/>Uid: ( <text:s text:c="3"/>0/ <text:s text:c="3"/>root) <text:s text:c="2"/>Gid: ( <text:s text:c="3"/>0/ <text:s text:c="3"/>root)</text:p>
            <text:p text:style-name="P19">Kontekst: unconfined_u:object_r:home_root_t:s0</text:p>
            <text:p text:style-name="P19">Dostęp: <text:s text:c="5"/>2012-04-19 19:26:19.096879572 +0200</text:p>
            <text:p text:style-name="P19">Modyfikacja: 2012-04-19 19:26:19.096879572 +0200</text:p>
            <text:p text:style-name="P19">Zmiana: <text:s text:c="5"/>2012-04-19 19:26:19.097880199 +0200</text:p>
            <text:p text:style-name="P19">Utworzenie: <text:s/>-</text:p>
            <text:p text:style-name="P19"/>
            <text:p text:style-name="P13">Formatowanie dla ewentualnego komentarza (maksymalnie 3 zdania), należy usunąć w przypadku braku komentarza.</text:p>
          </table:table-cell>
        </table:table-row>
        <table:table-row>
          <table:table-cell table:style-name="Tabela2.A1" office:value-type="string" table:protected="true">
            <text:h text:style-name="P28" text:outline-level="2"><text:span text:style-name="T2">Należy wykonać operacje na pliku powodujące zmianę tylko jednego czasu dostępu, oddzielnie dla </text:span><text:span text:style-name="Source_20_Text"><text:span text:style-name="T2">atime</text:span></text:span><text:span text:style-name="T2"> i </text:span><text:span text:style-name="Source_20_Text"><text:span text:style-name="T2">ctime</text:span></text:span><text:span text:style-name="T2">. (</text:span><text:span text:style-name="Source_20_Text"><text:span text:style-name="T2">touch, stat</text:span></text:span><text:span text:style-name="T2">)</text:span></text:h>
          </table:table-cell>
        </table:table-row>
        <table:table-row>
          <table:table-cell table:style-name="Tabela2.A1" office:value-type="string">
            <text:p text:style-name="P19">[root@173186 sob kwi 07 13:10:05 ~]# <text:span text:style-name="T5">touch 3</text:span></text:p>
            <text:p text:style-name="P19">[root@173186 wto maj 08 07:58:28 ~]# <text:span text:style-name="T5">stat 3</text:span></text:p>
            <text:p text:style-name="P19"><text:s text:c="2"/>Plik: `3'</text:p>
            <text:p text:style-name="P19"><text:s text:c="2"/>rozmiar: 0 <text:s text:c="8"/><text:tab/>bloków: 0 <text:s text:c="9"/>bloki I/O: 4096 <text:s text:c="2"/>pusty zwykły plik</text:p>
            <text:p text:style-name="P19">Urządzenie: fd01h/64769d<text:tab/>inody: 4354 <text:s text:c="7"/>dowiązań: 1</text:p>
            <text:p text:style-name="P19">Dostęp: (0644/-rw-r--r--) <text:s/>Uid: ( <text:s text:c="3"/>0/ <text:s text:c="3"/>root) <text:s text:c="2"/>Gid: ( <text:s text:c="3"/>0/ <text:s text:c="3"/>root)</text:p>
            <text:p text:style-name="P19">Kontekst: unconfined_u:object_r:admin_home_t:s0</text:p>
            <text:p text:style-name="P17">Dostęp: <text:s text:c="5"/>2012-04-07 16:14:39.872724674 +0200</text:p>
            <text:p text:style-name="P17">Modyfikacja: 2012-04-07 13:11:40.775206039 +0200</text:p>
            <text:p text:style-name="P17">Zmiana: <text:s text:c="5"/>2012-04-07 13:11:48.095136366 +0200</text:p>
            <text:p text:style-name="P19">[root@173186 wto maj 08 07:58:36 ~]# <text:span text:style-name="T5">touch --time=atime 3</text:span></text:p>
            <text:p text:style-name="P19">[root@173186 wto maj 08 07:59:33 ~]# <text:span text:style-name="T5">stat 3</text:span></text:p>
            <text:p text:style-name="P19"><text:s text:c="2"/>Plik: `3'</text:p>
            <text:p text:style-name="P19"><text:s text:c="2"/>rozmiar: 0 <text:s text:c="8"/><text:tab/>bloków: 0 <text:s text:c="9"/>bloki I/O: 4096 <text:s text:c="2"/>pusty zwykły plik</text:p>
            <text:p text:style-name="P19">Urządzenie: fd01h/64769d<text:tab/>inody: 4354 <text:s text:c="7"/>dowiązań: 1</text:p>
            <text:p text:style-name="P19">Dostęp: (0644/-rw-r--r--) <text:s/>Uid: ( <text:s text:c="3"/>0/ <text:s text:c="3"/>root) <text:s text:c="2"/>Gid: ( <text:s text:c="3"/>0/ <text:s text:c="3"/>root)</text:p>
            <text:p text:style-name="P19">Kontekst: unconfined_u:object_r:admin_home_t:s0</text:p>
            <text:p text:style-name="P19">Dostęp: <text:s text:c="5"/><text:span text:style-name="T5">2012-05-08 07:59:33</text:span>.522184888 +0200</text:p>
            <text:p text:style-name="P19">Modyfikacja: 2012-04-07 13:11:40.775206039 +0200</text:p>
            <text:p text:style-name="P19">Zmiana: <text:s text:c="5"/>2012-05-08 07:59:33.522184888 +0200</text:p>
            <text:p text:style-name="P19">Utworzenie: <text:s/>-</text:p>
            <text:p text:style-name="P19">[root@173186 wto maj 08 08:01:24 ~]# <text:span text:style-name="T5">touch --time=mtime <text:s/>3</text:span></text:p>
            <text:p text:style-name="P19"><text:soft-page-break/>[root@173186 wto maj 08 <text:span text:style-name="T5">08:01:31</text:span> ~]# <text:span text:style-name="T5">stat 3</text:span></text:p>
            <text:p text:style-name="P19"><text:s text:c="2"/>Plik: `3'</text:p>
            <text:p text:style-name="P19"><text:s text:c="2"/>rozmiar: 0 <text:s text:c="8"/><text:tab/>bloków: 0 <text:s text:c="9"/>bloki I/O: 4096 <text:s text:c="2"/>pusty zwykły plik</text:p>
            <text:p text:style-name="P19">Urządzenie: fd01h/64769d<text:tab/>inody: 4354 <text:s text:c="7"/>dowiązań: 1</text:p>
            <text:p text:style-name="P19">Dostęp: (0644/-rw-r--r--) <text:s/>Uid: ( <text:s text:c="3"/>0/ <text:s text:c="3"/>root) <text:s text:c="2"/>Gid: ( <text:s text:c="3"/>0/ <text:s text:c="3"/>root)</text:p>
            <text:p text:style-name="P19">Kontekst: unconfined_u:object_r:admin_home_t:s0</text:p>
            <text:p text:style-name="P19">Dostęp: <text:s text:c="5"/>2012-05-08 07:59:33.522184888 +0200</text:p>
            <text:p text:style-name="P19">Modyfikacja: 2012-05-08 <text:span text:style-name="T5">08:01:31</text:span>.168916208 +0200</text:p>
            <text:p text:style-name="P19">Zmiana: <text:s text:c="5"/>2012-05-08 08:01:31.168916208 +0200</text:p>
            <text:p text:style-name="P19">Utworzenie: <text:s/>-</text:p>
          </table:table-cell>
        </table:table-row>
        <table:table-row>
          <table:table-cell table:style-name="Tabela2.A1" office:value-type="string" table:protected="true">
            <text:h text:style-name="P28" text:outline-level="2"><text:span text:style-name="T2">Należy zaprezentować zmianę grupy macierzystej przypisanej do pliku przez właściciela pliku nie będącego administratorem root. Dodatkowo należy zaprezentować zmianę właściciela dla utworzonego pliku. (</text:span><text:span text:style-name="Source_20_Text"><text:span text:style-name="T2">id, chown, chgrp</text:span></text:span><text:span text:style-name="T2">)</text:span></text:h>
          </table:table-cell>
        </table:table-row>
        <table:table-row>
          <table:table-cell table:style-name="Tabela2.A1" office:value-type="string">
            <text:p text:style-name="P19">[atomek@173186 wto maj 08 08:04:08 ~]$ <text:span text:style-name="T5">id</text:span></text:p>
            <text:p text:style-name="P19"><text:span text:style-name="T5">uid=1003(atomek)</text:span> <text:span text:style-name="T5">gid=1005(atomek)</text:span> <text:span text:style-name="T5">grupy=1005(atomek)</text:span> kontekst=unconfined_u:unconfined_r:unconfined_t:s0-s0:c0.c1023</text:p>
            <text:p text:style-name="P19">[atomek@173186 wto maj 08 08:04:11 ~]$ <text:span text:style-name="T5">touch p3</text:span></text:p>
            <text:p text:style-name="P19">[atomek@173186 wto maj 08 08:05:00 ~]$ <text:span text:style-name="T5">stat p3</text:span></text:p>
            <text:p text:style-name="P19"><text:s text:c="2"/>Plik: `p3'</text:p>
            <text:p text:style-name="P19"><text:s text:c="2"/>rozmiar: 0 <text:s text:c="8"/><text:tab/>bloków: 0 <text:s text:c="9"/>bloki I/O: 4096 <text:s text:c="2"/>pusty zwykły plik</text:p>
            <text:p text:style-name="P19">Urządzenie: fd06h/64774d<text:tab/>inody: 341 <text:s text:c="8"/>dowiązań: 1</text:p>
            <text:p text:style-name="P19">Dostęp: (0664/-rw-rw-r--) <text:s/>Uid: ( 1003/ <text:s/>atomek) <text:s text:c="2"/>Gid: ( 1005/ <text:s/>atomek)</text:p>
            <text:p text:style-name="P19">Kontekst: unconfined_u:object_r:user_home_t:s0</text:p>
            <text:p text:style-name="P19">Dostęp: <text:s text:c="5"/>2012-05-08 08:05:00.951390661 +0200</text:p>
            <text:p text:style-name="P19">Modyfikacja: 2012-05-08 08:05:00.951390661 +0200</text:p>
            <text:p text:style-name="P19">Zmiana: <text:s text:c="5"/>2012-05-08 08:05:00.951390661 +0200</text:p>
            <text:p text:style-name="P19">Utworzenie: <text:s/>-</text:p>
            <text:p text:style-name="P19">[root@173186 wto maj 08 08:10:53 atomek]# <text:span text:style-name="T5">chgrp uzytkownicy p3</text:span></text:p>
            <text:p text:style-name="P19">[root@173186 wto maj 08 08:11:33 atomek]# <text:span text:style-name="T5">stat p3</text:span></text:p>
            <text:p text:style-name="P19"><text:s text:c="2"/>Plik: `p3'</text:p>
            <text:p text:style-name="P19"><text:s text:c="2"/>rozmiar: 0 <text:s text:c="8"/><text:tab/>bloków: 0 <text:s text:c="9"/>bloki I/O: 4096 <text:s text:c="2"/>pusty zwykły plik</text:p>
            <text:p text:style-name="P19">Urządzenie: fd06h/64774d<text:tab/>inody: 341 <text:s text:c="8"/>dowiązań: 1</text:p>
            <text:p text:style-name="P19">Dostęp: (0664/-rw-rw-r--) <text:s/>Uid: ( 1003/ <text:s/>atomek) <text:s text:c="2"/><text:span text:style-name="T5">Gid: ( 1003/uzytkownicy)</text:span></text:p>
            <text:p text:style-name="P19">Kontekst: unconfined_u:object_r:user_home_t:s0</text:p>
            <text:p text:style-name="P19">Dostęp: <text:s text:c="5"/>2012-05-08 08:05:00.951390661 +0200</text:p>
            <text:p text:style-name="P19">Modyfikacja: 2012-05-08 08:05:00.951390661 +0200</text:p>
            <text:p text:style-name="P19">Zmiana: <text:s text:c="5"/>2012-05-08 08:11:02.108734465 +0200</text:p>
            <text:p text:style-name="P19">[root@173186 wto maj 08 08:13:06 atomek]# <text:span text:style-name="T5">chown filip p3</text:span></text:p>
            <text:p text:style-name="P19">[root@173186 wto maj 08 08:13:22 atomek]# <text:span text:style-name="T5">stat p3</text:span></text:p>
            <text:p text:style-name="P19"><text:s text:c="2"/>Plik: `p3'</text:p>
            <text:p text:style-name="P19"><text:s text:c="2"/>rozmiar: 0 <text:s text:c="8"/><text:tab/>bloków: 0 <text:s text:c="9"/>bloki I/O: 4096 <text:s text:c="2"/>pusty zwykły plik</text:p>
            <text:p text:style-name="P19">Urządzenie: fd06h/64774d<text:tab/>inody: 341 <text:s text:c="8"/>dowiązań: 1</text:p>
            <text:p text:style-name="P19">Dostęp: (0664/-rw-rw-r--) <text:s/>Uid: ( 1000/ <text:s text:c="2"/><text:span text:style-name="T5">filip</text:span>) <text:s text:c="2"/>Gid: ( 1003/uzytkownicy)</text:p>
            <text:p text:style-name="P19">Kontekst: unconfined_u:object_r:user_home_t:s0</text:p>
            <text:p text:style-name="P19">Dostęp: <text:s text:c="5"/>2012-05-08 08:05:00.951390661 +0200</text:p>
            <text:p text:style-name="P19">Modyfikacja: 2012-05-08 08:05:00.951390661 +0200</text:p>
            <text:p text:style-name="P19">Zmiana: <text:s text:c="5"/>2012-05-08 08:13:22.283584565 +0200</text:p>
            <text:p text:style-name="P19">Utworzenie: <text:s/>-</text:p>
            <text:p text:style-name="P19"/>
            <text:p text:style-name="P19"/>
            <text:p text:style-name="P19"/>
            <text:p text:style-name="P13">Formatowanie dla ewentualnego komentarza (maksymalnie 3 zdania), należy usunąć w przypadku braku komentarza.</text:p>
          </table:table-cell>
        </table:table-row>
        <table:table-row>
          <table:table-cell table:style-name="Tabela2.A1" office:value-type="string" table:protected="true">
            <text:h text:style-name="P28" text:outline-level="2"><text:span text:style-name="T2">Należy przedstawić zakres ochrony dla każdego z trzech standardowych uprawnień </text:span><text:span text:style-name="Source_20_Text"><text:span text:style-name="T2">rwx</text:span></text:span><text:span text:style-name="T2"> w odniesieniu do uczestnika grupy macierzystej nie będącego właścicielem regularnego pliku i katalogu, przy czym zakres ochrony określa, jakie operacje związane z plikiem są dozwolone po nadaniu uprawnienia. (</text:span><text:span text:style-name="Source_20_Text"><text:span text:style-name="T2">id, chmod, umask</text:span></text:span><text:span text:style-name="T2">)</text:span></text:h>
          </table:table-cell>
        </table:table-row>
        <table:table-row>
          <table:table-cell table:style-name="Tabela2.A1" office:value-type="string">
            <text:p text:style-name="P19">[filip@173186 wto maj 08 08:29:51 ~]$ <text:span text:style-name="T5">id</text:span></text:p>
            <text:p text:style-name="P19"><text:span text:style-name="T5">uid=1000(filip) gid=1000(filip)</text:span> <text:span text:style-name="T5">grupy=1003(uzytkownicy),10(wheel),1000(filip)</text:span> kontekst=unconfined_u:unconfined_r:unconfined_t:s0-s0:c0.c1023</text:p>
            <text:p text:style-name="P19">[atomek@173186 wto maj 08 08:29:33 ~]$ <text:span text:style-name="T5">id</text:span></text:p>
            <text:p text:style-name="P19"><text:span text:style-name="T5">uid=1003(atomek) gid=1005(atomek)</text:span> <text:span text:style-name="T5">grupy=1005(atomek),1003(uzytkownicy)</text:span> kontekst=unconfined_u:unconfined_r:unconfined_t:s0-s0:c0.c1023</text:p>
            <text:p text:style-name="P19"/>
            <text:p text:style-name="P19"><text:soft-page-break/>[root@173186 wto maj 08 08:15:03 ~]# <text:span text:style-name="T5">mkdir f_upraw</text:span></text:p>
            <text:p text:style-name="P19">[root@173186 wto maj 08 08:15:21 ~]# <text:span text:style-name="T5">touch f_upraw/p1</text:span></text:p>
            <text:p text:style-name="P19">[root@173186 wto maj 08 08:15:49 ~]# <text:span text:style-name="T5">chown filip f_upraw</text:span></text:p>
            <text:p text:style-name="P19">[root@173186 wto maj 08 08:16:08 ~]# <text:span text:style-name="T5">chown filip f_upraw/p1</text:span></text:p>
            <text:p text:style-name="P19">[root@173186 wto maj 08 08:16:28 ~]# <text:span text:style-name="T5">chgrp uzytkownicy f_upraw/</text:span></text:p>
            <text:p text:style-name="P19">[root@173186 wto maj 08 08:17:04 ~]# <text:span text:style-name="T5">chgrp uzytkownicy f_upraw/p1</text:span></text:p>
            <text:p text:style-name="P19">[root@173186 wto maj 08 08:17:06 ~]# <text:span text:style-name="T5">stat f_upraw</text:span></text:p>
            <text:p text:style-name="P19"><text:s text:c="2"/>Plik: `f_upraw'</text:p>
            <text:p text:style-name="P19"><text:s text:c="2"/>rozmiar: 4096 <text:s text:c="5"/><text:tab/>bloków: 8 <text:s text:c="9"/>bloki I/O: 4096 <text:s text:c="2"/>katalog</text:p>
            <text:p text:style-name="P19">Urządzenie: fd01h/64769d<text:tab/>inody: 8382 <text:s text:c="7"/>dowiązań: 2</text:p>
            <text:p text:style-name="P19">Dostęp: (<text:span text:style-name="T5">0755/drwxr-xr-x</text:span>) <text:s/>Uid: ( 1000/ <text:s text:c="2"/><text:span text:style-name="T5">filip</text:span>) <text:s text:c="2"/>Gid: ( 1003/<text:span text:style-name="T5">uzytkownicy</text:span>)</text:p>
            <text:p text:style-name="P19">Kontekst: unconfined_u:object_r:admin_home_t:s0</text:p>
            <text:p text:style-name="P19">Dostęp: <text:s text:c="5"/>2012-05-08 08:15:21.531319266 +0200</text:p>
            <text:p text:style-name="P19">Modyfikacja: 2012-05-08 08:15:37.634411365 +0200</text:p>
            <text:p text:style-name="P19">Zmiana: <text:s text:c="5"/>2012-05-08 08:16:55.845427614 +0200</text:p>
            <text:p text:style-name="P19">Utworzenie: <text:s/>-</text:p>
            <text:p text:style-name="P19">[root@173186 wto maj 08 08:17:13 ~]# <text:span text:style-name="T5">stat f_upraw/p1</text:span></text:p>
            <text:p text:style-name="P19"><text:s text:c="2"/>Plik: `f_upraw/p1'</text:p>
            <text:p text:style-name="P19"><text:s text:c="2"/>rozmiar: 0 <text:s text:c="8"/><text:tab/>bloków: 0 <text:s text:c="9"/>bloki I/O: 4096 <text:s text:c="2"/>pusty zwykły plik</text:p>
            <text:p text:style-name="P19">Urządzenie: fd01h/64769d<text:tab/>inody: 8383 <text:s text:c="7"/>dowiązań: 1</text:p>
            <text:p text:style-name="P19">Dostęp: (<text:span text:style-name="T5">0644/-rw-r--r--</text:span>) <text:s/>Uid: ( 1000/ <text:s text:c="2"/><text:span text:style-name="T5">filip</text:span>) <text:s text:c="2"/>Gid: ( 1003/<text:span text:style-name="T5">uzytkownicy)</text:span></text:p>
            <text:p text:style-name="P19">Kontekst: unconfined_u:object_r:admin_home_t:s0</text:p>
            <text:p text:style-name="P19">Dostęp: <text:s text:c="5"/>2012-05-08 08:15:37.634411365 +0200</text:p>
            <text:p text:style-name="P19">Modyfikacja: 2012-05-08 08:15:37.634411365 +0200</text:p>
            <text:p text:style-name="P19">Zmiana: <text:s text:c="5"/>2012-05-08 08:17:06.826309535 +0200</text:p>
            <text:p text:style-name="P19">Utworzenie: <text:s/>-</text:p>
            <text:p text:style-name="P19">[root@173186 wto maj 08 08:18:15 ~]# <text:span text:style-name="T5">chmod 764 f_upraw/</text:span></text:p>
            <text:p text:style-name="P19">[root@173186 wto maj 08 08:18:39 ~]# <text:span text:style-name="T5">chmod 764 f_upraw/p1</text:span></text:p>
            <text:p text:style-name="P19">[root@173186 wto maj 08 08:18:44 ~]# <text:span text:style-name="T5">stat f_upraw</text:span></text:p>
            <text:p text:style-name="P19"><text:s text:c="2"/>Plik: `f_upraw'</text:p>
            <text:p text:style-name="P19"><text:s text:c="2"/>rozmiar: 4096 <text:s text:c="5"/><text:tab/>bloków: 8 <text:s text:c="9"/>bloki I/O: 4096 <text:s text:c="2"/>katalog</text:p>
            <text:p text:style-name="P19">Urządzenie: fd01h/64769d<text:tab/>inody: 8382 <text:s text:c="7"/>dowiązań: 2</text:p>
            <text:p text:style-name="P19">Dostęp: (<text:span text:style-name="T5">0764/drwxrw-r--</text:span>) <text:s/>Uid: ( 1000/ <text:s text:c="2"/><text:span text:style-name="T5">filip</text:span>) <text:s text:c="2"/>Gid: ( <text:span text:style-name="T5">1003/uzytkownicy</text:span>)</text:p>
            <text:p text:style-name="P19">Kontekst: unconfined_u:object_r:admin_home_t:s0</text:p>
            <text:p text:style-name="P19">Dostęp: <text:s text:c="5"/>2012-05-08 08:15:21.531319266 +0200</text:p>
            <text:p text:style-name="P19">Modyfikacja: 2012-05-08 08:15:37.634411365 +0200</text:p>
            <text:p text:style-name="P19">Zmiana: <text:s text:c="5"/>2012-05-08 08:18:39.041102205 +0200</text:p>
            <text:p text:style-name="P19">Utworzenie: <text:s/>-</text:p>
            <text:p text:style-name="P19">[root@173186 wto maj 08 08:18:53 ~]# <text:span text:style-name="T5">stat f_upraw/p1</text:span></text:p>
            <text:p text:style-name="P19"><text:s text:c="2"/>Plik: `f_upraw/p1'</text:p>
            <text:p text:style-name="P19"><text:s text:c="2"/>rozmiar: 0 <text:s text:c="8"/><text:tab/>bloków: 0 <text:s text:c="9"/>bloki I/O: 4096 <text:s text:c="2"/>pusty zwykły plik</text:p>
            <text:p text:style-name="P19">Urządzenie: fd01h/64769d<text:tab/>inody: 8383 <text:s text:c="7"/>dowiązań: 1</text:p>
            <text:p text:style-name="P19">Dostęp: (<text:span text:style-name="T5">0764/-rwxrw-r--</text:span>) <text:s/>Uid: ( 1000/ <text:s text:c="2"/><text:span text:style-name="T5">filip</text:span>) <text:s text:c="2"/>Gid: ( <text:span text:style-name="T5">1003/uzytkownicy</text:span>)</text:p>
            <text:p text:style-name="P19">Kontekst: unconfined_u:object_r:admin_home_t:s0</text:p>
            <text:p text:style-name="P19">Dostęp: <text:s text:c="5"/>2012-05-08 08:15:37.634411365 +0200</text:p>
            <text:p text:style-name="P19">Modyfikacja: 2012-05-08 08:15:37.634411365 +0200</text:p>
            <text:p text:style-name="P19">Zmiana: <text:s text:c="5"/>2012-05-08 08:18:44.085263469 +0200</text:p>
            <text:p text:style-name="P19">Utworzenie: <text:s/>-</text:p>
            <text:p text:style-name="P19">[atomek@173186 wto maj 08 08:36:16 home]$ <text:span text:style-name="T5">ls -dl f_upraw/</text:span></text:p>
            <text:p text:style-name="P17">drwxrw-r--. 2 filip uzytkownicy 4096 05-08 08:15 f_upraw/</text:p>
            <text:p text:style-name="P19">[atomek@173186 wto maj 08 08:37:20 home]$ <text:span text:style-name="T5">cd f_upraw/</text:span></text:p>
            <text:p text:style-name="P17">bash: cd: f_upraw/: Brak dostępu</text:p>
            <text:p text:style-name="P19">[filip@173186 wto maj 08 08:30:18 ~]$ <text:span text:style-name="T5">chmod 774 /home/f_upraw</text:span></text:p>
            <text:p text:style-name="P19">[filip@173186 wto maj 08 08:38:36 ~]$ <text:span text:style-name="T5">ls -ld /home/f_upraw</text:span></text:p>
            <text:p text:style-name="P17">drwxrwxr--. 2 filip uzytkownicy 4096 05-08 08:15 /home/f_upraw</text:p>
            <text:p text:style-name="P19">[atomek@173186 wto maj 08 08:37:50 home]$ <text:span text:style-name="T5">cd f_upraw/</text:span></text:p>
            <text:p text:style-name="P19">[atomek@173186 wto maj 08 08:55:41 f_upraw]$ <text:span text:style-name="T5">cat &gt;&gt;p1</text:span></text:p>
            <text:p text:style-name="P17">blabla</text:p>
            <text:p text:style-name="P19">^C</text:p>
            <text:p text:style-name="P19">^C</text:p>
            <text:p text:style-name="P19">[atomek@173186 wto maj 08 08:56:04 f_upraw]$ <text:span text:style-name="T5">cat p1</text:span></text:p>
            <text:p text:style-name="P17">blabla</text:p>
            <text:p text:style-name="P19">#</text:p>
            <text:p text:style-name="P17">[atomek@173186 wto maj 08 08:56:18 f_upraw]$ </text:p>
            <text:p text:style-name="P19">[tytus@173186 wto maj 08 08:50:36 filip]$ <text:span text:style-name="T5">id</text:span></text:p>
            <text:p text:style-name="P19"><text:span text:style-name="T5">uid=1001(tytus)</text:span> <text:span text:style-name="T5">gid=10(wheel)</text:span> <text:span text:style-name="T5">grupy=10(wheel)</text:span> kontekst=unconfined_u:unconfined_r:unconfined_t:s0-s0:c0.c1023</text:p>
            <text:p text:style-name="P19"><text:soft-page-break/>[root@173186 wto maj 08 08:51:16 etc]# <text:span text:style-name="T5">chmod 777 /home/f_upraw/</text:span></text:p>
            <text:p text:style-name="P19">[root@173186 wto maj 08 08:51:20 etc]# <text:span text:style-name="T5">ls -ld /home/f_upraw</text:span></text:p>
            <text:p text:style-name="P17">drwxrwxrwx. 2 filip uzytkownicy 4096 05-08 08:39 /home/f_upraw</text:p>
            <text:p text:style-name="P19">[tytus@173186 wto maj 08 08:57:19 f_upraw]$ <text:span text:style-name="T5">ls -ld</text:span></text:p>
            <text:p text:style-name="P17">drwxrwxrwx. 2 filip uzytkownicy 4096 05-08 08:39 .</text:p>
            <text:p text:style-name="P19">[tytus@173186 wto maj 08 08:58:08 f_upraw]$ <text:span text:style-name="T5">ls -ld p1</text:span></text:p>
            <text:p text:style-name="P17">-rwxrw-r--. 1 filip uzytkownicy 9 05-08 08:56 p1</text:p>
            <text:p text:style-name="P19">[tytus@173186 wto maj 08 08:58:18 f_upraw]$ <text:span text:style-name="T5">cat &gt;&gt; p1</text:span></text:p>
            <text:p text:style-name="P17">bash: p1: Brak dostępu</text:p>
            <text:p text:style-name="P19">cat[tytus@173186 wto maj 08 08:59:10 f_upraw]$ <text:span text:style-name="T5">cat p1</text:span></text:p>
            <text:p text:style-name="P17">blabla</text:p>
            <text:p text:style-name="P17">#</text:p>
            <text:p text:style-name="P19"/>
            <text:p text:style-name="P17"/>
            <text:p text:style-name="P17"/>
            <text:p text:style-name="P17"/>
            <text:p text:style-name="P19"/>
          </table:table-cell>
        </table:table-row>
        <table:table-row>
          <table:table-cell table:style-name="Tabela2.A1" office:value-type="string" table:protected="true">
            <text:h text:style-name="P28" text:outline-level="2"><text:span text:style-name="T2">Należy wykazać przynajmniej 3 różnice pomiędzy dowiązaniem zwykłym a symbolicznym utworzonym do tego samego regularnego pliku. (</text:span><text:span text:style-name="Source_20_Text"><text:span text:style-name="T2">ln, link, unlink, </text:span></text:span><text:span text:style-name="Source_20_Text"><text:span text:style-name="T2">namei</text:span></text:span><text:span text:style-name="T2">)</text:span></text:h>
          </table:table-cell>
        </table:table-row>
        <table:table-row>
          <table:table-cell table:style-name="Tabela2.A1" office:value-type="string">
            <text:p text:style-name="P15">[root@173186 czw kwi 19 19:30:00 ~]# <text:span text:style-name="T5">mkdir 1.8</text:span></text:p>
            <text:p text:style-name="P15">[root@173186 czw kwi 19 19:30:14 ~]# <text:span text:style-name="T5">cd 1.8</text:span></text:p>
            <text:p text:style-name="P15">[root@173186 czw kwi 19 19:30:37 1.8]# <text:span text:style-name="T5">ls -lai</text:span></text:p>
            <text:p text:style-name="P17">razem 8</text:p>
            <text:p text:style-name="P17">8371 drwxr-xr-x. <text:s/>2 root root 4096 04-19 19:30 .</text:p>
            <text:p text:style-name="P17"><text:s text:c="2"/>12 dr-xr-x---. 18 root root 4096 04-19 19:30 ..</text:p>
            <text:p text:style-name="P15">^[[A[root@173186 czw kwi 19 19:32:23 1.8]# <text:span text:style-name="T5">echo "jakies costam " &gt; zwykly.plik</text:span></text:p>
            <text:p text:style-name="P15">[root@173186 czw kwi 19 19:32:29 1.8]# <text:span text:style-name="T5">cat zwykly.plik</text:span></text:p>
            <text:p text:style-name="P17">jakies costam </text:p>
            <text:p text:style-name="P19">[root@173186 czw kwi 19 19:33:35 1.8]# <text:span text:style-name="T5">ln zwykly.plik do.ZW</text:span></text:p>
            <text:p text:style-name="P19">[root@173186 czw kwi 19 19:33:45 1.8]# <text:span text:style-name="T5">ls -lai</text:span></text:p>
            <text:p text:style-name="P19">razem 16</text:p>
            <text:p text:style-name="P17">8371 drwxr-xr-x. <text:s/>2 root root 4096 04-19 19:33 .</text:p>
            <text:p text:style-name="P17"><text:s text:c="2"/>12 dr-xr-x---. 18 root root 4096 04-19 19:30 ..</text:p>
            <text:p text:style-name="P17">8372 -rw-r--r--. <text:s/>2 root root <text:s text:c="2"/>15 04-19 19:32 do.ZW</text:p>
            <text:p text:style-name="P17">8372 -rw-r--r--. <text:s/>2 root root <text:s text:c="2"/>15 04-19 19:32 zwykly.plik</text:p>
            <text:p text:style-name="P19">[root@173186 czw kwi 19 19:33:52 1.8]# <text:span text:style-name="T5">cat do.ZW</text:span></text:p>
            <text:p text:style-name="P17">jakies costam </text:p>
            <text:p text:style-name="P19">[root@173186 czw kwi 19 19:34:25 1.8]# <text:span text:style-name="T5">chmod a+w zwykly.plik</text:span></text:p>
            <text:p text:style-name="P19">[root@173186 czw kwi 19 19:34:53 1.8]# <text:span text:style-name="T5">ls -lai</text:span></text:p>
            <text:p text:style-name="P19">razem 16</text:p>
            <text:p text:style-name="P19">8371 drwxr-xr-x. <text:s/>2 root root 4096 04-19 19:33 <text:span text:style-name="T5">.</text:span></text:p>
            <text:p text:style-name="P19"><text:s text:c="2"/>12 dr-xr-x---. 18 root root 4096 04-19 19:30 <text:span text:style-name="T5">..</text:span></text:p>
            <text:p text:style-name="P19">8372 -rw-rw-rw-. <text:s/>2 root root <text:s text:c="2"/>15 04-19 19:32 <text:span text:style-name="T5">do.ZW</text:span></text:p>
            <text:p text:style-name="P19">[root@173186 czw kwi 19 19:36:05 1.8]# <text:span text:style-name="T5">ln -s zwykly.plik symboliczne.pliku</text:span></text:p>
            <text:p text:style-name="P19">[root@173186 czw kwi 19 19:37:14 1.8]# <text:span text:style-name="T5">ls -lai</text:span></text:p>
            <text:p text:style-name="P17">razem 16</text:p>
            <text:p text:style-name="P17">8371 drwxr-xr-x. <text:s/>2 root root 4096 04-19 19:37 .</text:p>
            <text:p text:style-name="P17"><text:s text:c="2"/>12 dr-xr-x---. 18 root root 4096 04-19 19:30 ..</text:p>
            <text:p text:style-name="P17">8372 -rw-rw-rw-. <text:s/>2 root root <text:s text:c="2"/>15 04-19 19:32 do.ZW</text:p>
            <text:p text:style-name="P17">8373 lrwxrwxrwx. <text:s/>1 root root <text:s text:c="2"/>11 04-19 19:37 symboliczne.pliku -&gt; zwykly.plik</text:p>
            <text:p text:style-name="P17">8372 -rw-rw-rw-. <text:s/>2 root root <text:s text:c="2"/>15 04-19 19:32 zwykly.plik</text:p>
            <text:p text:style-name="P19">[root@173186 czw kwi 19 19:37:49 1.8]# <text:span text:style-name="T5">cat symboliczne.pliku</text:span></text:p>
            <text:p text:style-name="P17">jakies costam </text:p>
            <text:p text:style-name="P19">[root@173186 czw kwi 19 19:38:24 1.8]# <text:span text:style-name="T5">namei symboliczne.pliku</text:span></text:p>
            <text:p text:style-name="P17">f: symboliczne.pliku</text:p>
            <text:p text:style-name="P17"><text:s/>l symboliczne.pliku -&gt; zwykly.plik</text:p>
            <text:p text:style-name="P17"><text:s text:c="3"/>- zwykly.plik</text:p>
            <text:p text:style-name="P19">[root@173186 czw kwi 19 19:38:33 1.8]# <text:span text:style-name="T5">rm zwykly.plik</text:span></text:p>
            <text:p text:style-name="P19">rm: usunąć zwykły plik `zwykly.plik'? t</text:p>
            <text:p text:style-name="P19">[root@173186 czw kwi 19 19:39:00 1.8]# <text:span text:style-name="T5">cat symboliczne.pliku</text:span></text:p>
            <text:p text:style-name="P19">cat: symboliczne.pliku: Nie ma takiego pliku ani katalogu</text:p>
            <text:p text:style-name="P19">[root@173186 czw kwi 19 19:39:11 1.8]# <text:span text:style-name="T5">cat do.ZW</text:span></text:p>
            <text:p text:style-name="P17">jakies costam </text:p>
            <text:p text:style-name="P17"/>
          </table:table-cell>
        </table:table-row>
        <text:soft-page-break/>
        <table:table-row>
          <table:table-cell table:style-name="Tabela2.A1" office:value-type="string" table:protected="true">
            <text:h text:style-name="P28" text:outline-level="2"><text:span text:style-name="T2">Wykazać znaczenie atrybutów plikowych: </text:span><text:span text:style-name="Source_20_Text"><text:span text:style-name="T2">A,a,i,S</text:span></text:span><text:span text:style-name="T2"> oraz zaprezentować ich </text:span><text:span text:style-name="T2">dziedziczenie. (</text:span><text:span text:style-name="Source_20_Text"><text:span text:style-name="T2">lsattr, chattr</text:span></text:span><text:span text:style-name="T2">)</text:span></text:h>
          </table:table-cell>
        </table:table-row>
        <table:table-row>
          <table:table-cell table:style-name="Tabela2.A1" office:value-type="string">
            <text:p text:style-name="P20">[filip@173186 czw kwi 19 19:48:14 ~]$ mkdir katalog</text:p>
            <text:p text:style-name="P20">[filip@173186 czw kwi 19 19:48:18 ~]$ cd katalog</text:p>
            <text:p text:style-name="P20">[filip@173186 czw kwi 19 19:48:20 katalog]$ mkdir katalog2</text:p>
            <text:p text:style-name="P20">[filip@173186 czw kwi 19 19:48:26 katalog]$ touch p</text:p>
            <text:p text:style-name="P20">[filip@173186 czw kwi 19 19:48:30 katalog]$ cd katalog2</text:p>
            <text:p text:style-name="P20">[filip@173186 czw kwi 19 19:48:34 katalog2]$ touch p2</text:p>
            <text:p text:style-name="P20">[filip@173186 czw kwi 19 19:48:37 katalog2]$ cd</text:p>
            <text:p text:style-name="P20">[filip@173186 czw kwi 19 19:48:39 ~]$ cd katalog</text:p>
            <text:p text:style-name="P20">[filip@173186 czw kwi 19 19:48:42 katalog]$ tree</text:p>
            <text:p text:style-name="P20">.</text:p>
            <text:p text:style-name="P20">├── katalog2</text:p>
            <text:p text:style-name="P20">│   └── p2</text:p>
            <text:p text:style-name="P20">└── p</text:p>
            <text:p text:style-name="P20"/>
            <text:p text:style-name="P20">1 directory, 2 files</text:p>
            <text:p text:style-name="P20">[filip@173186 czw kwi 19 19:49:14 katalog]$ <text:span text:style-name="T5">lsattr p katalog2/p2</text:span></text:p>
            <text:p text:style-name="P21">-------------e- p</text:p>
            <text:p text:style-name="P21">-------------e- katalog2/p2</text:p>
            <text:p text:style-name="P20">[filip@173186 czw kwi 19 19:50:37 katalog]$ <text:span text:style-name="T5">echo "costam" &gt; p</text:span></text:p>
            <text:p text:style-name="P20">[filip@173186 czw kwi 19 19:50:53 katalog]$ <text:span text:style-name="T5">cat p</text:span></text:p>
            <text:p text:style-name="P21">costam</text:p>
            <text:p text:style-name="P20">[filip@173186 czw kwi 19 19:50:55 katalog]$ <text:span text:style-name="T5">stat p</text:span></text:p>
            <text:p text:style-name="P20"><text:s text:c="2"/>Plik: `p'</text:p>
            <text:p text:style-name="P20"><text:s text:c="2"/>rozmiar: 7 <text:s text:c="8"/><text:tab/>bloków: 8 <text:s text:c="9"/>bloki I/O: 4096 <text:s text:c="2"/>zwykły plik</text:p>
            <text:p text:style-name="P20">Urządzenie: fd06h/64774d<text:tab/>inody: 466 <text:s text:c="8"/>dowiązań: 1</text:p>
            <text:p text:style-name="P20">Dostęp: (0664/-rw-rw-r--) <text:s/>Uid: ( 1000/ <text:s text:c="2"/>filip) <text:s text:c="2"/>Gid: ( 1000/ <text:s text:c="2"/>filip)</text:p>
            <text:p text:style-name="P20">Kontekst: unconfined_u:object_r:user_home_t:s0</text:p>
            <text:p text:style-name="P21">Dostęp: <text:s text:c="5"/>2012-04-19 19:50:55.181968653 +0200</text:p>
            <text:p text:style-name="P21">Modyfikacja: 2012-04-19 19:50:53.054635406 +0200</text:p>
            <text:p text:style-name="P21">Zmiana: <text:s text:c="5"/>2012-04-19 19:50:53.054635406 +0200</text:p>
            <text:p text:style-name="P20">Utworzenie: <text:s/>-</text:p>
            <text:p text:style-name="P20">[filip@173186 czw kwi 19 19:51:05 katalog]$ <text:span text:style-name="T5">chattr +A p</text:span></text:p>
            <text:p text:style-name="P20">[filip@173186 czw kwi 19 19:51:25 katalog]$ <text:span text:style-name="T5">lsattr p</text:span></text:p>
            <text:p text:style-name="P20">-------A-----e- p</text:p>
            <text:p text:style-name="P20">[filip@173186 czw kwi 19 19:51:29 katalog]$ <text:span text:style-name="T5">stat p</text:span></text:p>
            <text:p text:style-name="P20"><text:s text:c="2"/>Plik: `p'</text:p>
            <text:p text:style-name="P20"><text:s text:c="2"/>rozmiar: 7 <text:s text:c="8"/><text:tab/>bloków: 8 <text:s text:c="9"/>bloki I/O: 4096 <text:s text:c="2"/>zwykły plik</text:p>
            <text:p text:style-name="P20">Urządzenie: fd06h/64774d<text:tab/>inody: 466 <text:s text:c="8"/>dowiązań: 1</text:p>
            <text:p text:style-name="P20">Dostęp: (0664/-rw-rw-r--) <text:s/>Uid: ( 1000/ <text:s text:c="2"/>filip) <text:s text:c="2"/>Gid: ( 1000/ <text:s text:c="2"/>filip)</text:p>
            <text:p text:style-name="P20">Kontekst: unconfined_u:object_r:user_home_t:s0</text:p>
            <text:p text:style-name="P21">Dostęp: <text:s text:c="5"/>2012-04-19 19:50:55.181968653 +0200</text:p>
            <text:p text:style-name="P21">Modyfikacja: 2012-04-19 19:50:53.054635406 +0200</text:p>
            <text:p text:style-name="P21">Zmiana: <text:s text:c="5"/>2012-04-19 19:51:25.050687916 +0200</text:p>
            <text:p text:style-name="P21">Utworzenie: <text:s/>-</text:p>
            <text:p text:style-name="P20">[filip@173186 czw kwi 19 19:51:33 katalog]$ <text:span text:style-name="T5">cat p</text:span></text:p>
            <text:p text:style-name="P21">costam</text:p>
            <text:p text:style-name="P20">[filip@173186 czw kwi 19 19:51:37 katalog]$ <text:span text:style-name="T5">stat p</text:span></text:p>
            <text:p text:style-name="P20"><text:s text:c="2"/>Plik: `p'</text:p>
            <text:p text:style-name="P20"><text:s text:c="2"/>rozmiar: 7 <text:s text:c="8"/><text:tab/>bloków: 8 <text:s text:c="9"/>bloki I/O: 4096 <text:s text:c="2"/>zwykły plik</text:p>
            <text:p text:style-name="P20">Urządzenie: fd06h/64774d<text:tab/>inody: 466 <text:s text:c="8"/>dowiązań: 1</text:p>
            <text:p text:style-name="P20">Dostęp: (0664/-rw-rw-r--) <text:s/>Uid: ( 1000/ <text:s text:c="2"/>filip) <text:s text:c="2"/>Gid: ( 1000/ <text:s text:c="2"/>filip)</text:p>
            <text:p text:style-name="P20">Kontekst: unconfined_u:object_r:user_home_t:s0</text:p>
            <text:p text:style-name="P21">Dostęp: <text:s text:c="5"/>2012-04-19 19:50:55.181968653 +0200</text:p>
            <text:p text:style-name="P21">Modyfikacja: 2012-04-19 19:50:53.054635406 +0200</text:p>
            <text:p text:style-name="P21">Zmiana: <text:s text:c="5"/>2012-04-19 19:51:25.050687916 +0200</text:p>
            <text:p text:style-name="P15">[root@173186 czw kwi 19 19:58:37 katalog]# <text:span text:style-name="T5">chattr =ea p</text:span></text:p>
            <text:p text:style-name="P15">[root@173186 czw kwi 19 19:58:50 katalog]# <text:span text:style-name="T5">lsattr p</text:span></text:p>
            <text:p text:style-name="P17">-----a-------e- p</text:p>
            <text:p text:style-name="P19">[root@173186 czw kwi 19 19:58:56 katalog]# <text:span text:style-name="T5">rm p</text:span></text:p>
            <text:p text:style-name="P17">rm: usunąć zwykły plik `p'? t</text:p>
            <text:p text:style-name="P17">rm: nie można usunąć `p': Operacja niedozwolona</text:p>
            <text:p text:style-name="P19">[root@173186 czw kwi 19 19:59:24 katalog]# <text:span text:style-name="T5">cat &gt; p</text:span></text:p>
            <text:p text:style-name="P17">-bash: p: Operacja niedozwolona</text:p>
            <text:p text:style-name="P19"><text:soft-page-break/>[root@173186 czw kwi 19 20:00:10 katalog]# <text:span text:style-name="T5">echo "tada" &gt; p</text:span></text:p>
            <text:p text:style-name="P17">-bash: p: Operacja niedozwolona</text:p>
            <text:p text:style-name="P19">[root@173186 czw kwi 19 20:00:26 katalog]# <text:span text:style-name="T5">cat &gt;&gt; p</text:span></text:p>
            <text:p text:style-name="P17">tadaaaaa^C <text:s text:c="2"/></text:p>
            <text:p text:style-name="P19">[root@173186 czw kwi 19 20:00:45 katalog]# <text:span text:style-name="T5">cat p</text:span></text:p>
            <text:p text:style-name="P17">costamcostam</text:p>
            <text:p text:style-name="P19">[root@173186 czw kwi 19 20:00:51 katalog]# <text:span text:style-name="T5">chattr =ei p</text:span></text:p>
            <text:p text:style-name="P19">[root@173186 czw kwi 19 20:01:48 katalog]# <text:span text:style-name="T5">lsattr p </text:span></text:p>
            <text:p text:style-name="P17">----i--------e- p</text:p>
            <text:p text:style-name="P19">[root@173186 czw kwi 19 20:01:52 katalog]# <text:span text:style-name="T5">rm p</text:span></text:p>
            <text:p text:style-name="P17">rm: usunąć zwykły plik `p'? t</text:p>
            <text:p text:style-name="P17">rm: nie można usunąć `p': Operacja niedozwolona</text:p>
            <text:p text:style-name="P19">[root@173186 czw kwi 19 20:01:57 katalog]# <text:span text:style-name="T5">cat &gt; p</text:span></text:p>
            <text:p text:style-name="P17">-bash: p: Brak dostępu</text:p>
            <text:p text:style-name="P19">[root@173186 czw kwi 19 20:02:06 katalog]# <text:span text:style-name="T5">cat &gt;&gt; p</text:span></text:p>
            <text:p text:style-name="P17">-bash: p: Brak dostępu</text:p>
            <text:p text:style-name="P19">[root@173186 czw kwi 19 20:03:22 filip]# <text:span text:style-name="T5">chattr -R =eS katalog/</text:span></text:p>
            <text:p text:style-name="P19">[root@173186 czw kwi 19 20:03:34 filip]# <text:span text:style-name="T5">lsattr <text:s/>katalog</text:span></text:p>
            <text:p text:style-name="P17">--S----------e- katalog/katalog2</text:p>
            <text:p text:style-name="P17">--S----------e- katalog/p</text:p>
            <text:p text:style-name="P19">[root@173186 czw kwi 19 20:03:49 filip]# <text:span text:style-name="T5">chattr -R =eAaSi katalog</text:span></text:p>
            <text:p text:style-name="P19">[root@173186 czw kwi 19 20:04:29 filip]# <text:span text:style-name="T5">lsattr <text:s/>katalog</text:span></text:p>
            <text:p text:style-name="P17">--S-ia-A-----e- katalog/katalog2</text:p>
            <text:p text:style-name="P17">--S-ia-A-----e- katalog/p</text:p>
            <text:p text:style-name="P17"/>
            <text:p text:style-name="P17"/>
            <text:p text:style-name="P17">NA PRZYKŁADZIE:</text:p>
            <text:p text:style-name="P17"/>
            <text:p text:style-name="P19">[root@173186 czw maj 10 09:19:21 home]# <text:span text:style-name="T5">mkdir foldek2</text:span></text:p>
            <text:p text:style-name="P19">[root@173186 czw maj 10 09:19:28 home]# <text:span text:style-name="T5">lsattr | grep 'foldek2'</text:span></text:p>
            <text:p text:style-name="P17">-------------e- ./foldek2</text:p>
            <text:p text:style-name="P19">[root@173186 czw maj 10 09:19:39 home]# <text:span text:style-name="T5">chattr +A foldek2</text:span></text:p>
            <text:p text:style-name="P19">[root@173186 czw maj 10 09:19:54 home]# <text:span text:style-name="T5">lsattr | grep 'foldek2'</text:span></text:p>
            <text:p text:style-name="P17">-------A-----e- ./foldek2</text:p>
            <text:p text:style-name="P19">[root@173186 czw maj 10 09:19:56 home]# <text:span text:style-name="T5">cd foldek2</text:span></text:p>
            <text:p text:style-name="P19">[root@173186 czw maj 10 09:20:15 foldek2]# <text:span text:style-name="T5">touch p23</text:span></text:p>
            <text:p text:style-name="P19">[root@173186 czw maj 10 09:20:20 foldek2]# <text:span text:style-name="T5">lsattr</text:span></text:p>
            <text:p text:style-name="P17">-------A-----e- ./p23</text:p>
          </table:table-cell>
        </table:table-row>
        <table:table-row>
          <table:table-cell table:style-name="Tabela2.A1" office:value-type="string" table:protected="true">
            <text:h text:style-name="P28" text:outline-level="2" text:is-list-header="true"><text:span text:style-name="T2">Należy odszukać system plików zawierający plik regularny </text:span><text:span text:style-name="Source_20_Text"><text:span text:style-name="T2">/etc/sysconfig/network</text:span></text:span><text:span text:style-name="T2"> oraz katalog </text:span><text:span text:style-name="Source_20_Text"><text:span text:style-name="T2">/boot/grub2</text:span></text:span><text:span text:style-name="T2">. Na przykładzie wskazanego katalogu wraz z całą jego zawartością należy wykazać zjawisko fragmentacji wewnętrznej, zliczając wykorzystanie przestrzeni składowania rozmiarami plików oraz przydzielonymi blokami systemu plików. Dla każdego systemu plików wykorzystywanego w systemie operacyjnym  należy wyświetlić liczbę dostępnych jednostek zasobów węzłów oraz bloków. (</text:span><text:span text:style-name="Source_20_Text"><text:span text:style-name="T2">df, du, stat</text:span></text:span><text:span text:style-name="T2">)</text:span></text:h>
          </table:table-cell>
        </table:table-row>
        <table:table-row>
          <table:table-cell table:style-name="Tabela2.A1" office:value-type="string">
            <text:p text:style-name="P19">[filip@173186 wto maj 08 09:02:05 ~]$ stat -f <text:span text:style-name="T5">/etc/sysconfig/network /boot/grub2/</text:span></text:p>
            <text:p text:style-name="P19"><text:s text:c="2"/>Plik: "/etc/sysconfig/network"</text:p>
            <text:p text:style-name="P19"><text:s text:c="4"/>ID: c62bb81845cdf9a4 długość nazwy: 255 <text:s text:c="4"/>typ: ext2/ext3</text:p>
            <text:p text:style-name="P19">rozmiar bloku: 4096 <text:s text:c="6"/>podstawowy rozmiar bloku: 4096</text:p>
            <text:p text:style-name="P19">bloków: Razem: 129125 <text:s text:c="4"/>wolnych: 19062 <text:s text:c="5"/>dostępnych: 12509</text:p>
            <text:p text:style-name="P19">Inody: razem: 32768 <text:s text:c="5"/>wolnych: 18830</text:p>
            <text:p text:style-name="P19"><text:s text:c="2"/>Plik: "/boot/grub2/"</text:p>
            <text:p text:style-name="P19"><text:s text:c="4"/>ID: a19c33466a93b50c długość nazwy: 255 <text:s text:c="4"/>typ: ext2/ext3</text:p>
            <text:p text:style-name="P19">rozmiar bloku: 1024 <text:s text:c="6"/>podstawowy rozmiar bloku: 1024</text:p>
            <text:p text:style-name="P19">bloków: Razem: 315431 <text:s text:c="4"/>wolnych: 254088 <text:s text:c="4"/>dostępnych: 237704</text:p>
            <text:p text:style-name="P19">Inody: razem: 81920 <text:s text:c="5"/>wolnych: 81692</text:p>
            <text:p text:style-name="P19">[filip@173186 wto maj 08 08:55:09 ~]$ <text:span text:style-name="T5">du -acS /boot/grub2</text:span></text:p>
            <text:p text:style-name="P17">10<text:tab/>/boot/grub2/udf.mod</text:p>
            <text:p text:style-name="P17">3<text:tab/>/boot/grub2/hello.mod</text:p>
            <text:p text:style-name="P17">5<text:tab/>/boot/grub2/msdospart.mod</text:p>
            <text:p text:style-name="P17">4<text:tab/>/boot/grub2/password.mod</text:p>
            <text:p text:style-name="P17">4<text:tab/>/boot/grub2/gcry_arcfour.mod</text:p>
            <text:p text:style-name="P17">3<text:tab/>/boot/grub2/pbkdf2.mod</text:p>
            <text:p text:style-name="P17">18<text:tab/>/boot/grub2/multiboot2.mod</text:p>
            <text:p text:style-name="P17">6<text:tab/>/boot/grub2/usbtest.mod</text:p>
            <text:p text:style-name="P17"><text:soft-page-break/>10<text:tab/>/boot/grub2/png.mod</text:p>
            <text:p text:style-name="P17">5<text:tab/>/boot/grub2/play.mod</text:p>
            <text:p text:style-name="P17">27<text:tab/>/boot/grub2/gcry_whirlpool.mod</text:p>
            <text:p text:style-name="P17">4<text:tab/>/boot/grub2/part_sun.mod</text:p>
            <text:p text:style-name="P17">5<text:tab/>/boot/grub2/blocklist.mod</text:p>
            <text:p text:style-name="P17">(. . .)</text:p>
            <text:p text:style-name="P17">1980<text:tab/>/boot/grub2</text:p>
            <text:p text:style-name="P17">1982<text:tab/>razem</text:p>
            <text:p text:style-name="P17"/>
            <text:p text:style-name="P17"/>
            <text:p text:style-name="P19">[filip@173186 wto maj 08 09:04:25 ~]$ <text:span text:style-name="T5">du -acSb /boot/grub2</text:span></text:p>
            <text:p text:style-name="P17">6948<text:tab/>/boot/grub2/afs.mod</text:p>
            <text:p text:style-name="P17">4088<text:tab/>/boot/grub2/hexdump.mod</text:p>
            <text:p text:style-name="P17">9544<text:tab/>/boot/grub2/gcry_sha1.mod</text:p>
            <text:p text:style-name="P17">33272<text:tab/>/boot/grub2/efiemu.mod</text:p>
            <text:p text:style-name="P17">2936<text:tab/>/boot/grub2/lsapm.mod</text:p>
            <text:p text:style-name="P17">6724<text:tab/>/boot/grub2/affs.mod</text:p>
            <text:p text:style-name="P17">3244<text:tab/>/boot/grub2/vga_text.mod</text:p>
            <text:p text:style-name="P17">512<text:tab/>/boot/grub2/diskboot.img</text:p>
            <text:p text:style-name="P17">7256<text:tab/>/boot/grub2/ufs2.mod</text:p>
            <text:p text:style-name="P17">1024<text:tab/>/boot/grub2/lnxboot.img</text:p>
            <text:p text:style-name="P17">17312<text:tab/>/boot/grub2/xzio.mod</text:p>
            <text:p text:style-name="P17">2960<text:tab/>/boot/grub2/memdisk.mod</text:p>
            <text:p text:style-name="P17">3496<text:tab/>/boot/grub2/probe.mod</text:p>
            <text:p text:style-name="P17">8584<text:tab/>/boot/grub2/raid.mod</text:p>
            <text:p text:style-name="P17">3284<text:tab/>/boot/grub2/search.mod</text:p>
            <text:p text:style-name="P17">4724<text:tab/>/boot/grub2/terminal.mod</text:p>
            <text:p text:style-name="P17">4052<text:tab/>/boot/grub2/search_fs_file.mod</text:p>
            <text:p text:style-name="P17">3212<text:tab/>/boot/grub2/gcry_rfc2268.mod</text:p>
            <text:p text:style-name="P17">1804<text:tab/>/boot/grub2/pci.mod</text:p>
            <text:p text:style-name="P17">1396<text:tab/>/boot/grub2/aout.mod</text:p>
            <text:p text:style-name="P17">7028<text:tab/>/boot/grub2/video_cirrus.mod</text:p>
            <text:p text:style-name="P17">2916<text:tab/>/boot/grub2/part_apple.mod</text:p>
            <text:p text:style-name="P17">5932<text:tab/>/boot/grub2/scsi.mod</text:p>
            <text:p text:style-name="P17">1884<text:tab/>/boot/grub2/true.mod</text:p>
            <text:p text:style-name="P17">10292<text:tab/>/boot/grub2/vbe.mod</text:p>
            <text:p text:style-name="P17">2292<text:tab/>/boot/grub2/part_acorn.mod</text:p>
            <text:p text:style-name="P17">1689824<text:tab/>/boot/grub2</text:p>
            <text:p text:style-name="P17">1690848<text:tab/>razem</text:p>
            <text:p text:style-name="P17"/>
            <text:p text:style-name="P17"><text:span text:style-name="T3">[filip@173186 wto maj 08 09:05:01 ~]$</text:span> df</text:p>
            <text:p text:style-name="P17">System plików <text:s text:c="25"/>1K-bl <text:s text:c="2"/>użyte dostępne %uż. zamont. na</text:p>
            <text:p text:style-name="P17">rootfs <text:s text:c="31"/>516500 <text:s/>440252 <text:s text:c="3"/>50036 <text:s/>90% /</text:p>
            <text:p text:style-name="P17">devtmpfs <text:s text:c="29"/>376468 <text:s text:c="6"/>0 <text:s text:c="2"/>376468 <text:s text:c="2"/>0% /dev</text:p>
            <text:p text:style-name="P17">tmpfs <text:s text:c="32"/>384272 <text:s text:c="4"/>704 <text:s text:c="2"/>383568 <text:s text:c="2"/>1% /dev/shm</text:p>
            <text:p text:style-name="P17">/dev/mapper/VolGroupSysOp-LogVolRoot <text:s/>516500 <text:s/>440252 <text:s text:c="3"/>50036 <text:s/>90% /</text:p>
            <text:p text:style-name="P17">tmpfs <text:s text:c="32"/>384272 <text:s text:c="2"/>38508 <text:s text:c="2"/>345764 <text:s/>11% /run</text:p>
            <text:p text:style-name="P17">tmpfs <text:s text:c="32"/>384272 <text:s text:c="6"/>0 <text:s text:c="2"/>384272 <text:s text:c="2"/>0% /sys/fs/cgroup</text:p>
            <text:p text:style-name="P17">tmpfs <text:s text:c="32"/>384272 <text:s text:c="6"/>0 <text:s text:c="2"/>384272 <text:s text:c="2"/>0% /media</text:p>
            <text:p text:style-name="P17">/dev/mapper/VolGroupSysOp-LogVolBoot <text:s/>315431 <text:s text:c="2"/>61343 <text:s text:c="2"/>237704 <text:s/>21% /boot</text:p>
            <text:p text:style-name="P17">/dev/mapper/VolGroupSysOp-LogVolTmp <text:s text:c="2"/>315431 <text:s text:c="4"/>269 <text:s text:c="2"/>298778 <text:s text:c="2"/>1% /tmp</text:p>
            <text:p text:style-name="P17">/dev/mapper/VolGroupSysOp-LogVolUsr <text:s/>4183000 2010008 <text:s/>1963280 <text:s/>51% /usr</text:p>
            <text:p text:style-name="P17">/dev/mapper/VolGroupSysOp-LogVolVAr <text:s/>1045868 <text:s/>486224 <text:s text:c="2"/>507216 <text:s/>49% /var</text:p>
            <text:p text:style-name="P17">/dev/mapper/VolGroupSysOp-LogVolHome 1045868 <text:s/>124312 <text:s text:c="2"/>869128 <text:s/>13% /home</text:p>
            <text:p text:style-name="P17"/>
            <text:p text:style-name="P17"><text:span text:style-name="T3">[filip@173186 wto maj 08 09:05:53 ~]$</text:span> df -i</text:p>
            <text:p text:style-name="P17">System plików <text:s text:c="23"/>iwęzły użyteI wolneI %uż.I zamont. na</text:p>
            <text:p text:style-name="P17">rootfs <text:s text:c="31"/>32768 <text:s/>13938 <text:s/>18830 <text:s text:c="2"/>43% /</text:p>
            <text:p text:style-name="P17">devtmpfs <text:s text:c="29"/>94117 <text:s text:c="3"/>451 <text:s/>93666 <text:s text:c="3"/>1% /dev</text:p>
            <text:p text:style-name="P17">tmpfs <text:s text:c="32"/>96068 <text:s text:c="5"/>7 <text:s/>96061 <text:s text:c="3"/>1% /dev/shm</text:p>
            <text:p text:style-name="P17">/dev/mapper/VolGroupSysOp-LogVolRoot <text:s/>32768 <text:s/>13938 <text:s/>18830 <text:s text:c="2"/>43% /</text:p>
            <text:p text:style-name="P17">tmpfs <text:s text:c="32"/>96068 <text:s text:c="2"/>2019 <text:s/>94049 <text:s text:c="3"/>3% /run</text:p>
            <text:p text:style-name="P17">tmpfs <text:s text:c="32"/>96068 <text:s text:c="4"/>12 <text:s/>96056 <text:s text:c="3"/>1% /sys/fs/cgroup</text:p>
            <text:p text:style-name="P17">tmpfs <text:s text:c="32"/>96068 <text:s text:c="5"/>1 <text:s/>96067 <text:s text:c="3"/>1% /media</text:p>
            <text:p text:style-name="P17">/dev/mapper/VolGroupSysOp-LogVolBoot <text:s/>81920 <text:s text:c="3"/>228 <text:s/>81692 <text:s text:c="3"/>1% /boot</text:p>
            <text:p text:style-name="P17">/dev/mapper/VolGroupSysOp-LogVolTmp <text:s text:c="2"/>81920 <text:s text:c="4"/>46 <text:s/>81874 <text:s text:c="3"/>1% /tmp</text:p>
            <text:p text:style-name="P17">/dev/mapper/VolGroupSysOp-LogVolUsr <text:s/>262144 113465 148679 <text:s text:c="2"/>44% /usr</text:p>
            <text:p text:style-name="P17"><text:soft-page-break/>/dev/mapper/VolGroupSysOp-LogVolVAr <text:s text:c="2"/>65536 <text:s text:c="2"/>3277 <text:s/>62259 <text:s text:c="3"/>6% /var</text:p>
            <text:p text:style-name="P17">/dev/mapper/VolGroupSysOp-LogVolHome <text:s/>65536 <text:s/>11204 <text:s/>54332 <text:s text:c="2"/>18% /home</text:p>
          </table:table-cell>
        </table:table-row>
        <table:table-row>
          <table:table-cell table:style-name="Tabela2.A1" office:value-type="string">
            <text:p text:style-name="P15"/>
          </table:table-cell>
        </table:table-row>
        <table:table-row>
          <table:table-cell table:style-name="Tabela2.A1" office:value-type="string">
            <text:p text:style-name="P15"/>
          </table:table-cell>
        </table:table-row>
      </table:table>
      <table:table table:name="Tabela3" table:style-name="Tabela3">
        <table:table-column table:style-name="Tabela3.A"/>
        <table:table-row>
          <table:table-cell table:style-name="Tabela3.A1" office:value-type="string" table:protected="true">
            <text:h text:style-name="Heading_20_1" text:outline-level="1">(Obligatoryjne: 0 lub 4pkt.) Wolumeny logiczne oraz systemy plików.</text:h>
          </table:table-cell>
        </table:table-row>
        <table:table-row table:style-name="Tabela3.2">
          <table:table-cell table:style-name="Tabela3.A1" office:value-type="string" table:protected="true">
            <text:h text:style-name="Heading_20_2" text:outline-level="2"><text:span text:style-name="T2">N</text:span>ależy określić liczbę oraz rozmiar sektorów dla każdego urządzenia blokowego <text:span text:style-name="Source_20_Text">/dev/sd*</text:span> dostępnego w systemie operacyjnym. Dodatkowo należy określić przeznaczenie każdego z aktualnie wykorzystywanych w systemie operacyjnym urządzeń blokowych, tzn. czy i jaki zawiera system plików lub czy zawiera przestrzeń wymiany. (<text:span text:style-name="Source_20_Text">blockdev, blkid, findfs</text:span>)</text:h>
          </table:table-cell>
        </table:table-row>
        <table:table-row>
          <table:table-cell table:style-name="Tabela3.A1" office:value-type="string">
            <text:p text:style-name="P19">[root@173186 czw kwi 19 20:10:14 filip]# <text:span text:style-name="T5">sudo blockdev --getss --getsz /dev/sd*</text:span></text:p>
            <text:p text:style-name="P17">512</text:p>
            <text:p text:style-name="P17">20971520</text:p>
            <text:p text:style-name="P17">512</text:p>
            <text:p text:style-name="P17">2048</text:p>
            <text:p text:style-name="P17">512</text:p>
            <text:p text:style-name="P17">20965376</text:p>
            <text:p text:style-name="P17">512</text:p>
            <text:p text:style-name="P17">4194304</text:p>
            <text:p text:style-name="P17">512</text:p>
            <text:p text:style-name="P17">1048577</text:p>
            <text:p text:style-name="P17">512</text:p>
            <text:p text:style-name="P17">1048577<text:span text:style-name="T3"> </text:span></text:p>
            <text:p text:style-name="P19">[root@173186 czw kwi 19 20:09:01 filip]# <text:span text:style-name="T5">blkid</text:span></text:p>
            <text:p text:style-name="P19">/dev/sda2: UUID="i7WoiK-m3bz-413n-iAoW-Cz3z-yFUu-poQvEZ" TYPE="LVM2_member" </text:p>
            <text:p text:style-name="P19">/dev/sdb1: UUID="6738adb2-fbfe-4aba-894c-4689f6d23898" TYPE="ext4" </text:p>
            <text:p text:style-name="P19">/dev/sdb2: UUID="bec5e236-eeaa-4ec0-aee0-0b507392b2a9" TYPE="ext4" </text:p>
            <text:p text:style-name="P19">/dev/sr0: LABEL="VBOXADDITIONS_4.1.10_76836" TYPE="iso9660" </text:p>
            <text:p text:style-name="P19">/dev/mapper/VolGroupSysOp-LogVolBoot: UUID="d8b6273c-6398-438d-9e85-bb9d6f2dd0e7" TYPE="ext3" </text:p>
            <text:p text:style-name="P19">/dev/mapper/VolGroupSysOp-LogVolRoot: UUID="af7c0d52-c924-41aa-b7c4-26946ddd8cef" TYPE="ext3" </text:p>
            <text:p text:style-name="P19">/dev/mapper/VolGroupSysOp-LogVolSwap: UUID="b879530c-1e9d-4219-9803-40acbe3c84d8" TYPE="swap" </text:p>
            <text:p text:style-name="P19">/dev/mapper/VolGroupSysOp-LogVolTmp: UUID="a9b3df41-1572-4169-b3b3-cc06ed4e6137" TYPE="ext2" </text:p>
            <text:p text:style-name="P19">/dev/mapper/VolGroupSysOp-LogVolUsr: UUID="6e22b017-e54f-4b58-92bb-bf5089cccd16" TYPE="ext4" </text:p>
            <text:p text:style-name="P19">/dev/mapper/VolGroupSysOp-LogVolHome: UUID="b1c58d9c-820d-4026-8819-8ed67631bdc2" TYPE="ext4" LABEL="usersdata" </text:p>
            <text:p text:style-name="P19">/dev/mapper/VolGroupSysOp-LogVolVAr: UUID="d2fc9e35-e057-4660-8785-7cf3f5b3767b" TYPE="ext4" </text:p>
            <text:p text:style-name="P19">/dev/mapper/VolGroupSysOp-LogVolHome-real: UUID="b1c58d9c-820d-4026-8819-8ed67631bdc2" TYPE="ext4" </text:p>
            <text:p text:style-name="P19">/dev/mapper/VolGroupSysOp-LogVolHomeMigawa-cow: TYPE="DM_snapshot_cow" </text:p>
            <text:p text:style-name="P19">/dev/mapper/VolGroupSysOp-LogVolHomeMigawa: UUID="b1c58d9c-820d-4026-8819-8ed67631bdc2" TYPE="ext4" <text:s text:c="7"/></text:p>
            <text:p text:style-name="P8">Formatowanie dla ewentualnego komentarza (maksymalnie 3 zdania), należy usunąć w przypadku braku komentarza.</text:p>
          </table:table-cell>
        </table:table-row>
        <table:table-row>
          <table:table-cell table:style-name="Tabela3.A1" office:value-type="string" table:protected="true">
            <text:h text:style-name="Heading_20_2" text:outline-level="2"><text:bookmark text:name="__RefNumPara__4961_1096824807"/><text:span text:style-name="T2">Wszystkie utworzone w procesie instalacji systemu operacyjnego księgujące systemy plików muszą mieć wymuszoną kontrolę spójności struktur co 2 miesiące lub 15 montowań, a w sytuacji wykrycia uszkodzenia struktur systemu plików muszą być automatycznie przemontowane w trybie tylko do odczytu. System plików zamontowany w katalogu </text:span><text:span text:style-name="Source_20_Text"><text:span text:style-name="T2">/home</text:span></text:span><text:span text:style-name="T2"> musi mieć zerową rezerwację bloków oraz ustaloną w etykiecie nazwę </text:span><text:span text:style-name="Source_20_Text"><text:span text:style-name="T2">usersdata</text:span></text:span><text:span text:style-name="T2">. (</text:span><text:span text:style-name="Source_20_Text"><text:span text:style-name="T2">tune2fs, e2label</text:span></text:span><text:span text:style-name="T2">)</text:span><text:bookmark-end text:name="__RefNumPara__4961_1096824807"/></text:h>
          </table:table-cell>
        </table:table-row>
        <table:table-row>
          <table:table-cell table:style-name="Tabela3.A1" office:value-type="string">
            <text:p text:style-name="P15">[root@173186 śro kwi 18 19:07:18 /]# <text:span text:style-name="T5">sudo tune2fs -c 15 -e remount-ro -i 2m /dev/mapper/VolGroupSysOp-LogVolBoot</text:span></text:p>
            <text:p text:style-name="P15">tune2fs 1.41.14 (22-Dec-2010)</text:p>
            <text:p text:style-name="P15">Ustawianie maksymalnej liczby montowań na <text:span text:style-name="T5">15</text:span></text:p>
            <text:p text:style-name="P15">Ustawianie traktowania błędów na 2</text:p>
            <text:p text:style-name="P15">Ustawianie odstępu pomiędzy sprawdzeniami na 5184000 sekund</text:p>
            <text:p text:style-name="P15">[root@173186 śro kwi 18 19:08:52 /]# <text:span text:style-name="T5">sudo tune2fs -L usersdata -m 0 </text:span><text:soft-page-break/><text:span text:style-name="T5">/dev/mapper/VolGroupSysOp-LogVolHometune2fs 1.41.14 (22-Dec-2010)</text:span></text:p>
            <text:p text:style-name="P17">Ustawianie procent zarezerwowanych bloków na 0% (0 bloków)</text:p>
            <text:p text:style-name="P17"><text:span text:style-name="T3">[root@173186 śro kwi 18 19:09:56 ~]#</text:span> sudo blkid /dev/mapper/VolGroupSysOp-LogVolHome</text:p>
            <text:p text:style-name="P17">/dev/mapper/VolGroupSysOp-LogVolHome: UUID="b1c58d9c-820d-4026-8819-8ed67631bdc2" TYPE="ext4" LABEL="usersdata" </text:p>
            <text:p text:style-name="P17"/>
            <text:p text:style-name="P13">Formatowanie dla ewentualnego komentarza (maksymalnie 3 zdania), należy usunąć w przypadku braku komentarza.</text:p>
          </table:table-cell>
        </table:table-row>
        <table:table-row>
          <table:table-cell table:style-name="Tabela3.A1" office:value-type="string" table:protected="true">
            <text:h text:style-name="Heading_20_2" text:outline-level="2"><text:span text:style-name="T2">Należy określić listę procesów korzystających z plików należących do systemu plików </text:span><text:span text:style-name="Source_20_Text"><text:span text:style-name="T2">/home</text:span></text:span><text:span text:style-name="T2">, które uniemożliwiają jego odmontowanie. (</text:span><text:span text:style-name="Source_20_Text"><text:span text:style-name="T2">umount, sync, fuser</text:span></text:span><text:span text:style-name="T2">)</text:span></text:h>
          </table:table-cell>
        </table:table-row>
        <table:table-row>
          <table:table-cell table:style-name="Tabela3.A1" office:value-type="string">
            <text:p text:style-name="P19">[root@173186 czw kwi 19 20:13:34 ~]# <text:span text:style-name="T5">fuser -m /home </text:span></text:p>
            <text:p text:style-name="P19">/home: <text:s text:c="15"/>1319m <text:s/>1323cm <text:s/>1397m <text:s/>1478 <text:s/>1488 <text:s/>1491 <text:s/>1519cm <text:s/>1522m <text:s/>1537c <text:s/>1555c <text:s/>1558cm <text:s/>1568c <text:s/>1569c <text:s/>1571cm <text:s/>1572cm <text:s/>1573cm <text:s/>1574c <text:s/>1575cm <text:s/>1577c <text:s/>1579cm <text:s/>1580c <text:s/>1583c <text:s/>1611c <text:s/>1638m <text:s/>1639c <text:s/>1654m <text:s/>1732cm <text:s/>1737c <text:s/>2020c</text:p>
            <text:p text:style-name="P19">[root@173186 czw kwi 19 20:12:49 ~]# <text:span text:style-name="T5">fuser -muv /home </text:span></text:p>
            <text:p text:style-name="P19"><text:s text:c="21"/>UŻYTKOWNIK <text:s/>PID DOSTĘP POLECENIE</text:p>
            <text:p text:style-name="P19">/home: <text:s text:c="14"/>root <text:s text:c="4"/>kernel mount (root)/home</text:p>
            <text:p text:style-name="P19"><text:s text:c="21"/>filip <text:s text:c="5"/>1319 ....m (filip)gnome-keyring-d</text:p>
            <text:p text:style-name="P19"><text:s text:c="21"/>filip <text:s text:c="5"/>1323 F.c.m (filip)gnome-session</text:p>
            <text:p text:style-name="P19"><text:s text:c="21"/>filip <text:s text:c="5"/>1397 ....m (filip)imsettings-daem</text:p>
            <text:p text:style-name="P19"><text:s text:c="21"/>filip <text:s text:c="5"/>1478 F.... (filip)VBoxClient</text:p>
            <text:p text:style-name="P19"><text:s text:c="21"/>filip <text:s text:c="5"/>1488 F.... (filip)VBoxClient</text:p>
            <text:p text:style-name="P19"><text:s text:c="21"/>filip <text:s text:c="5"/>1491 F.... (filip)VBoxClient</text:p>
            <text:p text:style-name="P19"><text:s text:c="21"/>filip <text:s text:c="5"/>1519 F.c.m (filip)gnome-settings-</text:p>
            <text:p text:style-name="P19"><text:s text:c="21"/>filip <text:s text:c="5"/>1522 F...m (filip)pulseaudio</text:p>
            <text:p text:style-name="P19"><text:s text:c="21"/>filip <text:s text:c="5"/>1537 F.c.. (filip)gsd-printer</text:p>
            <text:p text:style-name="P19"><text:s text:c="21"/>filip <text:s text:c="5"/>1555 F.c.. (filip)metacity</text:p>
            <text:p text:style-name="P19"><text:s text:c="21"/>filip <text:s text:c="5"/>1558 F.c.m (filip)gnome-panel</text:p>
            <text:p text:style-name="P19"><text:s text:c="21"/>filip <text:s text:c="5"/>1568 F.c.. (filip)bluetooth-apple</text:p>
            <text:p text:style-name="P19"><text:s text:c="21"/>filip <text:s text:c="5"/>1569 F.c.. (filip)abrt-applet</text:p>
            <text:p text:style-name="P19"><text:s text:c="21"/>filip <text:s text:c="5"/>1571 F.c.m (filip)gnome-screensav</text:p>
            <text:p text:style-name="P19"><text:s text:c="21"/>filip <text:s text:c="5"/>1572 F.c.m (filip)gnome-fallback-</text:p>
            <text:p text:style-name="P19"><text:s text:c="21"/>filip <text:s text:c="5"/>1573 F.c.m (filip)deja-dup-monito</text:p>
            <text:p text:style-name="P19"><text:s text:c="21"/>filip <text:s text:c="5"/>1574 F.c.. (filip)restorecond</text:p>
            <text:p text:style-name="P19"><text:s text:c="21"/>filip <text:s text:c="5"/>1575 F.c.m (filip)tracker-miner-f</text:p>
            <text:p text:style-name="P19"><text:s text:c="21"/>filip <text:s text:c="5"/>1577 F.c.. (filip)notification-da</text:p>
            <text:p text:style-name="P19"><text:s text:c="21"/>filip <text:s text:c="5"/>1579 F.c.m (filip)tracker-miner-f</text:p>
            <text:p text:style-name="P19"><text:s text:c="21"/>filip <text:s text:c="5"/>1580 F.c.. (filip)gnome-sound-app</text:p>
            <text:p text:style-name="P19"><text:s text:c="21"/>filip <text:s text:c="5"/>1583 F.c.. (filip)gdu-notificatio</text:p>
            <text:p text:style-name="P19"><text:s text:c="21"/>filip <text:s text:c="5"/>1611 F.c.. (filip)polkit-gnome-au</text:p>
            <text:p text:style-name="P19"><text:s text:c="21"/>filip <text:s text:c="5"/>1638 F...m (filip)tracker-store</text:p>
            <text:p text:style-name="P19"><text:s text:c="21"/>filip <text:s text:c="5"/>1639 F.c.. (filip)nm-applet</text:p>
            <text:p text:style-name="P19"><text:s text:c="21"/>filip <text:s text:c="5"/>1654 ....m (filip)wnck-applet</text:p>
            <text:p text:style-name="P19"><text:s text:c="21"/>filip <text:s text:c="5"/>1732 F.c.m (filip)gnome-terminal</text:p>
            <text:p text:style-name="P19"><text:s text:c="21"/>filip <text:s text:c="5"/>1737 ..c.. (filip)bash</text:p>
            <text:p text:style-name="P19"><text:s text:c="21"/>filip <text:s text:c="5"/>2020 ..c.. (filip)bash</text:p>
            <text:p text:style-name="P19">[root@173186 czw kwi 19 20:13:34 ~]# </text:p>
          </table:table-cell>
        </table:table-row>
        <table:table-row>
          <table:table-cell table:style-name="Tabela3.A1" office:value-type="string" table:protected="true">
            <text:h text:style-name="Heading_20_2" text:outline-level="2"><text:span text:style-name="T2">Należy skonfigurować sposób montowania systemu plików </text:span><text:span text:style-name="Source_20_Text"><text:span text:style-name="T2">/home</text:span></text:span><text:span text:style-name="T2"> tak, by wszystkie realizowane operacje I/O były zawsze wykonywane w trybie synchronicznym bez możliwości wykorzystywania uprawnienia SUID. Następnie należy przemontować ten system plików tak, aby wprowadzone zmiany stały się obowiązującymi, bez wykonywania ponownego startu systemu. (</text:span><text:span text:style-name="Source_20_Text"><text:span text:style-name="T2">mount, umount, fuser, sync, /proc/mounts, /etc/fstab</text:span></text:span><text:span text:style-name="T2">)</text:span></text:h>
          </table:table-cell>
        </table:table-row>
        <table:table-row>
          <table:table-cell table:style-name="Tabela3.A1" office:value-type="string">
            <text:p text:style-name="P19">[root@173186 czw kwi 19 20:14:15 ~]#<text:span text:style-name="T5"> cat /etc/fstab </text:span></text:p>
            <text:p text:style-name="P19"/>
            <text:p text:style-name="P19">#</text:p>
            <text:p text:style-name="P19"># /etc/fstab</text:p>
            <text:p text:style-name="P19"># Created by anaconda on Sun Mar 18 12:21:32 2012</text:p>
            <text:p text:style-name="P19">#</text:p>
            <text:p text:style-name="P19"># Accessible filesystems, by reference, are maintained under '/dev/disk'</text:p>
            <text:p text:style-name="P19"># See man pages fstab(5), findfs(8), mount(8) and/or blkid(8) for more info</text:p>
            <text:p text:style-name="P19">#</text:p>
            <text:p text:style-name="P19">/dev/mapper/VolGroupSysOp-LogVolRoot / <text:s text:c="22"/>ext3 <text:s text:c="3"/>defaults <text:s text:c="7"/>1 1</text:p>
            <text:p text:style-name="P19">/dev/mapper/VolGroupSysOp-LogVolBoot /boot <text:s text:c="18"/>ext3 <text:s text:c="3"/>defaults <text:s text:c="7"/>1 2</text:p>
            <text:p text:style-name="P19"><text:span text:style-name="T5">/dev/mapper/VolGroupSysOp-LogVolHome /home <text:s/></text:span><text:s text:c="17"/>ext4 <text:s text:c="3"/><text:span text:style-name="T5">defaults </text:span><text:s text:c="7"/>1 2</text:p>
            <text:p text:style-name="P19"><text:soft-page-break/>/dev/mapper/VolGroupSysOp-LogVolTmp /tmp <text:s text:c="19"/>ext2 <text:s text:c="3"/>defaults <text:s text:c="7"/>1 2</text:p>
            <text:p text:style-name="P19">/dev/mapper/VolGroupSysOp-LogVolUsr /usr <text:s text:c="19"/>ext4 <text:s text:c="3"/>defaults <text:s text:c="7"/>1 2</text:p>
            <text:p text:style-name="P19">/dev/mapper/VolGroupSysOp-LogVolVAr /var <text:s text:c="19"/>ext4 <text:s text:c="3"/>defaults <text:s text:c="7"/>1 2</text:p>
            <text:p text:style-name="P19">/dev/mapper/VolGroupSysOp-LogVolSwap swap <text:s text:c="19"/>swap <text:s text:c="3"/>defaults <text:s text:c="7"/>0 0</text:p>
            <text:p text:style-name="P19">[root@173186 czw kwi 19 20:15:35 ~]#<text:span text:style-name="T5"> nano /etc/fstab</text:span></text:p>
            <text:p text:style-name="P19">[root@173186 czw kwi 19 20:17:03 ~]# <text:span text:style-name="T5">cat /etc/fstab</text:span> </text:p>
            <text:p text:style-name="P19"/>
            <text:p text:style-name="P19">#</text:p>
            <text:p text:style-name="P19"># /etc/fstab</text:p>
            <text:p text:style-name="P19"># Created by anaconda on Sun Mar 18 12:21:32 2012</text:p>
            <text:p text:style-name="P19">#</text:p>
            <text:p text:style-name="P19"># Accessible filesystems, by reference, are maintained under '/dev/disk'</text:p>
            <text:p text:style-name="P19"># See man pages fstab(5), findfs(8), mount(8) and/or blkid(8) for more info</text:p>
            <text:p text:style-name="P19">#</text:p>
            <text:p text:style-name="P19">/dev/mapper/VolGroupSysOp-LogVolRoot / <text:s text:c="22"/>ext3 <text:s text:c="3"/>defaults <text:s text:c="7"/>1 1</text:p>
            <text:p text:style-name="P19">/dev/mapper/VolGroupSysOp-LogVolBoot /boot <text:s text:c="18"/>ext3 <text:s text:c="3"/>defaults <text:s text:c="7"/>1 2</text:p>
            <text:p text:style-name="P19"><text:span text:style-name="T5">/dev/mapper/VolGroupSysOp-LogVolHome /home <text:s text:c="2"/></text:span><text:s text:c="16"/>ext4 <text:s text:c="2"/><text:span text:style-name="T5">sync,nosuid </text:span><text:s text:c="8"/>1 2</text:p>
            <text:p text:style-name="P19">/dev/mapper/VolGroupSysOp-LogVolTmp /tmp <text:s text:c="19"/>ext2 <text:s text:c="3"/>defaults <text:s text:c="7"/>1 2</text:p>
            <text:p text:style-name="P19">/dev/mapper/VolGroupSysOp-LogVolUsr /usr <text:s text:c="19"/>ext4 <text:s text:c="3"/>defaults <text:s text:c="7"/>1 2</text:p>
            <text:p text:style-name="P19">/dev/mapper/VolGroupSysOp-LogVolVAr /var <text:s text:c="19"/>ext4 <text:s text:c="3"/>defaults <text:s text:c="7"/>1 2</text:p>
            <text:p text:style-name="P19">/dev/mapper/VolGroupSysOp-LogVolSwap swap <text:s text:c="19"/>swap <text:s text:c="3"/>defaults <text:s text:c="7"/>0 0</text:p>
            <text:p text:style-name="P19">[root@173186 wto maj 08 09:01:28 ~]# <text:span text:style-name="T5">mount -o remount /home</text:span></text:p>
            <text:p text:style-name="P19">[root@173186 wto maj 08 09:08:17 ~]# <text:span text:style-name="T5">cat /proc/mounts | grep home</text:span></text:p>
            <text:p text:style-name="P19">/dev/mapper/VolGroupSysOp-LogVol<text:span text:style-name="T5">Home</text:span> <text:span text:style-name="T5">/home</text:span> ext4 rw,sync,seclabel,nosuid,relatime,user_xattr,acl,barrier=1,data=ordered 0 0</text:p>
            <text:p text:style-name="P19">gvfs-fuse-daemon /<text:span text:style-name="T5">home</text:span>/filip/.gvfs fuse.gvfs-fuse-daemon rw,nosuid,nodev,relatime,user_id=1000,group_id=1000 0 0</text:p>
            <text:p text:style-name="P14">Formatowanie dla ewentualnego komentarza (maksymalnie 3 zdania), należy usunąć w przypadku braku komentarza.</text:p>
          </table:table-cell>
        </table:table-row>
        <table:table-row>
          <table:table-cell table:style-name="Tabela3.A1" office:value-type="string" table:protected="true">
            <text:h text:style-name="Heading_20_2" text:outline-level="2"><text:span text:style-name="T2">Na dodatkowym dysku maszyny wirtualnej należy utworzyć przynajmniej dwie partycje logiczne (nie GPT) o identycznym rozmiarze (min. 2</text:span><text:span text:style-name="T4">20</text:span><text:span text:style-name="T2"> sektorów). Następnie należy zapewnić, by pracujący system operacyjny wykazał w pliku </text:span><text:span text:style-name="Source_20_Text"><text:span text:style-name="T2">/proc/partitions</text:span></text:span><text:span text:style-name="T2"> utworzone urządzenia blokowe. (</text:span><text:span text:style-name="Source_20_Text"><text:span text:style-name="T2">fdisk, sfdisk, parted, addpart, delpart, partx, partprobe, /proc/partitions</text:span></text:span><text:span text:style-name="T2">)</text:span></text:h>
          </table:table-cell>
        </table:table-row>
        <table:table-row>
          <table:table-cell table:style-name="Tabela3.A1" office:value-type="string">
            <text:p text:style-name="P19">[root@173186 śro kwi 18 20:22:11 ~]# <text:span text:style-name="T5">sudo fdisk -l</text:span></text:p>
            <text:p text:style-name="P19">Dysk /dev/sdb: 2147 MB, bajtów: 2147483648</text:p>
            <text:p text:style-name="P19">głowic: 255, sektorów/ścieżkę: 63, cylindrów: 261, w sumie sektorów: 4194304</text:p>
            <text:p text:style-name="P19">Jednostka = sektorów, czyli 1 * 512 = 512 bajtów</text:p>
            <text:p text:style-name="P19">Rozmiar sektora (logiczny/fizyczny) w bajtach: 512 / 512</text:p>
            <text:p text:style-name="P19">Rozmiar we/wy (minimalny/optymalny) w bajtach: 512 / 512</text:p>
            <text:p text:style-name="P19">Identyfikator dysku: 0x000d0b3f</text:p>
            <text:p text:style-name="P19"/>
            <text:p text:style-name="P17">Urządzenie Rozruch <text:s text:c="2"/>Początek <text:s text:c="5"/>Koniec <text:s text:c="2"/>Bloków <text:s text:c="2"/>ID <text:s/>System</text:p>
            <text:p text:style-name="P15">- - - <text:s/>-</text:p>
            <text:p text:style-name="P19">[root@173186 śro kwi 18 20:22:36 ~]# <text:span text:style-name="T5">fdisk -s /dev/sdb</text:span></text:p>
            <text:p text:style-name="P17">2097152</text:p>
            <text:p text:style-name="P19"/>
            <text:p text:style-name="P19">[root@173186 śro kwi 18 20:23:31 ~]# <text:span text:style-name="T5">fdisk /dev/sdb</text:span></text:p>
            <text:p text:style-name="P19"/>
            <text:p text:style-name="P19">Polecenie (m wyświetla pomoc): <text:span text:style-name="T5">n</text:span></text:p>
            <text:p text:style-name="P19">Typ partycji:</text:p>
            <text:p text:style-name="P19"><text:s text:c="3"/>p <text:s text:c="2"/>główna (głównych: 0, rozszerzonych: 0, wolnych: 4)</text:p>
            <text:p text:style-name="P19"><text:s text:c="3"/>e <text:s text:c="2"/>rozszerzona</text:p>
            <text:p text:style-name="P19">Wybór (domyślne p): <text:span text:style-name="T5">p</text:span></text:p>
            <text:p text:style-name="P19">Numer partycji (1-4, domyślnie 1): <text:span text:style-name="T5">1</text:span></text:p>
            <text:p text:style-name="P19">Pierwszy sektor (2048-4194303, domyślnie 2048): </text:p>
            <text:p text:style-name="P19">Przyjęto wartość domyślną <text:span text:style-name="T5">2048</text:span></text:p>
            <text:p text:style-name="P19">Ostatni sektor, +sektorów lub +rozmiar{K,M,G} (2048-4194303, domyślnie 4194303): <text:span text:style-name="T5">1050624</text:span></text:p>
            <text:p text:style-name="P19"/>
            <text:p text:style-name="P19">Polecenie (m wyświetla pomoc): n</text:p>
            <text:p text:style-name="P19">Typ partycji:</text:p>
            <text:p text:style-name="P19"><text:s text:c="3"/>p <text:s text:c="2"/>główna (głównych: 1, rozszerzonych: 0, wolnych: 3)</text:p>
            <text:p text:style-name="P19"><text:s text:c="3"/>e <text:s text:c="2"/>rozszerzona</text:p>
            <text:p text:style-name="P19">Wybór (domyślne p): <text:span text:style-name="T5">p</text:span></text:p>
            <text:p text:style-name="P19"><text:soft-page-break/>Numer partycji (1-4, domyślnie 2): <text:span text:style-name="T5">2</text:span></text:p>
            <text:p text:style-name="P19">Pierwszy sektor (1050625-4194303, domyślnie 1050625): </text:p>
            <text:p text:style-name="P19">Przyjęto wartość domyślną <text:span text:style-name="T5">1050625</text:span></text:p>
            <text:p text:style-name="P19">Ostatni sektor, +sektorów lub +rozmiar{K,M,G} (1050625-4194303, domyślnie 4194303): <text:span text:style-name="T5">2099201</text:span></text:p>
            <text:p text:style-name="P19"/>
            <text:p text:style-name="P19">Polecenie (m wyświetla pomoc): <text:span text:style-name="T5">w</text:span></text:p>
            <text:p text:style-name="P19">Tablica partycji została zmodyfikowana!</text:p>
            <text:p text:style-name="P19"/>
            <text:p text:style-name="P19">Wywoływanie ioctl() w celu ponownego odczytu tablicy partycji.</text:p>
            <text:p text:style-name="P19">Synchronizacja dysków.</text:p>
            <text:p text:style-name="P17">Polecenie (m wyświetla pomoc): pomoc</text:p>
            <text:p text:style-name="P17"/>
            <text:p text:style-name="P17">Dysk /dev/sdb: 2147 MB, bajtów: 2147483648</text:p>
            <text:p text:style-name="P17">głowic: 255, sektorów/ścieżkę: 63, cylindrów: 261, w sumie sektorów: 4194304</text:p>
            <text:p text:style-name="P17">Jednostka = sektorów, czyli 1 * 512 = 512 bajtów</text:p>
            <text:p text:style-name="P17">Rozmiar sektora (logiczny/fizyczny) w bajtach: 512 / 512</text:p>
            <text:p text:style-name="P17">Rozmiar we/wy (minimalny/optymalny) w bajtach: 512 / 512</text:p>
            <text:p text:style-name="P17">Identyfikator dysku: 0x000d0b3f</text:p>
            <text:p text:style-name="P17"/>
            <text:p text:style-name="P17">Urządzenie Rozruch <text:s text:c="2"/>Początek <text:s text:c="5"/>Koniec <text:s text:c="2"/>Bloków <text:s text:c="2"/>ID <text:s/>System</text:p>
            <text:p text:style-name="P17">/dev/sdb1 <text:s text:c="11"/>2048 <text:s text:c="4"/>1050624 <text:s text:c="5"/>524288+ <text:s/>83 <text:s/>Linux</text:p>
            <text:p text:style-name="P17">/dev/sdb2 <text:s text:c="8"/>1050625 <text:s text:c="4"/>2099201 <text:s text:c="5"/>524288+ <text:s/>83 <text:s/>Linux</text:p>
            <text:p text:style-name="P17">- - - <text:s/>- </text:p>
            <text:p text:style-name="P19">[root@173186 śro kwi 18 20:27:30 ~]# <text:span text:style-name="T5">sudo fdisk -l</text:span></text:p>
            <text:p text:style-name="P19">Dysk /dev/sdb: 2147 MB, bajtów: 2147483648</text:p>
            <text:p text:style-name="P19">głowic: 255, sektorów/ścieżkę: 63, cylindrów: 261, w sumie sektorów: 4194304</text:p>
            <text:p text:style-name="P19">Jednostka = sektorów, czyli 1 * 512 = 512 bajtów</text:p>
            <text:p text:style-name="P19">Rozmiar sektora (logiczny/fizyczny) w bajtach: 512 / 512</text:p>
            <text:p text:style-name="P19">Rozmiar we/wy (minimalny/optymalny) w bajtach: 512 / 512</text:p>
            <text:p text:style-name="P19">Identyfikator dysku: 0x000d0b3f</text:p>
            <text:p text:style-name="P19"/>
            <text:p text:style-name="P19">Urządzenie Rozruch <text:s text:c="2"/>Początek <text:s text:c="5"/>Koniec <text:s text:c="2"/>Bloków <text:s text:c="2"/>ID <text:s/>System</text:p>
            <text:p text:style-name="P19">/dev/sdb1 <text:s text:c="11"/>2048 <text:s text:c="4"/>1050624 <text:s text:c="5"/>524288+ <text:s/>83 <text:s/>Linux</text:p>
            <text:p text:style-name="P19">/dev/sdb2 <text:s text:c="8"/>1050625 <text:s text:c="4"/>2099201 <text:s text:c="5"/>524288+ <text:s/>83 <text:s/>Linux</text:p>
            <text:p text:style-name="P19"/>
            <text:p text:style-name="P17"/>
            <text:p text:style-name="P17">- - - - – </text:p>
            <text:p text:style-name="P19">[root@173186 śro kwi 18 13:46:21 ~]# <text:span text:style-name="T5">fdisk -s /dev/sdb1</text:span></text:p>
            <text:p text:style-name="P17">524288</text:p>
            <text:p text:style-name="P19">[root@173186 śro kwi 18 13:46:25 ~]# <text:span text:style-name="T5">fdisk -s /dev/sdb2</text:span></text:p>
            <text:p text:style-name="P17">524288</text:p>
            <text:p text:style-name="P19">[root@173186 pon kwi 16 19:29:29 ~]# <text:span text:style-name="T5">sfdisk /dev/sdb</text:span></text:p>
            <text:p text:style-name="P17">2097152</text:p>
            <text:p text:style-name="P17"><text:s/>- - - <text:s/>-</text:p>
            <text:p text:style-name="P19">[root@173186 śro kwi 18 13:52:36 ~]# <text:span text:style-name="T5">fdisk /dev/sdb</text:span></text:p>
            <text:p text:style-name="P19"><text:s/>Polecenie (m wyświetla pomoc): p</text:p>
            <text:p text:style-name="P19"/>
            <text:p text:style-name="P19">Dysk /dev/sdb: 2147 MB, bajtów: 2147483648</text:p>
            <text:p text:style-name="P19">głowic: 255, sektorów/ścieżkę: 63, cylindrów: 261, w sumie sektorów: 4194304</text:p>
            <text:p text:style-name="P19">Jednostka = sektorów, czyli 1 * 512 = 512 bajtów</text:p>
            <text:p text:style-name="P19">Rozmiar sektora (logiczny/fizyczny) w bajtach: 512 / 512</text:p>
            <text:p text:style-name="P19">Rozmiar we/wy (minimalny/optymalny) w bajtach: 512 / 512</text:p>
            <text:p text:style-name="P19">Identyfikator dysku: 0x00021ce7</text:p>
            <text:p text:style-name="P19"/>
            <text:p text:style-name="P19"/>
            <text:p text:style-name="P19">Urządzenie Rozruch <text:s text:c="2"/>Początek <text:s text:c="5"/>Koniec <text:s text:c="2"/>Bloków <text:s text:c="2"/>ID <text:s/>System</text:p>
            <text:p text:style-name="P19"><text:span text:style-name="T5">/dev/sdb1</text:span> <text:s text:c="11"/><text:span text:style-name="T5">2048</text:span> <text:s text:c="4"/><text:span text:style-name="T5">1050624 </text:span><text:s text:c="5"/>524288+ <text:s/>83 <text:s/><text:span text:style-name="T5">Linux</text:span></text:p>
            <text:p text:style-name="P19"><text:span text:style-name="T5">/dev/sdb2</text:span> <text:s text:c="5"/><text:span text:style-name="T5"><text:s text:c="3"/>1050625</text:span> <text:s text:c="4"/><text:span text:style-name="T5">2099201 </text:span><text:s text:c="5"/>524288+ <text:s/>83 <text:s/><text:span text:style-name="T5">Linux</text:span></text:p>
            <text:p text:style-name="P19"/>
            <text:p text:style-name="P17"/>
            <text:p text:style-name="P17">- - - - <text:s/>- - -</text:p>
            <text:p text:style-name="P17"/>
            <text:p text:style-name="P19">[root@173186 śro kwi 18 20:31:03 ~]# <text:span text:style-name="T5">cat /proc/partitions</text:span></text:p>
            <text:p text:style-name="P19">major minor <text:s/>#blocks <text:s/>name</text:p>
            <text:p text:style-name="P19"/>
            <text:p text:style-name="P19"><text:s text:c="3"/>8 <text:s text:c="7"/>0 <text:s text:c="2"/>10485760 sda</text:p>
            <text:p text:style-name="P19"><text:soft-page-break/><text:s text:c="3"/>8 <text:s text:c="7"/>1 <text:s text:c="6"/>1024 sda1</text:p>
            <text:p text:style-name="P19"><text:s text:c="3"/>8 <text:s text:c="7"/>2 <text:s text:c="2"/>10482688 sda2</text:p>
            <text:p text:style-name="P19"><text:s/><text:span text:style-name="T5"><text:s text:c="2"/>8 <text:s text:c="6"/>16 <text:s text:c="3"/>2097152 sdb</text:span></text:p>
            <text:p text:style-name="P17"><text:s text:c="3"/>8 <text:s text:c="6"/>17 <text:s text:c="4"/>524288 sdb1</text:p>
            <text:p text:style-name="P17"><text:s text:c="3"/>8 <text:s text:c="6"/>18 <text:s text:c="4"/>524288 sdb2</text:p>
            <text:p text:style-name="P19"><text:s text:c="2"/>11 <text:s text:c="7"/>0 <text:s text:c="5"/>49562 sr0</text:p>
            <text:p text:style-name="P19"><text:s/>253 <text:s text:c="7"/>0 <text:s text:c="4"/>327680 dm-0</text:p>
            <text:p text:style-name="P19"><text:s/>253 <text:s text:c="7"/>1 <text:s text:c="4"/>524288 dm-1</text:p>
            <text:p text:style-name="P19"><text:s/>253 <text:s text:c="7"/>2 <text:s text:c="4"/>524288 dm-2</text:p>
            <text:p text:style-name="P19"><text:s/>253 <text:s text:c="7"/>3 <text:s text:c="4"/>327680 dm-3</text:p>
            <text:p text:style-name="P19"><text:s/>253 <text:s text:c="7"/>4 <text:s text:c="3"/>4194304 dm-4</text:p>
            <text:p text:style-name="P19"><text:s/>253 <text:s text:c="7"/>7 <text:s text:c="3"/>1048576 dm-7</text:p>
            <text:p text:style-name="P19"><text:s/>253 <text:s text:c="7"/>9 <text:s text:c="3"/>1048576 dm-9</text:p>
            <text:p text:style-name="P13">Formatowanie dla ewentualnego komentarza (maksymalnie 3 zdania), należy usunąć w przypadku braku komentarza.</text:p>
          </table:table-cell>
        </table:table-row>
        <table:table-row>
          <table:table-cell table:style-name="Tabela3.A1" office:value-type="string" table:protected="true">
            <text:h text:style-name="Heading_20_2" text:outline-level="2"><text:span text:style-name="T2">Należy utworzyć kopię tablicy partycji w pliku przechowywanym na innym nośniku fizycznym niż partycjonowany dysk. Na nośniku należy też utworzyć kopię opisu struktur dla każdej z występujących w systemie operacyjnym grup wolumenów LVM. (</text:span><text:span text:style-name="Source_20_Text"><text:span text:style-name="T2">fdisk, sfdisk, parted, vgcfgbackup, /etc/lvm/backup/</text:span></text:span><text:span text:style-name="T2">)</text:span></text:h>
          </table:table-cell>
        </table:table-row>
        <table:table-row>
          <table:table-cell table:style-name="Tabela3.A1" office:value-type="string">
            <text:p text:style-name="P19">[root@173231 śro kwi 18 20:05:22 ~]# <text:span text:style-name="T5">cd /media</text:span><text:line-break/>[root@173231 śro kwi 18 20:35:11 media]# <text:span text:style-name="T5">ls -al</text:span></text:p>
            <text:p text:style-name="P19">drwxr-xr-x. <text:s/>3 root <text:s/>root <text:s text:c="3"/>60 04-18 20:34 .</text:p>
            <text:p text:style-name="P19">dr-xr-xr-x. 22 root <text:s/>root <text:s/>4096 04-18 19:07 ..</text:p>
            <text:p text:style-name="P19">dr-xr-xr-x. <text:s/>4 filip filip 2048 03-14 18:58 VBOXADDITIONS_4.1.10_76836</text:p>
            <text:p text:style-name="P19">[root@173186 śro kwi 18 20:35:17 media]# <text:span text:style-name="T5">ls -al</text:span></text:p>
            <text:p text:style-name="P19">razem 10</text:p>
            <text:p text:style-name="P19">drwxr-xr-x. <text:s/>4 root <text:s/>root <text:s text:c="3"/>80 04-18 20:35 .</text:p>
            <text:p text:style-name="P19">dr-xr-xr-x. 22 root <text:s/>root <text:s/>4096 04-18 19:07 ..</text:p>
            <text:p text:style-name="P19">drwx------. <text:s/>9 filip filip 4096 1970-01-01 <text:s/><text:span text:style-name="T5">M</text:span></text:p>
            <text:p text:style-name="P19">dr-xr-xr-x. <text:s/>4 filip filip 2048 03-14 18:58 VBOXADDITIONS_4.1.10_76836</text:p>
            <text:p text:style-name="P19">[root@173186 śro kwi 18 20:35:27 media]# <text:span text:style-name="T5">sudo dd if=/dev/sdb of=/media/M/p.bak bs=512 count=1</text:span></text:p>
            <text:p text:style-name="P19">1+0 przeczytanych recordów</text:p>
            <text:p text:style-name="P19">1+0 zapisanych recordów</text:p>
            <text:p text:style-name="P19">skopiowane 512 bajtów (512 B), 0,0449435 s, 11,4 kB/s</text:p>
            <text:p text:style-name="P19">[root@173186 śro kwi 18 20:38:52 media]# <text:span text:style-name="T5">cat /media/M/p_readable.bak</text:span></text:p>
            <text:p text:style-name="P19"/>
            <text:p text:style-name="P19">Dysk /dev/sdb: 2147 MB, bajtów: 2147483648</text:p>
            <text:p text:style-name="P19">głowic: 255, sektorów/ścieżkę: 63, cylindrów: 261, w sumie sektorów: 4194304</text:p>
            <text:p text:style-name="P19">Jednostka = sektorów, czyli 1 * 512 = 512 bajtów</text:p>
            <text:p text:style-name="P19">Rozmiar sektora (logiczny/fizyczny) w bajtach: 512 / 512</text:p>
            <text:p text:style-name="P19">Rozmiar we/wy (minimalny/optymalny) w bajtach: 512 / 512</text:p>
            <text:p text:style-name="P19">Identyfikator dysku: 0x000d0b3f</text:p>
            <text:p text:style-name="P19"/>
            <text:p text:style-name="P19">Urządzenie Rozruch <text:s text:c="2"/>Początek <text:s text:c="5"/>Koniec <text:s text:c="2"/>Bloków <text:s text:c="2"/>ID <text:s/>System</text:p>
            <text:p text:style-name="P17">/dev/sdb1 <text:s text:c="11"/>2048 <text:s text:c="4"/>1050624 <text:s text:c="5"/>524288+ <text:s/>83 <text:s/>Linux</text:p>
            <text:p text:style-name="P17">/dev/sdb2 <text:s text:c="8"/>1050625 <text:s text:c="4"/>2099201 <text:s text:c="5"/>524288+ <text:s/>83 <text:s/>Linux</text:p>
            <text:p text:style-name="P19">[root@173186 śro kwi 18 20:39:09 media]# <text:span text:style-name="T5">sudo sfdisk -d /dev/sdb &gt; /media/M/sfdisk_sdb_p.bak</text:span></text:p>
            <text:p text:style-name="P19">[root@173186 śro kwi 18 20:40:25 <text:span text:style-name="T5">media]# cat /media/M/sfdisk_sdb_p.bak</text:span></text:p>
            <text:p text:style-name="P19"># partition table of /dev/sdb</text:p>
            <text:p text:style-name="P19">unit: sectors</text:p>
            <text:p text:style-name="P17"/>
            <text:p text:style-name="P17">/dev/sdb1 : start= <text:s text:c="4"/>2048, size= <text:s/>1048577, Id=83</text:p>
            <text:p text:style-name="P17">/dev/sdb2 : start= <text:s/>1050625, size= <text:s/>1048577, Id=83</text:p>
            <text:p text:style-name="P17">/dev/sdb3 : start= <text:s text:c="7"/>0, size= <text:s text:c="7"/>0, Id= 0</text:p>
            <text:p text:style-name="P17">/dev/sdb4 : start= <text:s text:c="7"/>0, size= <text:s text:c="7"/>0, Id= 0</text:p>
            <text:p text:style-name="P19">[root@173186 śro kwi 18 20:40:51 media]# <text:span text:style-name="T5">sudo vgcfgbackup -f /media/M/lvm.bak <text:s/>Volume group "VolGroupSysOp" successfully backed up.</text:span></text:p>
            <text:p text:style-name="P19"/>
            <text:p text:style-name="P17"/>
            <text:p text:style-name="P13">Formatowanie dla ewentualnego komentarza (maksymalnie 3 zdania), należy usunąć w przypadku braku komentarza.</text:p>
          </table:table-cell>
        </table:table-row>
        <table:table-row>
          <table:table-cell table:style-name="Tabela3.A1" office:value-type="string" table:protected="true">
            <text:h text:style-name="Heading_20_2" text:outline-level="2"><text:span text:style-name="T2">W założonych poprzednio partycjach logicznych dodatkowego dysku utworzyć systemy plików ext4, przy czym w jednym z nich przyjąć blok zajmujący 2 sektory i średnią wielkość </text:span><text:soft-page-break/><text:span text:style-name="T2">przechowywanych plików 4KiB, zaś w drugim odpowiednio 8 sektorów i 4MiB. W obu </text:span><text:span text:style-name="T2">utworzonych systemach plików ext4 wyłączyć rezerwacje bloków. Następnie porównać wielkość dostępnej przestrzeni składowania danych (łączny rozmiar udostępniany przez </text:span><text:span text:style-name="T2">bloki) w tak przygotowanych systemach plików. (</text:span><text:span text:style-name="Source_20_Text"><text:span text:style-name="T2">mkfs, tune2fs, mount, </text:span></text:span><text:span text:style-name="Source_20_Text"><text:span text:style-name="T2">/etc/mke2fs.conf</text:span></text:span><text:span text:style-name="T2">)</text:span></text:h>
          </table:table-cell>
        </table:table-row>
        <table:table-row>
          <table:table-cell table:style-name="Tabela3.A1" office:value-type="string">
            <text:p text:style-name="P19">[root@173186 wto maj 08 09:17:22 ~]# <text:span text:style-name="T5">sudo fdisk -l</text:span></text:p>
            <text:p text:style-name="P19"/>
            <text:p text:style-name="P19">UWAGA: Na '/dev/sda' wykryto tablicę partycji GPT (GUID Partition Table)! fdisk nie obsługuje GPT. Należy użyć GNU Parteda.</text:p>
            <text:p text:style-name="P19"/>
            <text:p text:style-name="P19">. . . </text:p>
            <text:p text:style-name="P19"/>
            <text:p text:style-name="P17">Dysk /dev/sdb: 4294 MB, bajtów: 4294967296</text:p>
            <text:p text:style-name="P19">głowic: 255, sektorów/ścieżkę: 63, cylindrów: 522, w sumie sektorów: 8388608</text:p>
            <text:p text:style-name="P19">Jednostka = sektorów, czyli 1 * 512 = 512 bajtów</text:p>
            <text:p text:style-name="P19">Rozmiar sektora (logiczny/fizyczny) w bajtach: 512 / 512</text:p>
            <text:p text:style-name="P19">Rozmiar we/wy (minimalny/optymalny) w bajtach: 512 / 512</text:p>
            <text:p text:style-name="P19">Identyfikator dysku: 0x00000000</text:p>
            <text:p text:style-name="P19"/>
            <text:p text:style-name="P19">Dysk /dev/sdb nie zawiera poprawnej tablicy partycji</text:p>
            <text:p text:style-name="P19"/>
            <text:p text:style-name="P19">. . . </text:p>
            <text:p text:style-name="P19"/>
            <text:p text:style-name="P19">Polecenie (m wyświetla pomoc): <text:span text:style-name="T5">n</text:span></text:p>
            <text:p text:style-name="P19">Typ partycji:</text:p>
            <text:p text:style-name="P19"><text:s text:c="3"/>p <text:s text:c="2"/>główna (głównych: 0, rozszerzonych: 0, wolnych: 4)</text:p>
            <text:p text:style-name="P19"><text:s text:c="3"/>e <text:s text:c="2"/>rozszerzona</text:p>
            <text:p text:style-name="P19">Wybór (domyślne p): <text:span text:style-name="T5">p</text:span></text:p>
            <text:p text:style-name="P19">Numer partycji (1-4, domyślnie 1): <text:span text:style-name="T5">1</text:span></text:p>
            <text:p text:style-name="P19">Pierwszy sektor (2048-8388607, domyślnie 2048): </text:p>
            <text:p text:style-name="P19">Przyjęto wartość domyślną <text:span text:style-name="T5">2048</text:span></text:p>
            <text:p text:style-name="P19">Ostatni sektor, +sektorów lub +rozmiar{K,M,G} (2048-8388607, domyślnie 8388607): <text:span text:style-name="T5">1050624</text:span></text:p>
            <text:p text:style-name="P19"/>
            <text:p text:style-name="P19">Polecenie (m wyświetla pomoc): <text:span text:style-name="T5">n</text:span></text:p>
            <text:p text:style-name="P19">Typ partycji:</text:p>
            <text:p text:style-name="P19"><text:s text:c="3"/>p <text:s text:c="2"/>główna (głównych: 1, rozszerzonych: 0, wolnych: 3)</text:p>
            <text:p text:style-name="P19"><text:s text:c="3"/>e <text:s text:c="2"/>rozszerzona</text:p>
            <text:p text:style-name="P19">Wybór (domyślne p): <text:span text:style-name="T5">p</text:span></text:p>
            <text:p text:style-name="P19">Numer partycji (1-4, domyślnie 2): <text:span text:style-name="T5">2</text:span></text:p>
            <text:p text:style-name="P19">Pierwszy sektor (1050625-8388607, domyślnie 1050625): </text:p>
            <text:p text:style-name="P19">Przyjęto wartość domyślną <text:span text:style-name="T5">1050625</text:span></text:p>
            <text:p text:style-name="P19">Ostatni sektor, +sektorów lub +rozmiar{K,M,G} (1050625-8388607, domyślnie 8388607): <text:span text:style-name="T5">2099201</text:span></text:p>
            <text:p text:style-name="P19"/>
            <text:p text:style-name="P17">Polecenie (m wyświetla pomoc): w</text:p>
            <text:p text:style-name="P17">Tablica partycji została zmodyfikowana!</text:p>
            <text:p text:style-name="P17"/>
            <text:p text:style-name="P17">Wywoływanie ioctl() w celu ponownego odczytu tablicy partycji.</text:p>
            <text:p text:style-name="P17">Synchronizacja dysków.</text:p>
            <text:p text:style-name="P19">[root@173186 wto maj 08 09:18:38 ~]# <text:span text:style-name="T5">sfdisk -l /dev/sdb</text:span> </text:p>
            <text:p text:style-name="P19"/>
            <text:p text:style-name="P19">Dysk /dev/sdb: cylindrów: 522, głowic: 255, sektorów na ścieżce: 63</text:p>
            <text:p text:style-name="P19">Jednostka = cylindry, czyli 8225280 bajtów, bloki 1024-bajtowe liczone od 0</text:p>
            <text:p text:style-name="P19"/>
            <text:p text:style-name="P19"><text:s text:c="2"/>Urządz.Rozr. Początek Koniec #cyl. <text:s text:c="3"/>#bloków <text:s text:c="2"/>Id <text:s/>System</text:p>
            <text:p text:style-name="P17">/dev/sdb1 <text:s text:c="9"/>0+ <text:s text:c="4"/>65- <text:s text:c="4"/>66- <text:s text:c="3"/>524288+ <text:s/>83 <text:s/>Linux</text:p>
            <text:p text:style-name="P17">/dev/sdb2 <text:s text:c="8"/>65+ <text:s text:c="3"/>130- <text:s text:c="4"/>66- <text:s text:c="3"/>524288+ <text:s/>83 <text:s/>Linux</text:p>
            <text:p text:style-name="P17">/dev/sdb3 <text:s text:c="9"/>0 <text:s text:c="6"/>- <text:s text:c="6"/>0 <text:s text:c="9"/>0 <text:s text:c="3"/>0 <text:s/>Brak</text:p>
            <text:p text:style-name="P17">/dev/sdb4 <text:s text:c="9"/>0 <text:s text:c="6"/>- <text:s text:c="6"/>0 <text:s text:c="9"/>0 <text:s text:c="3"/>0 <text:s/>Brak</text:p>
            <text:p text:style-name="P19">[root@173186 wto maj 08 09:19:22 ~]# <text:span text:style-name="T5">mkfs.ext4 -b 1024 -i 4096 -m 0 /dev/sdb1</text:span></text:p>
            <text:p text:style-name="P19">mke2fs 1.41.14 (22-Dec-2010)</text:p>
            <text:p text:style-name="P19">Etykieta systemu plików=</text:p>
            <text:p text:style-name="P19">Typ OS: Linux</text:p>
            <text:p text:style-name="P19">Rozmiar bloku=<text:span text:style-name="T5">1024</text:span> (log=0)</text:p>
            <text:p text:style-name="P19"><text:soft-page-break/>Rozmiar fragmentu=<text:span text:style-name="T5">1024</text:span> (log=0)</text:p>
            <text:p text:style-name="P19">Stride=0 bloków, szerokość Stripe=0 bloków</text:p>
            <text:p text:style-name="P17">131072 i-węzłów, 524288 bloków</text:p>
            <text:p text:style-name="P19">0 bloków (0.00%) zarezerwowanych dla superużytkownika</text:p>
            <text:p text:style-name="P17">Pierwszy blok danych=1</text:p>
            <text:p text:style-name="P19">Maksymalna liczba bloków systemu plików=67633152</text:p>
            <text:p text:style-name="P17">64 grup bloków</text:p>
            <text:p text:style-name="P17">8192 bloków w grupie, 8192 fragmentów w grupie</text:p>
            <text:p text:style-name="P17">2048 i-węzłów w grupie</text:p>
            <text:p text:style-name="P19">Kopie zapasowe superbloku zapisane w blokach: </text:p>
            <text:p text:style-name="P19"><text:tab/>8193, 24577, 40961, 57345, 73729, 204801, 221185, 401409</text:p>
            <text:p text:style-name="P19"/>
            <text:p text:style-name="P19">Zapis tablicy i-węzłów: zakończono <text:s text:c="21"/></text:p>
            <text:p text:style-name="P19">Tworzenie kroniki (16384 bloków): wykonano</text:p>
            <text:p text:style-name="P19">Zapis superbloków i podsumowania systemu plików: wykonano</text:p>
            <text:p text:style-name="P19"/>
            <text:p text:style-name="P19">Ten system plików będzie automatycznie sprawdzany co każde 28 montowań</text:p>
            <text:p text:style-name="P19">lub co 180 dni, zależnie co nastąpi pierwsze. Można to zmienić poprzez</text:p>
            <text:p text:style-name="P19">tune2fs -c lub -i.</text:p>
            <text:p text:style-name="P19">[root@173186 wto maj 08 09:19:38 ~]# <text:span text:style-name="T5">mkfs.ext4 -b 4096 -i 4194304 -m 0 /dev/sdb2</text:span></text:p>
            <text:p text:style-name="P19">mke2fs 1.41.14 (22-Dec-2010)</text:p>
            <text:p text:style-name="P19">Etykieta systemu plików=</text:p>
            <text:p text:style-name="P19">Typ OS: Linux</text:p>
            <text:p text:style-name="P19">Rozmiar bloku=<text:span text:style-name="T5">4096</text:span> (log=2)</text:p>
            <text:p text:style-name="P19">Rozmiar fragmentu=<text:span text:style-name="T5">4096</text:span> (log=2)</text:p>
            <text:p text:style-name="P19">Stride=0 bloków, szerokość Stripe=0 bloków</text:p>
            <text:p text:style-name="P17">128 i-węzłów, 131072 bloków</text:p>
            <text:p text:style-name="P19">0 bloków (0.00%) zarezerwowanych dla superużytkownika</text:p>
            <text:p text:style-name="P17">Pierwszy blok danych=0</text:p>
            <text:p text:style-name="P19">Maksymalna liczba bloków systemu plików=134217728</text:p>
            <text:p text:style-name="P17">4 grup bloków</text:p>
            <text:p text:style-name="P17">32768 bloków w grupie, 32768 fragmentów w grupie</text:p>
            <text:p text:style-name="P17">32 i-węzłów w grupie</text:p>
            <text:p text:style-name="P19">Kopie zapasowe superbloku zapisane w blokach: </text:p>
            <text:p text:style-name="P19"><text:tab/>32768, 98304</text:p>
            <text:p text:style-name="P19"/>
            <text:p text:style-name="P19">Zapis tablicy i-węzłów: zakończono <text:s text:c="21"/></text:p>
            <text:p text:style-name="P19">Tworzenie kroniki (4096 bloków): wykonano</text:p>
            <text:p text:style-name="P19">Zapis superbloków i podsumowania systemu plików: wykonano</text:p>
            <text:p text:style-name="P19"/>
            <text:p text:style-name="P19">Ten system plików będzie automatycznie sprawdzany co każde 30 montowań</text:p>
            <text:p text:style-name="P19">lub co 180 dni, zależnie co nastąpi pierwsze. Można to zmienić poprzez</text:p>
            <text:p text:style-name="P19">tune2fs -c lub -i.</text:p>
            <text:p text:style-name="P19">[root@173186 wto maj 08 09:19:55 ~]# <text:span text:style-name="T5">tune2fs -l /dev/sdb1 | grep "Free\ b\|Block s"</text:span></text:p>
            <text:p text:style-name="P17">Free blocks: <text:s text:c="13"/>472662</text:p>
            <text:p text:style-name="P17">Block size: <text:s text:c="14"/>1024</text:p>
            <text:p text:style-name="P19">[root@173186 wto maj 08 09:20:18 ~]# <text:span text:style-name="T5">tune2fs -l /dev/sdb2 | grep "Free\ b\|Block s"</text:span></text:p>
            <text:p text:style-name="P17">Free blocks: <text:s text:c="13"/>126855</text:p>
            <text:p text:style-name="P17">Block size: <text:s text:c="14"/>4096</text:p>
            <text:p text:style-name="P19">[root@173186 wto maj 08 09:20:29 ~]# <text:span text:style-name="T5">echo -e "Laczny rozmiar udostepniany przez bloki: \n sdb1 $[962786*1024] \n sdb2 $[257503*4096]"</text:span> </text:p>
            <text:p text:style-name="P19"/>
            <text:p text:style-name="P19"><text:span text:style-name="T5">Laczny rozmiar udostepniany przez bloki</text:span>: </text:p>
            <text:p text:style-name="P17"><text:s/>sdb1 985892864 </text:p>
            <text:p text:style-name="P17"><text:s/>sdb2 1054732288</text:p>
          </table:table-cell>
        </table:table-row>
        <table:table-row>
          <table:table-cell table:style-name="Tabela3.A1" office:value-type="string" table:protected="true">
            <text:h text:style-name="Heading_20_2" text:outline-level="2"><text:span text:style-name="T2">Wykonać pełną fizyczną kopię zapasową dla danych zawartych w systemie plików zamontowanym w katalogu </text:span><text:span text:style-name="Source_20_Text"><text:span text:style-name="T2">/home</text:span></text:span><text:span text:style-name="T2"> i zlokalizowanym w wolumenie logicznym LVM. Używając wolumenu logicznego migawki LVM należy zapewnić, by wszystkie dane zawarte w kopii zapasowej były spójne w czasie (stan z jednej chwili czasu) mimo faktu, że zawartość systemu plików </text:span><text:span text:style-name="Source_20_Text"><text:span text:style-name="T2">/home</text:span></text:span><text:span text:style-name="T2"> może być zmieniana w trakcie wykonywania kopii zapasowej. (</text:span><text:span text:style-name="Source_20_Text"><text:span text:style-name="T2">dump, lvm, lvcreate</text:span></text:span><text:span text:style-name="T2">)</text:span></text:h>
          </table:table-cell>
        </table:table-row>
        <table:table-row>
          <table:table-cell table:style-name="Tabela3.A1" office:value-type="string">
            <text:p text:style-name="P20">[root@173186 śro kwi 18 20:52:22 ~]# <text:span text:style-name="T5">lvcreate -s -L 256M -n LogVolHomeMigawa </text:span><text:span text:style-name="T5">/dev/VolGroupSysOp/LogVolHome</text:span></text:p>
            <text:p text:style-name="P21"><text:s text:c="2"/>Logical volume "LogVolHomeMigawa" created</text:p>
            <text:p text:style-name="P20"><text:soft-page-break/></text:p>
            <text:p text:style-name="P20">[root@173186 śro kwi 18 16:57:47 ~]# mount /dev/VolGroupSysOp/LogVolMigawkaHome</text:p>
            <text:p text:style-name="P20">mount: nie znaleziono /dev/VolGroupSysOp/LogVolMigawkaHome w /etc/fstab ani /etc/mtab</text:p>
            <text:p text:style-name="P20">[root@173186 śro kwi 18 20:53:26 ~]# <text:span text:style-name="T5">fdisk -l /dev/VolGroupSysOp/LogVolHomeMigawa 2&gt;/dev/null | grep Migawa:</text:span></text:p>
            <text:p text:style-name="P20">Dysk /dev/VolGroupSysOp/<text:span text:style-name="T5">LogVolHomeMigawa</text:span>: 1073 MB, bajtów: 1073741824</text:p>
            <text:p text:style-name="P20">[root@173186 śro kwi 18 20:55:32 ~]# <text:span text:style-name="T5">lvdisplay /dev/VolGroupSysOp/LogVolHomeMigawa</text:span></text:p>
            <text:p text:style-name="P20"><text:s text:c="2"/>--- Logical volume ---</text:p>
            <text:p text:style-name="P20"><text:s text:c="2"/>LV Name <text:s text:c="15"/>/dev/VolGroupSysOp/LogVolHomeMigawa</text:p>
            <text:p text:style-name="P20"><text:s text:c="2"/>VG Name <text:s text:c="15"/>VolGroupSysOp</text:p>
            <text:p text:style-name="P20"><text:s text:c="2"/>LV UUID <text:s text:c="15"/>jKuhif-31b1-1cKI-3X9m-0nEU-jCYb-NwMX0a</text:p>
            <text:p text:style-name="P20"><text:s text:c="2"/>LV Write Access <text:s text:c="7"/>read/write</text:p>
            <text:p text:style-name="P20"><text:s text:c="2"/>LV snapshot status <text:s text:c="4"/>active destination for /dev/VolGroupSysOp/LogVolHome</text:p>
            <text:p text:style-name="P20"><text:s text:c="2"/>LV Status <text:s text:c="13"/>available</text:p>
            <text:p text:style-name="P20"><text:s text:c="2"/># open <text:s text:c="16"/>0</text:p>
            <text:p text:style-name="P20"><text:s text:c="2"/>LV Size <text:s text:c="15"/>1,00 GiB</text:p>
            <text:p text:style-name="P20"><text:s text:c="2"/>Current LE <text:s text:c="12"/>32</text:p>
            <text:p text:style-name="P20"><text:s text:c="2"/>COW-table size <text:s text:c="8"/>256,00 MiB</text:p>
            <text:p text:style-name="P20"><text:s text:c="2"/>COW-table LE <text:s text:c="10"/>8</text:p>
            <text:p text:style-name="P20"><text:s text:c="2"/>Allocated to snapshot <text:s/>0,00% </text:p>
            <text:p text:style-name="P20"><text:s text:c="2"/>Snapshot chunk size <text:s text:c="3"/>4,00 KiB</text:p>
            <text:p text:style-name="P20"><text:s text:c="2"/>Segments <text:s text:c="14"/>1</text:p>
            <text:p text:style-name="P20"><text:s text:c="2"/>Allocation <text:s text:c="12"/>inherit</text:p>
            <text:p text:style-name="P20"><text:s text:c="2"/>Read ahead sectors <text:s text:c="4"/>auto</text:p>
            <text:p text:style-name="P20"><text:s text:c="2"/>- currently set to <text:s text:c="4"/>256</text:p>
            <text:p text:style-name="P20"><text:s text:c="2"/>Block device <text:s text:c="10"/>253:5</text:p>
            <text:p text:style-name="P20">[root@173186 śro kwi 18 21:35:19 media]# <text:span text:style-name="T5">ls -l</text:span></text:p>
            <text:p text:style-name="P20">razem 6</text:p>
            <text:p text:style-name="P20">drwx------. 9 filip filip 4096 1970-01-01 <text:s/><text:span text:style-name="T5">M</text:span></text:p>
            <text:p text:style-name="P20">dr-xr-xr-x. 4 filip filip 2048 03-14 18:58 VBOXADDITIONS_4.1.10_76836</text:p>
            <text:p text:style-name="P22">[root@173186 śro kwi 18 22:00:41 M]# <text:span text:style-name="T5">dump 0 -f backup.dump /home</text:span></text:p>
            <text:p text:style-name="P22"><text:s text:c="2"/>DUMP: Date of this level 0 dump: Wed Apr 18 22:01:16 2012</text:p>
            <text:p text:style-name="P22"><text:s text:c="2"/>DUMP: Dumping <text:span text:style-name="T5">/dev/mapper/VolGroupSysOp-LogVolHome (/home)</text:span> to <text:span text:style-name="T5">backup.dump</text:span></text:p>
            <text:p text:style-name="P22"><text:s text:c="2"/>DUMP: Label: none</text:p>
            <text:p text:style-name="P22"><text:s text:c="2"/>DUMP: Writing 10 Kilobyte records</text:p>
            <text:p text:style-name="P22"><text:s text:c="2"/>DUMP: mapping (Pass I) [regular files]</text:p>
            <text:p text:style-name="P22"><text:s text:c="2"/>DUMP: mapping (Pass II) [directories]</text:p>
            <text:p text:style-name="P22"><text:s text:c="2"/>DUMP: estimated 76157 blocks.</text:p>
            <text:p text:style-name="P22"><text:s text:c="2"/>DUMP: Volume 1 started with block 1 at: Wed Apr 18 22:01:17 2012</text:p>
            <text:p text:style-name="P22"><text:s text:c="2"/>DUMP: dumping (Pass III) [directories]</text:p>
            <text:p text:style-name="P22"><text:s text:c="2"/>DUMP: dumping (Pass IV) [regular files]</text:p>
            <text:p text:style-name="P22"><text:s text:c="2"/>DUMP: Closing backup.dump</text:p>
            <text:p text:style-name="P22"><text:s text:c="2"/>DUMP: Volume 1 completed at: Wed Apr 18 22:01:37 2012</text:p>
            <text:p text:style-name="P22"><text:s text:c="2"/>DUMP: Volume 1 76880 blocks (75.08MB)</text:p>
            <text:p text:style-name="P22"><text:s text:c="2"/>DUMP: Volume 1 took 0:00:20</text:p>
            <text:p text:style-name="P22"><text:s text:c="2"/>DUMP: Volume 1 transfer rate: 3844 kB/s</text:p>
            <text:p text:style-name="P22"><text:s text:c="2"/>DUMP: 76880 blocks (75.08MB) on 1 volume(s)</text:p>
            <text:p text:style-name="P22"><text:s text:c="2"/>DUMP: finished in 15 seconds, throughput 5125 kBytes/sec</text:p>
            <text:p text:style-name="P22"><text:s text:c="2"/>DUMP: Date of this level 0 dump: Wed Apr 18 22:01:16 2012</text:p>
            <text:p text:style-name="P22"><text:s text:c="2"/>DUMP: Date this dump completed: <text:s/>Wed Apr 18 22:01:37 2012</text:p>
            <text:p text:style-name="P22"><text:s text:c="2"/>DUMP: Average transfer rate: 3844 kB/s</text:p>
            <text:p text:style-name="P22"><text:s text:c="2"/>DUMP: <text:span text:style-name="T5">DUMP IS DONE</text:span></text:p>
            <text:p text:style-name="P21">[root@173186 śro kwi 18 22:01:37 M]# ls -l</text:p>
            <text:p text:style-name="P22">razem 76932</text:p>
            <text:p text:style-name="P22">drwx------. <text:s/>4 filip filip <text:s text:c="4"/>4096 03-25 17:27 architektura</text:p>
            <text:p text:style-name="P21">-rw-r--r--. <text:s/>1 filip filip 78725120 04-18 22:01 backup.dump</text:p>
            <text:p text:style-name="P22">{. . .}</text:p>
            <text:p text:style-name="P21">[root@173186 śro kwi 18 22:02:37 M]# </text:p>
          </table:table-cell>
        </table:table-row>
        <table:table-row>
          <table:table-cell table:style-name="Tabela3.A1" office:value-type="string" table:protected="true">
            <text:h text:style-name="Heading_20_2" text:outline-level="2"><text:span text:style-name="T2">Odtworzyć zawartość kopii zapasowej utworzonej narzędziem </text:span><text:span text:style-name="Source_20_Text"><text:span text:style-name="T2">dump</text:span></text:span><text:span text:style-name="T2"> w systemie plików ext4 na partycji logicznej dodatkowego dysku. Następnie należy udostępnić zawartość </text:span><text:span text:style-name="T2">odtworzonego systemu plików równocześnie w dwóch katalogach </text:span><text:span text:style-name="Source_20_Text"><text:span text:style-name="T2">/mnt/kopia</text:span></text:span><text:span text:style-name="T2"> i </text:span><text:span text:style-name="Source_20_Text"><text:span text:style-name="T2">/root/fs</text:span></text:span><text:span text:style-name="T2"> w trybie zapis/odczyt. (</text:span><text:span text:style-name="Source_20_Text"><text:span text:style-name="T2">restore, mount</text:span></text:span><text:span text:style-name="T2">)</text:span></text:h>
          </table:table-cell>
        </table:table-row>
        <table:table-row>
          <table:table-cell table:style-name="Tabela3.A1" office:value-type="string">
            <text:p text:style-name="P15">[root@173186 śro kwi 18 21:50:02 ~]# <text:span text:style-name="T5">cd /media</text:span></text:p>
            <text:p text:style-name="P15">[root@173186 śro kwi 18 21:50:15 media]# <text:span text:style-name="T5">cd 6738adb2-fbfe-4aba-894c-4689f6d23898</text:span></text:p>
            <text:p text:style-name="P15"><text:soft-page-break/>[root@173186 śro kwi 18 21:50:20 6738adb2-fbfe-4aba-894c-4689f6d23898]# <text:span text:style-name="T5">restore -rf </text:span><text:span text:style-name="T5">/media/M/BACKUP.dump</text:span></text:p>
            <text:p text:style-name="P15">restore: ./lost+found: File exists</text:p>
            <text:p text:style-name="P15">restore: ./tytus: No space left on device</text:p>
            <text:p text:style-name="P15">restore: ./tytus/.mozilla: No such file or directory</text:p>
            <text:p text:style-name="P15">(. . . )</text:p>
            <text:p text:style-name="P15">restore: ./atomek/.local/share/icc: No such file or directory</text:p>
            <text:p text:style-name="P15">restore: ./atomek/.abrt: No such file or directory</text:p>
            <text:p text:style-name="P17">restore: fopen: No space left on device</text:p>
            <text:p text:style-name="P15">cannot create save file ./restoresymtable for symbol table</text:p>
            <text:p text:style-name="P15">abort? [yn] n</text:p>
            <text:p text:style-name="P15">Naruszenie ochrony pamięci (core dumped)</text:p>
            <text:p text:style-name="P15">[root@173186 śro kwi 18 21:50:34 6738adb2-fbfe-4aba-894c-4689f6d23898]# <text:span text:style-name="T5">restore -rf /media/M/BACKUP.dump</text:span></text:p>
            <text:p text:style-name="P15">restore: cannot create directory temporary /tmp//rstdir1334777842: File exists</text:p>
            <text:p text:style-name="P17"/>
            <text:p text:style-name="P17"/>
            <text:p text:style-name="P15"/>
            <text:p text:style-name="P15"/>
            <text:p text:style-name="P13"/>
          </table:table-cell>
        </table:table-row>
        <table:table-row>
          <table:table-cell table:style-name="Tabela3.A1" office:value-type="string" table:protected="true">
            <text:h text:style-name="P28" text:outline-level="2"><text:span text:style-name="T2">Przeprowadzić pełne sprawdzenie spójności struktur wybranego systemu plików ext4 (w pięciu etapach). Zaprezentować grupy zasobów w wybranym systemie plików ext4. (</text:span><text:span text:style-name="Source_20_Text"><text:span text:style-name="T2">fsck, ./lost+found, dumpe2fs, filefrag)</text:span></text:span></text:h>
          </table:table-cell>
        </table:table-row>
        <table:table-row>
          <table:table-cell table:style-name="Tabela3.A1" office:value-type="string">
            <text:p text:style-name="P15">[root@173186 śro kwi 18 20:58:35 ~]# <text:span text:style-name="T5">fsck.ext4 -f /dev/sdb1</text:span></text:p>
            <text:p text:style-name="P15">e2fsck 1.41.14 (22-Dec-2010)</text:p>
            <text:p text:style-name="P15">Przebieg 1: Sprawdzanie i-węzłów, bloków i rozmiarów</text:p>
            <text:p text:style-name="P15">Przebieg 2: Sprawdzanie struktury katalogów</text:p>
            <text:p text:style-name="P15">Przebieg 3: Sprawdzanie łączności katalogów</text:p>
            <text:p text:style-name="P15">Przebieg 4: Sprawdzanie liczników odwołań</text:p>
            <text:p text:style-name="P15">Przebieg 5: Sprawdzanie sumarycznych informacji o grupach</text:p>
            <text:p text:style-name="P15">/dev/sdb1: 11/128 plików (0.0% nieciągłych), 4217/131072 bloków</text:p>
            <text:p text:style-name="P15">[root@173186 śro kwi 18 21:00:16 ~]# <text:span text:style-name="T5">dumpe2fs /dev/sdb1 | grep -i gru | head</text:span></text:p>
            <text:p text:style-name="P15">dumpe2fs 1.41.14 (22-Dec-2010)</text:p>
            <text:p text:style-name="P15">Grupa 0: (Bloki 0-32767)</text:p>
            <text:p text:style-name="P15"><text:s text:c="2"/>Główny superblok pod 0, Deskryptory grup pod 1-1</text:p>
            <text:p text:style-name="P15">Grupa 1: (Bloki 32768-65535) [INODE_UNINIT]</text:p>
            <text:p text:style-name="P15"><text:s text:c="2"/>Zapasowy superblok pod 32768, Deskryptory grup pod 32769-32769</text:p>
            <text:p text:style-name="P15">Grupa 2: (Bloki 65536-98303) [INODE_UNINIT]</text:p>
            <text:p text:style-name="P15">Grupa 3: (Bloki 98304-131071) [INODE_UNINIT]</text:p>
            <text:p text:style-name="P15"><text:s text:c="2"/>Zapasowy superblok pod 98304, Deskryptory grup pod 98305-98305</text:p>
            <text:p text:style-name="P15"/>
            <text:p text:style-name="P13">Formatowanie dla ewentualnego komentarza (maksymalnie 3 zdania), należy usunąć w przypadku braku komentarza.</text:p>
          </table:table-cell>
        </table:table-row>
      </table:table>
      <table:table table:name="Tabela4" table:style-name="Tabela4">
        <table:table-column table:style-name="Tabela4.A"/>
        <table:table-row>
          <table:table-cell table:style-name="Tabela4.A1" office:value-type="string" table:protected="true">
            <text:h text:style-name="Heading_20_1" text:outline-level="1">(Pozostałe: max. 7pkt.) Wydajność realizacji operacji I/O, efektywne wykorzystanie przestrzeni składowania danych.</text:h>
          </table:table-cell>
        </table:table-row>
        <table:table-row>
          <table:table-cell table:style-name="Tabela4.A20" office:value-type="string" table:protected="true">
            <text:h text:style-name="Heading_20_2" text:outline-level="2">(max. 1pkt.) Należy porównać wydajność pracy utworzonego systemu plików w trybie synchronicznym i asynchronicznym. Powtórzyć test przyjmując różne rozmiary tworzonych plików. W trakcie każdego testu należy przedstawić długość kolejki zgłoszonych do realizacji operacji I/O, przyjmując jako okres próbkowania 1 sekundę. (<text:span text:style-name="Source_20_Text">dd, mount, sync, iostat</text:span>)</text:h>
          </table:table-cell>
        </table:table-row>
        <table:table-row>
          <table:table-cell table:style-name="Tabela4.A21" office:value-type="string">
            <text:p text:style-name="P15">Formatow<text:span text:style-name="T3">a</text:span>nie dla wymaganego listingu.</text:p>
            <text:p text:style-name="P13">Formatowanie dla ewentualnego komentarza (maksymalnie 3 zdania), należy usunąć w przypadku braku komentarza.</text:p>
          </table:table-cell>
        </table:table-row>
        <table:table-row>
          <table:table-cell table:style-name="Tabela4.A20" office:value-type="string" table:protected="true">
            <text:h text:style-name="Heading_20_2" text:outline-level="2">(max. 1pkt.) Zaprezentować różnicę w wydajności systemu plików ext4 działającego zgodnie z uporządkowanym (ordered) a następnie pełnym (journal) trybem pracy kroniki. W obu przypadkach należy jawnie włączyć bariery zapisu poprzez odpowiednią opcję montowania. (<text:span text:style-name="Source_20_Text">dd, mount, /proc/mounts</text:span>)</text:h>
          </table:table-cell>
        </table:table-row>
        <table:table-row>
          <table:table-cell table:style-name="Tabela4.A21" office:value-type="string">
            <text:p text:style-name="P15">Formatow<text:span text:style-name="T3">a</text:span>nie dla wymaganego listingu.</text:p>
            <text:p text:style-name="P13">Formatowanie dla ewentualnego komentarza (maksymalnie 3 zdania), należy usunąć w przypadku braku komentarza.</text:p>
          </table:table-cell>
        </table:table-row>
        <table:table-row>
          <table:table-cell table:style-name="Tabela4.A20" office:value-type="string" table:protected="true">
            <text:h text:style-name="Heading_20_2" text:outline-level="2">(max. 1pkt.) Należy przedstawić zakres ochrony dla każdego uprawnienia specjalnego <text:span text:style-name="Source_20_Text">SGID</text:span> i <text:span text:style-name="Source_20_Text">Sticky</text:span> nadanego dla katalogu, przy czym zakres ochrony określa, jakie operacje są dozwolone po nadaniu uprawnienia. (<text:span text:style-name="Source_20_Text">chmod, touch</text:span>)</text:h>
          </table:table-cell>
        </table:table-row>
        <table:table-row>
          <table:table-cell table:style-name="Tabela4.A21" office:value-type="string">
            <text:p text:style-name="P19">[root@173186 śro kwi 18 22:39:09 /]# <text:span text:style-name="T5">touch plik.txt</text:span></text:p>
            <text:p text:style-name="P19">[root@173186 śro kwi 18 22:39:29 /]# <text:span text:style-name="T5">chown filip:operatorzy plik.txt</text:span></text:p>
            <text:p text:style-name="P19">[root@173186 śro kwi 18 22:39:43 /]# ls -l</text:p>
            <text:p text:style-name="P19">razem 12382</text:p>
            <text:p text:style-name="P19">. . .</text:p>
            <text:p text:style-name="P17">-rw-r--r--. <text:s text:c="2"/>1 filip operatorzy <text:s text:c="7"/>0 04-18 22:39 plik.txt</text:p>
            <text:p text:style-name="P19">. . .</text:p>
            <text:p text:style-name="P19">[filip@173186 śro kwi 18 22:40:04 /]$ su -</text:p>
            <text:p text:style-name="P19">[root@173186 śro kwi 18 22:40:13 ~]# cd /</text:p>
            <text:p text:style-name="P19">[root@173186 śro kwi 18 22:40:16 /]# chmod 1777 plik.txt</text:p>
            <text:p text:style-name="P19">[root@173186 śro kwi 18 22:40:52 /]# ls -l</text:p>
            <text:p text:style-name="P19">razem 12382</text:p>
            <text:p text:style-name="P19">. . .</text:p>
            <text:p text:style-name="P17">-rwxrwxrw<text:span text:style-name="T7">t</text:span>. <text:s text:c="2"/>1 filip operatorzy <text:s text:c="7"/>0 04-18 22:39 plik.txt</text:p>
            <text:p text:style-name="P19">. . .</text:p>
            <text:p text:style-name="P19">PRZELOGOWANIE URZYTKOWNIKA NA TYTUS:</text:p>
            <text:p text:style-name="P19">$ rm plik.txt</text:p>
            <text:p text:style-name="P19">rm: nie można usunąć `plik.txt': Brak dostępu</text:p>
            <text:p text:style-name="P19">MIMO UPRAWNIEŃ DLA WSZYSKICH URZYTKOWNIKOW TYTUS NIE MOZE USUNAC PLIKU.</text:p>
            <text:p text:style-name="P19">- - - - </text:p>
            <text:p text:style-name="P19">[root@173186 śro kwi 18 23:02:25 /]# <text:span text:style-name="T5">chmod 2444 plik.txt</text:span></text:p>
            <text:p text:style-name="P19">[root@173186 śro kwi 18 23:02:26 /]# <text:span text:style-name="T5">stat plik.txt</text:span></text:p>
            <text:p text:style-name="P19"><text:s text:c="2"/>Plik: `<text:span text:style-name="T5">plik.txt</text:span>'</text:p>
            <text:p text:style-name="P19"><text:s text:c="2"/>rozmiar: 0 <text:s text:c="8"/><text:tab/>bloków: 0 <text:s text:c="9"/>bloki I/O: 4096 <text:s text:c="2"/>pusty zwykły plik</text:p>
            <text:p text:style-name="P19">Urządzenie: fd01h/64769d<text:tab/>inody: 8367 <text:s text:c="7"/>dowiązań: 1</text:p>
            <text:p text:style-name="P19">Dostęp: (<text:span text:style-name="T5">2444</text:span>/<text:span text:style-name="T5">-r--r-Sr--</text:span>) <text:s/>Uid: ( <text:s text:c="3"/>0/ <text:s text:c="3"/>root) <text:s text:c="2"/>Gid: ( <text:s text:c="3"/>0/ <text:s text:c="3"/>root)</text:p>
            <text:p text:style-name="P19">{. . . }</text:p>
            <text:p text:style-name="P19">[root@173186 śro kwi 18 23:16:48 /]# <text:span text:style-name="T5">mkdir foldek</text:span></text:p>
            <text:p text:style-name="P19">[root@173186 śro kwi 18 23:17:53 /]# <text:span text:style-name="T5">ls -l</text:span></text:p>
            <text:p text:style-name="P19">razem 12390</text:p>
            <text:p text:style-name="P19">[...]</text:p>
            <text:p text:style-name="P17">drwxr-xr-x. <text:s text:c="2"/>2 root root <text:s text:c="4"/>4096 04-18 23:16 foldek</text:p>
            <text:p text:style-name="P19">[…]</text:p>
            <text:p text:style-name="P19">[root@173186 śro kwi 18 23:17:55 /]# <text:span text:style-name="T5">chmod 2444 foldek</text:span></text:p>
            <text:p text:style-name="P19">[root@173186 śro kwi 18 23:21:13 /]# <text:span text:style-name="T5">ls -l</text:span></text:p>
            <text:p text:style-name="P19">razem 12390</text:p>
            <text:p text:style-name="P19">[...]</text:p>
            <text:p text:style-name="P17">dr--r-Sr--. <text:s text:c="2"/>2 root root <text:s text:c="4"/>4096 04-18 23:16 foldek</text:p>
            <text:p text:style-name="P17"><text:soft-page-break/>[…]</text:p>
            <text:p text:style-name="P19">[root@173186 śro kwi 18 23:21:15 /]# <text:span text:style-name="T5">cd foldek</text:span></text:p>
            <text:p text:style-name="P19">[root@173186 śro kwi 18 23:23:32 foldek]# <text:span text:style-name="T5">touch plik.txt</text:span></text:p>
            <text:p text:style-name="P19">[root@173186 śro kwi 18 23:23:39 foldek]# <text:span text:style-name="T5">ls -l</text:span></text:p>
            <text:p text:style-name="P19">razem 0</text:p>
            <text:p text:style-name="P17">-rw-r--r--. 1 root root 0 04-18 23:23 plik.txt</text:p>
            <text:p text:style-name="P19"/>
            <text:p text:style-name="P19">[root@173186 śro kwi 18 23:33:19 /]# <text:span text:style-name="T5">chmod 2751 foldek</text:span></text:p>
            <text:p text:style-name="P19">[root@173186 śro kwi 18 23:33:55 /]# <text:span text:style-name="T5">ls -l</text:span></text:p>
            <text:p text:style-name="P19">razem 12390</text:p>
            <text:p text:style-name="P19">...</text:p>
            <text:p text:style-name="P19">drwxr-xr-x. 103 root <text:s/>root <text:s text:c="10"/>4096 04-18 21:17 etc</text:p>
            <text:p text:style-name="P17">drwsr-s--x. <text:s text:c="2"/>2 filip operatorzy <text:s text:c="4"/>4096 04-18 23:27 foldek</text:p>
            <text:p text:style-name="P19">drwxr-xr-x. <text:s text:c="2"/>7 root <text:s/>root <text:s text:c="10"/>4096 04-18 16:21 home</text:p>
            <text:p text:style-name="P19">...</text:p>
            <text:p text:style-name="P19">[filip@173186 śro kwi 18 23:34:15 /]$ <text:span text:style-name="T5">cd /</text:span></text:p>
            <text:p text:style-name="P19">[filip@173186 śro kwi 18 23:34:17 /]$ <text:span text:style-name="T5">cd foldek</text:span></text:p>
            <text:p text:style-name="P19">[filip@173186 śro kwi 18 23:34:21 foldek]$ <text:span text:style-name="T5">touch costam</text:span></text:p>
            <text:p text:style-name="P19">[filip@173186 śro kwi 18 23:34:25 foldek]$ <text:span text:style-name="T5">ls -l</text:span></text:p>
            <text:p text:style-name="P19">razem 0</text:p>
            <text:p text:style-name="P17">-rw-rw-r--. 1 filip operatorzy 0 04-18 23:34 costam</text:p>
            <text:p text:style-name="P17">-rw-r--r--. 1 root <text:s/>operatorzy 0 04-18 23:27 plik2</text:p>
            <text:p text:style-name="P17">-rw-r--r--. 1 filip operatorzy 0 04-18 23:23 plik.txt</text:p>
            <text:p text:style-name="P19"/>
            <text:p text:style-name="P19"/>
            <text:p text:style-name="P14">Formatowanie dla ewentualnego komentarza (maksymalnie 3 zdania), należy usunąć w przypadku braku komentarza.</text:p>
          </table:table-cell>
        </table:table-row>
        <table:table-row>
          <table:table-cell table:style-name="Tabela4.A20" office:value-type="string" table:protected="true">
            <text:h text:style-name="Heading_20_2" text:outline-level="2">(max. 1pkt.) Wykazać, że możliwe jest istnienie pustego katalogu w systemie plików o rozmiarze przynajmniej 512KiB. (<text:span text:style-name="Source_20_Text">mkdir, touch, df, du, stat</text:span>)</text:h>
          </table:table-cell>
        </table:table-row>
        <table:table-row>
          <table:table-cell table:style-name="Tabela4.A21" office:value-type="string">
            <text:p text:style-name="P17"/>
            <text:p text:style-name="P15"><text:span text:style-name="T3">[filip@173186 czw kwi 19 20:48:55 TenTego]$</text:span> <text:span text:style-name="T5">for i in `seq 1 10000`; do touch "ta$i"; </text:span></text:p>
            <text:p text:style-name="P17">done</text:p>
            <text:p text:style-name="P15">[<text:span text:style-name="T3">filip@173186 czw kwi 19 21:00:39</text:span> Tentego]$ <text:span text:style-name="T5">ls | tail </text:span></text:p>
            <text:p text:style-name="P17">ta9990 </text:p>
            <text:p text:style-name="P17">ta9991 </text:p>
            <text:p text:style-name="P17">ta9992 </text:p>
            <text:p text:style-name="P17">ta9993 </text:p>
            <text:p text:style-name="P17">ta9994 </text:p>
            <text:p text:style-name="P17">ta9995 </text:p>
            <text:p text:style-name="P17">ta9996 </text:p>
            <text:p text:style-name="P17">ta9997 </text:p>
            <text:p text:style-name="P17">ta9998 </text:p>
            <text:p text:style-name="P17">ta9999 </text:p>
            <text:p text:style-name="P15">[<text:span text:style-name="T3">filip@173186 czw kwi 19 21:02:45</text:span> TenTego]$ <text:span text:style-name="T5">ls -l /home/filip/TenTego/ | wc -l </text:span></text:p>
            <text:p text:style-name="P17">9999</text:p>
            <text:p text:style-name="P15">[<text:span text:style-name="T3">filip@173186 czw kwi 19 21:03:59</text:span> TenTego]$ <text:span text:style-name="T5">du -h</text:span> </text:p>
            <text:p text:style-name="P17">552K<text:tab/>. </text:p>
            <text:p text:style-name="P15">[<text:span text:style-name="T3">filip@173186 czw kwi 19 21:04:39</text:span> ~]$ <text:span text:style-name="T5">rm TenTego/* </text:span></text:p>
            <text:p text:style-name="P15">[<text:span text:style-name="T3">filip@173186 czw kwi 19 20:05:13</text:span> ~]$ <text:span text:style-name="T5">cd TenTego/</text:span> </text:p>
            <text:p text:style-name="P15">[<text:span text:style-name="T3">filip@173186 czw kwi 19 20:05:25</text:span> TenTego]$ <text:span text:style-name="T5">ls</text:span><text:tab/></text:p>
            <text:p text:style-name="P15">[<text:span text:style-name="T3">filip@173186 czw kwi 19 21:05:49</text:span> TenTego]$ <text:span text:style-name="T5">du -h </text:span></text:p>
            <text:p text:style-name="P15"><text:span text:style-name="T5">552K<text:tab/>.</text:span> </text:p>
            <text:p text:style-name="P15">[<text:span text:style-name="T3">filip@173186 czw kwi 19 21:38:39</text:span> TenTego]$ ls -ld . </text:p>
            <text:p text:style-name="P15">drwx------. 2 filip filip 557056 04-19 <text:span text:style-name="T3">21:23</text:span> . </text:p>
            <text:p text:style-name="P15">[<text:span text:style-name="T3">filip@173186 czw kwi 19 21:35:23</text:span> TenTego]$ stat . </text:p>
            <text:p text:style-name="P15"><text:s text:c="2"/>Plik: `.' </text:p>
            <text:p text:style-name="P15"><text:s text:c="2"/>rozmiar: 557056 <text:s text:c="3"/><text:tab/>bloków: 1096 <text:s text:c="6"/>bloki I/O: 4096 <text:s text:c="2"/>katalog </text:p>
            <text:p text:style-name="P15">Urządzenie: fd06h/64774d<text:tab/>inody: 463 <text:s text:c="8"/>dowiązań: 2 </text:p>
            <text:p text:style-name="P15">Dostęp: (0700/drwx------) <text:s/>Uid: ( 1000/ <text:s/>filip) <text:s text:c="2"/>Gid: ( 1000/ <text:s/>filip) </text:p>
            <text:p text:style-name="P15">Kontekst: unconfined_u:object_r:user_home_t:s0 </text:p>
            <text:p text:style-name="P15">Dostęp: <text:s text:c="5"/>2012-04-19 <text:span text:style-name="T3">21:38:39</text:span>.660417544 +0200 </text:p>
            <text:p text:style-name="P15">Modyfikacja: 2012-04-19 <text:span text:style-name="T3">21:23:39</text:span>.816761456 +0200 </text:p>
            <text:p text:style-name="P15">Zmiana: <text:s text:c="5"/>2012-04-19 <text:span text:style-name="T3">21:23:39</text:span>.816761456 +0200 </text:p>
            <text:p text:style-name="P19">Utworzenie: <text:s/>- </text:p>
            <text:p text:style-name="P14">Formatowanie dla ewentualnego komentarza (maksymalnie 3 zdania), należy usunąć w przypadku braku komentarza.</text:p>
          </table:table-cell>
        </table:table-row>
        <text:soft-page-break/>
        <table:table-row>
          <table:table-cell table:style-name="Tabela4.A20" office:value-type="string" table:protected="true">
            <text:h text:style-name="Heading_20_2" text:outline-level="2">(max. 1pkt.) Należy zwiększyć liczbę dostępnych jednostek alokacji dla grupy wolumenów LVM poprzez dodanie kolejnego wolumenu fizycznego zlokalizowanego w partycji podstawowej dodatkowego dysku dodanego wcześniej do maszyny wirtualnej. (<text:span text:style-name="Source_20_Text">fdisk, lvm, pvcreate, pvs, pvdisplay, vgextend, vgs, vgdisplay</text:span>)</text:h>
          </table:table-cell>
        </table:table-row>
        <table:table-row>
          <table:table-cell table:style-name="Tabela4.A21" office:value-type="string">
            <text:p text:style-name="P15">Formatow<text:span text:style-name="T3">a</text:span>nie dla wymaganego listingu.</text:p>
            <text:p text:style-name="P13">Formatowanie dla ewentualnego komentarza (maksymalnie 3 zdania), należy usunąć w przypadku braku komentarza.</text:p>
          </table:table-cell>
        </table:table-row>
        <table:table-row>
          <table:table-cell table:style-name="Tabela4.A20" office:value-type="string" table:protected="true">
            <text:h text:style-name="Heading_20_2" text:outline-level="2"><text:span text:style-name="T1">(max. 1pkt.) Zapewnić automatyczne montowanie w katalogu </text:span><text:span text:style-name="Source_20_Text"><text:span text:style-name="T1">/mnt/fs</text:span></text:span><text:span text:style-name="T1"> utworzonego w wolumenie logicznym o rozmiarze min. 0,5GiB systemu plików ext4 (rozmiar bloku 4 sektory, 1 węzeł/512KiB bloków danych), wymagana konfiguracja zachowawcza (uwzględniana po restarcie systemu operacyjnego). Należy dobrać zestaw opcji montowania zakładając, że system plików ma pełnić wyłącznie funkcję magazynu danych i nie przechowuje żadnych programów. Wskazanie systemu plików nie może być wykonane poprzez nazwę urządzenia blokowego. (</text:span><text:span text:style-name="Source_20_Text"><text:span text:style-name="T1">mount, /proc/mounts, /etc/fstab, /etc/mtab, blkid, findfs</text:span></text:span><text:span text:style-name="T1">) </text:span></text:h>
          </table:table-cell>
        </table:table-row>
        <table:table-row>
          <table:table-cell table:style-name="Tabela4.A21" office:value-type="string">
            <text:p text:style-name="P15">Formatow<text:span text:style-name="T3">a</text:span>nie dla wymaganego listingu.</text:p>
            <text:p text:style-name="P13">Formatowanie dla ewentualnego komentarza (maksymalnie 3 zdania), należy usunąć w przypadku braku komentarza.</text:p>
          </table:table-cell>
        </table:table-row>
        <table:table-row>
          <table:table-cell table:style-name="Tabela4.A20" office:value-type="string" table:protected="true">
            <text:h text:style-name="Heading_20_2" text:outline-level="2">(max. 1pkt.) Zaprezentować w trakcie realizacji operacji I/O możliwość zwiększenia przestrzeni składowania danych (większa liczba wolnych bloków i węzłów) w zamontowanym systemie plików ext4 zlokalizowanym w wybranym wolumenie logicznym. (<text:span text:style-name="Source_20_Text">lvm, resize2fs</text:span>) </text:h>
          </table:table-cell>
        </table:table-row>
        <table:table-row>
          <table:table-cell table:style-name="Tabela4.A21" office:value-type="string">
            <text:p text:style-name="P15">Formatow<text:span text:style-name="T3">a</text:span>nie dla wymaganego listingu.</text:p>
            <text:p text:style-name="P13">Formatowanie dla ewentualnego komentarza (maksymalnie 3 zdania), należy usunąć w przypadku braku komentarza.</text:p>
          </table:table-cell>
        </table:table-row>
        <table:table-row>
          <table:table-cell table:style-name="Tabela4.A20" office:value-type="string" table:protected="true">
            <text:h text:style-name="Heading_20_2" text:outline-level="2">(max. 1pkt.) Zaprezentować przywrócenie danych zapisanych zgodnie z regułą COW (Copy On Write) w przestrzeni wolumenu logicznego migawki LVM na oryginalny wolumen logiczny, dla którego utworzono migawkę. W wyniku wykonanej operacji stan danych zawartych w oryginalnym wolumenie logicznym musi być identyczny jak w chwili wykonania migawki. (<text:span text:style-name="Source_20_Text">lvm, lvconvert, md5sum, sha1sum</text:span>)</text:h>
          </table:table-cell>
        </table:table-row>
        <table:table-row>
          <table:table-cell table:style-name="Tabela4.A21" office:value-type="string">
            <text:p text:style-name="P15">Formatow<text:span text:style-name="T3">a</text:span>nie dla wymaganego listingu.</text:p>
            <text:p text:style-name="P13">Formatowanie dla ewentualnego komentarza (maksymalnie 3 zdania), należy usunąć w przypadku braku komentarza.</text:p>
          </table:table-cell>
        </table:table-row>
        <table:table-row>
          <table:table-cell table:style-name="Tabela4.A20" office:value-type="string" table:protected="true">
            <text:h text:style-name="Heading_20_2" text:outline-level="2">(max. 1pkt.) Zaprezentować działanie mechanizmu ochrony - standardowej listy kontroli dostępu ACL dla regularnego pliku. Należy rozpatrzyć uprawnienia efektywne użytkownika, kiedy standardowa lista ACL zawiera wpisy z rozłącznymi zbiorami uprawnień dla dwóch grup, do których należy użytkownik nie będący właścicielem pliku. (<text:span text:style-name="Source_20_Text">ls, setfacl, getfacl, chacl</text:span>)</text:h>
          </table:table-cell>
        </table:table-row>
        <table:table-row>
          <table:table-cell table:style-name="Tabela4.A21" office:value-type="string">
            <text:p text:style-name="P15">Formatow<text:span text:style-name="T3">a</text:span>nie dla wymaganego listingu.</text:p>
            <text:p text:style-name="P13">Formatowanie dla ewentualnego komentarza (maksymalnie 3 zdania), należy usunąć w przypadku braku komentarza.</text:p>
          </table:table-cell>
        </table:table-row>
        <table:table-row>
          <table:table-cell table:style-name="Tabela4.A20" office:value-type="string" table:protected="true">
            <text:h text:style-name="Heading_20_2" text:outline-level="2">(max. 1pkt.) Zaprezentować dziedziczenie uprawnień z wykorzystaniem domyślnych list ACL. Należy wykazać wszystkie uprawnienia standardowe <text:span text:style-name="Source_20_Text">rwx</text:span>, które nigdy nie będą dziedziczone przez regularne pliki. (<text:span text:style-name="Source_20_Text">ls, setfacl, getfacl, chacl</text:span>)</text:h>
          </table:table-cell>
        </table:table-row>
        <table:table-row>
          <table:table-cell table:style-name="Tabela4.A21" office:value-type="string">
            <text:p text:style-name="P15">Formatow<text:span text:style-name="T3">a</text:span>nie dla wymaganego listingu.</text:p>
            <text:p text:style-name="P13">Formatowanie dla ewentualnego komentarza (maksymalnie 3 zdania), należy usunąć w przypadku braku komentarza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, 'Arial Unicode MS'" style:font-charset="x-symbol"/>
    <style:font-face style:name="Courier New" svg:font-family="'Courier New'" style:font-family-generic="modern" style:font-pitch="fixed"/>
    <style:font-face style:name="Courier New1" svg:font-family="'Courier New'" style:font-adornments="Normalny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Nimbus Roman No9 L" svg:font-family="'Nimbus Roman No9 L'" style:font-adornments="Pogrubion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Tahoma2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pl" style:country-asian="PL" style:font-size-complex="12pt" style:language-complex="pl" style:country-complex="PL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l" fo:country="PL" style:font-name-asian="Lucida Sans Unicode" style:font-size-asian="12pt" style:language-asian="pl" style:country-asian="PL" style:font-name-complex="Tahoma" style:font-size-complex="12pt" style:language-complex="pl" style:country-complex="P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writing-mode="lr-tb"/>
      <style:text-properties style:use-window-font-color="true" style:font-name="Times New Roman" fo:font-size="10pt" fo:language="pl" fo:country="PL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text-align="justify" style:justify-single-word="false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Lucida Sans Unicode1" style:font-size-asian="14pt" style:font-name-complex="Tahoma2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left="0cm" fo:margin-right="0.199cm" fo:margin-top="0cm" fo:margin-bottom="0.499cm" fo:text-align="center" style:justify-single-word="false" fo:text-indent="0cm" style:auto-text-indent="false" style:page-number="auto" fo:break-before="page" fo:keep-with-next="always">
        <style:tab-stops/>
      </style:paragraph-properties>
      <style:text-properties fo:font-size="14pt" fo:letter-spacing="0.071cm"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auto-update="true" style:default-outline-level="2" style:class="text" style:master-page-name="">
      <style:paragraph-properties fo:margin-top="0.101cm" fo:margin-bottom="0.101cm" fo:text-align="justify" style:justify-single-word="false" style:page-number="auto" fo:break-before="auto" fo:break-after="auto" style:shadow="none" fo:keep-with-next="always" text:number-lines="false" text:line-number="0"/>
      <style:text-properties fo:font-size="12pt" fo:font-weight="bold" style:font-size-asian="14pt" style:font-weight-asian="bold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Contents_20_Heading" style:display-name="Contents Heading" style:family="paragraph" style:parent-style-name="Header" style:class="index">
      <style:paragraph-properties fo:margin-left="0cm" fo:margin-right="0cm" fo:text-indent="0cm" style:auto-text-indent="false" text:number-lines="false" text:line-number="0"/>
      <style:text-properties style:font-name="Nimbus Roman No9 L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2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1.508cm" style:type="right" style:leader-style="dotted" style:leader-text="."/>
        </style:tab-stops>
      </style:paragraph-properties>
    </style:style>
    <style:style style:name="Listing" style:family="paragraph" style:parent-style-name="Text_20_body" style:class="text" style:master-page-name="">
      <style:paragraph-properties fo:text-align="start" style:justify-single-word="false" style:page-number="auto" fo:background-color="#e6e6ff" style:shadow="none">
        <style:tab-stops/>
        <style:background-image/>
      </style:paragraph-properties>
      <style:text-properties style:font-name="Courier New1" fo:font-size="9pt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Illustration" style:family="paragraph" style:parent-style-name="Caption" style:class="extra"/>
    <style:style style:name="Numbering_20_2" style:display-name="Numbering 2" style:family="paragraph" style:parent-style-name="List" style:class="list" style:master-page-name="">
      <style:paragraph-properties fo:margin-left="0cm" fo:margin-right="0cm" fo:margin-top="0cm" fo:margin-bottom="0.212cm" fo:text-indent="0cm" style:auto-text-indent="false" style:page-number="auto" fo:background-color="transparent" style:shadow="none">
        <style:tab-stops/>
        <style:background-image/>
      </style:paragraph-properties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er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er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er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er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er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er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Domyślna_20_czcionka_20_akapitu" style:display-name="Domyślna czcionka akapitu" style:family="text"/>
    <style:style style:name="Domyślna_20_czcionka_20_akapitu2" style:display-name="Domyślna czcionka akapitu2" style:family="text"/>
    <style:style style:name="Domyślna_20_czcionka_20_akapitu1" style:display-name="Domyślna czcionka akapitu1" style:family="text"/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." style:num-format="1">
        <style:list-level-properties text:min-label-distance="0.381cm"/>
      </text:outline-level-style>
      <text:outline-level-style text:level="2" style:num-suffix="." style:num-format="1" text:display-levels="2">
        <style:list-level-properties text:min-label-distance="0.381cm"/>
      </text:outline-level-style>
      <text:outline-level-style text:level="3" text:style-name="Numbering_20_Symbols" style:num-prefix=" " style:num-suffix=")" style:num-format="a">
        <style:list-level-properties text:min-label-distance="0.381cm"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5" style:family="table">
      <style:table-properties style:width="17.011cm" fo:margin-left="0cm" fo:margin-right="-0.011cm" table:align="margins" style:writing-mode="lr-tb"/>
    </style:style>
    <style:style style:name="Tabela5.A" style:family="table-column">
      <style:table-column-properties style:column-width="7.922cm" style:rel-column-width="30518*"/>
    </style:style>
    <style:style style:name="Tabela5.B" style:family="table-column">
      <style:table-column-properties style:column-width="7.213cm" style:rel-column-width="27786*"/>
    </style:style>
    <style:style style:name="Tabela5.C" style:family="table-column">
      <style:table-column-properties style:column-width="1.877cm" style:rel-column-width="7231*"/>
    </style:style>
    <style:style style:name="Tabela5.1" style:family="table-row">
      <style:table-row-properties style:min-row-height="0.609cm"/>
    </style:style>
    <style:style style:name="Tabela5.A1" style:family="table-cell">
      <style:table-cell-properties fo:padding="0cm" fo:border="none"/>
    </style:style>
    <style:style style:name="MP1" style:family="paragraph" style:parent-style-name="Header">
      <style:text-properties fo:font-size="10pt" style:font-size-asian="10pt" style:font-size-complex="10pt"/>
    </style:style>
    <style:style style:name="MP2" style:family="paragraph" style:parent-style-name="Header">
      <style:paragraph-properties fo:text-align="center" style:justify-single-word="false"/>
      <style:text-properties fo:font-size="10pt" style:font-size-asian="10pt" style:font-size-complex="10pt"/>
    </style:style>
    <style:style style:name="MP3" style:family="paragraph" style:parent-style-name="Header">
      <style:paragraph-properties fo:text-align="end" style:justify-single-word="false"/>
      <style:text-properties fo:font-size="10pt" style:font-size-asian="10pt" style:font-size-complex="10pt"/>
    </style:style>
    <style:style style:name="MP4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cm" fo:margin-left="2cm" fo:margin-right="2cm" style:shadow="none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36">
      <number:day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able:table table:name="Tabela5" table:style-name="Tabela5">
          <table:table-column table:style-name="Tabela5.A"/>
          <table:table-column table:style-name="Tabela5.B"/>
          <table:table-column table:style-name="Tabela5.C"/>
          <table:table-row table:style-name="Tabela5.1">
            <table:table-cell table:style-name="Tabela5.A1" office:value-type="string">
              <text:p text:style-name="MP1"><text:title>Systemy operacyjne (studia stacjonarne sem. II)</text:title></text:p>
            </table:table-cell>
            <table:table-cell table:style-name="Tabela5.A1" office:value-type="string">
              <text:p text:style-name="MP2"><text:subject>Sprawozdanie z wykonania zadania 2</text:subject><text:creator/></text:p>
            </table:table-cell>
            <table:table-cell table:style-name="Tabela5.A1" office:value-type="string">
              <text:p text:style-name="MP3"><text:date style:data-style-name="N36" text:date-value="2012-05-10T09:36:29.34">10.05.2012</text:date></text:p>
            </table:table-cell>
          </table:table-row>
        </table:table>
      </style:header>
      <style:footer>
        <text:p text:style-name="MP4"><text:page-number text:select-page="current">2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502</meta:generator>
    <dc:title>Systemy operacyjne (studia stacjonarne sem. II)</dc:title>
    <dc:subject>Sprawozdanie z wykonania zadania 2</dc:subject>
    <meta:creation-date>2012-03-01T13:59:30.72</meta:creation-date>
    <meta:editing-cycles>50</meta:editing-cycles>
    <meta:editing-duration>PT22H37M38S</meta:editing-duration>
    <meta:initial-creator>Mateusz Smoliński</meta:initial-creator>
    <dc:date>2012-05-10T09:36:29.26</dc:date>
    <meta:document-statistic meta:table-count="8" meta:image-count="0" meta:object-count="0" meta:page-count="25" meta:paragraph-count="1121" meta:word-count="8723" meta:character-count="68274" meta:non-whitespace-character-count="56717"/>
    <meta:user-defined meta:name="Info 2">sysop2012</meta:user-defined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1" VL:creator="" dc:date-time="2012-04-25T09:33:58"/>
</VL:version-list>
</file>